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_B_21930" table:style-name="ta1">
        <table:shapes>
          <draw:frame draw:z-index="0" draw:style-name="gr1" draw:text-style-name="P1" svg:width="33.8cm" svg:height="19.092cm" svg:x="4.388cm" svg:y="0.108cm">
            <draw:object draw:notify-on-update-of-ranges="27_B_21930.A1:27_B_21930.A639 27_B_21930.B1:27_B_21930.B6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3.5867657" calcext:value-type="float">
            <text:p>13,5867657</text:p>
          </table:table-cell>
          <table:table-cell office:value-type="float" office:value="18.5080133" calcext:value-type="float">
            <text:p>18,5080133</text:p>
          </table:table-cell>
        </table:table-row>
        <table:table-row table:style-name="ro1">
          <table:table-cell office:value-type="float" office:value="13.6639214" calcext:value-type="float">
            <text:p>13,6639214</text:p>
          </table:table-cell>
          <table:table-cell office:value-type="float" office:value="6.5836442" calcext:value-type="float">
            <text:p>6,5836442</text:p>
          </table:table-cell>
        </table:table-row>
        <table:table-row table:style-name="ro1">
          <table:table-cell office:value-type="float" office:value="13.6644396" calcext:value-type="float">
            <text:p>13,6644396</text:p>
          </table:table-cell>
          <table:table-cell office:value-type="float" office:value="20.1092814" calcext:value-type="float">
            <text:p>20,1092814</text:p>
          </table:table-cell>
        </table:table-row>
        <table:table-row table:style-name="ro1">
          <table:table-cell office:value-type="float" office:value="13.6750321" calcext:value-type="float">
            <text:p>13,6750321</text:p>
          </table:table-cell>
          <table:table-cell office:value-type="float" office:value="20.7419692" calcext:value-type="float">
            <text:p>20,7419692</text:p>
          </table:table-cell>
        </table:table-row>
        <table:table-row table:style-name="ro1">
          <table:table-cell office:value-type="float" office:value="13.7005447" calcext:value-type="float">
            <text:p>13,7005447</text:p>
          </table:table-cell>
          <table:table-cell office:value-type="float" office:value="20.0534886" calcext:value-type="float">
            <text:p>20,0534886</text:p>
          </table:table-cell>
        </table:table-row>
        <table:table-row table:style-name="ro1">
          <table:table-cell office:value-type="float" office:value="13.7071667" calcext:value-type="float">
            <text:p>13,7071667</text:p>
          </table:table-cell>
          <table:table-cell office:value-type="float" office:value="6.2448485" calcext:value-type="float">
            <text:p>6,2448485</text:p>
          </table:table-cell>
        </table:table-row>
        <table:table-row table:style-name="ro1">
          <table:table-cell office:value-type="float" office:value="13.7079672" calcext:value-type="float">
            <text:p>13,7079672</text:p>
          </table:table-cell>
          <table:table-cell office:value-type="float" office:value="19.0840098" calcext:value-type="float">
            <text:p>19,0840098</text:p>
          </table:table-cell>
        </table:table-row>
        <table:table-row table:style-name="ro1">
          <table:table-cell office:value-type="float" office:value="13.7335511" calcext:value-type="float">
            <text:p>13,7335511</text:p>
          </table:table-cell>
          <table:table-cell office:value-type="float" office:value="19.3803436" calcext:value-type="float">
            <text:p>19,3803436</text:p>
          </table:table-cell>
        </table:table-row>
        <table:table-row table:style-name="ro1">
          <table:table-cell office:value-type="float" office:value="13.74855" calcext:value-type="float">
            <text:p>13,74855</text:p>
          </table:table-cell>
          <table:table-cell office:value-type="float" office:value="19.7711634" calcext:value-type="float">
            <text:p>19,7711634</text:p>
          </table:table-cell>
        </table:table-row>
        <table:table-row table:style-name="ro1">
          <table:table-cell office:value-type="float" office:value="13.7679016" calcext:value-type="float">
            <text:p>13,7679016</text:p>
          </table:table-cell>
          <table:table-cell office:value-type="float" office:value="18.841743" calcext:value-type="float">
            <text:p>18,841743</text:p>
          </table:table-cell>
        </table:table-row>
        <table:table-row table:style-name="ro1">
          <table:table-cell office:value-type="float" office:value="13.793659" calcext:value-type="float">
            <text:p>13,793659</text:p>
          </table:table-cell>
          <table:table-cell office:value-type="float" office:value="19.0876313" calcext:value-type="float">
            <text:p>19,0876313</text:p>
          </table:table-cell>
        </table:table-row>
        <table:table-row table:style-name="ro1">
          <table:table-cell office:value-type="float" office:value="13.8058464" calcext:value-type="float">
            <text:p>13,8058464</text:p>
          </table:table-cell>
          <table:table-cell office:value-type="float" office:value="6.2925074" calcext:value-type="float">
            <text:p>6,2925074</text:p>
          </table:table-cell>
        </table:table-row>
        <table:table-row table:style-name="ro1">
          <table:table-cell office:value-type="float" office:value="13.8085492" calcext:value-type="float">
            <text:p>13,8085492</text:p>
          </table:table-cell>
          <table:table-cell office:value-type="float" office:value="19.7806375" calcext:value-type="float">
            <text:p>19,7806375</text:p>
          </table:table-cell>
        </table:table-row>
        <table:table-row table:style-name="ro1">
          <table:table-cell office:value-type="float" office:value="13.8237868" calcext:value-type="float">
            <text:p>13,8237868</text:p>
          </table:table-cell>
          <table:table-cell office:value-type="float" office:value="19.567847" calcext:value-type="float">
            <text:p>19,567847</text:p>
          </table:table-cell>
        </table:table-row>
        <table:table-row table:style-name="ro1">
          <table:table-cell office:value-type="float" office:value="13.8408539" calcext:value-type="float">
            <text:p>13,8408539</text:p>
          </table:table-cell>
          <table:table-cell office:value-type="float" office:value="5.325913" calcext:value-type="float">
            <text:p>5,325913</text:p>
          </table:table-cell>
        </table:table-row>
        <table:table-row table:style-name="ro1">
          <table:table-cell office:value-type="float" office:value="13.8485834" calcext:value-type="float">
            <text:p>13,8485834</text:p>
          </table:table-cell>
          <table:table-cell office:value-type="float" office:value="6.0543649" calcext:value-type="float">
            <text:p>6,0543649</text:p>
          </table:table-cell>
        </table:table-row>
        <table:table-row table:style-name="ro1">
          <table:table-cell office:value-type="float" office:value="13.8570815" calcext:value-type="float">
            <text:p>13,8570815</text:p>
          </table:table-cell>
          <table:table-cell office:value-type="float" office:value="19.9349036" calcext:value-type="float">
            <text:p>19,9349036</text:p>
          </table:table-cell>
        </table:table-row>
        <table:table-row table:style-name="ro1">
          <table:table-cell office:value-type="float" office:value="13.8745674" calcext:value-type="float">
            <text:p>13,8745674</text:p>
          </table:table-cell>
          <table:table-cell office:value-type="float" office:value="19.7914785" calcext:value-type="float">
            <text:p>19,7914785</text:p>
          </table:table-cell>
        </table:table-row>
        <table:table-row table:style-name="ro1">
          <table:table-cell office:value-type="float" office:value="13.8748932" calcext:value-type="float">
            <text:p>13,8748932</text:p>
          </table:table-cell>
          <table:table-cell office:value-type="float" office:value="6.9795431" calcext:value-type="float">
            <text:p>6,9795431</text:p>
          </table:table-cell>
        </table:table-row>
        <table:table-row table:style-name="ro1">
          <table:table-cell office:value-type="float" office:value="13.9046157" calcext:value-type="float">
            <text:p>13,9046157</text:p>
          </table:table-cell>
          <table:table-cell office:value-type="float" office:value="19.2824561" calcext:value-type="float">
            <text:p>19,2824561</text:p>
          </table:table-cell>
        </table:table-row>
        <table:table-row table:style-name="ro1">
          <table:table-cell office:value-type="float" office:value="13.9088578" calcext:value-type="float">
            <text:p>13,9088578</text:p>
          </table:table-cell>
          <table:table-cell office:value-type="float" office:value="19.3887936" calcext:value-type="float">
            <text:p>19,3887936</text:p>
          </table:table-cell>
        </table:table-row>
        <table:table-row table:style-name="ro1">
          <table:table-cell office:value-type="float" office:value="13.9305046" calcext:value-type="float">
            <text:p>13,9305046</text:p>
          </table:table-cell>
          <table:table-cell office:value-type="float" office:value="6.2903315" calcext:value-type="float">
            <text:p>6,2903315</text:p>
          </table:table-cell>
        </table:table-row>
        <table:table-row table:style-name="ro1">
          <table:table-cell office:value-type="float" office:value="13.9315078" calcext:value-type="float">
            <text:p>13,9315078</text:p>
          </table:table-cell>
          <table:table-cell office:value-type="float" office:value="19.2785175" calcext:value-type="float">
            <text:p>19,2785175</text:p>
          </table:table-cell>
        </table:table-row>
        <table:table-row table:style-name="ro1">
          <table:table-cell office:value-type="float" office:value="13.939524" calcext:value-type="float">
            <text:p>13,939524</text:p>
          </table:table-cell>
          <table:table-cell office:value-type="float" office:value="20.150528" calcext:value-type="float">
            <text:p>20,150528</text:p>
          </table:table-cell>
        </table:table-row>
        <table:table-row table:style-name="ro1">
          <table:table-cell office:value-type="float" office:value="13.9398399" calcext:value-type="float">
            <text:p>13,9398399</text:p>
          </table:table-cell>
          <table:table-cell office:value-type="float" office:value="18.0136265" calcext:value-type="float">
            <text:p>18,0136265</text:p>
          </table:table-cell>
        </table:table-row>
        <table:table-row table:style-name="ro1">
          <table:table-cell office:value-type="float" office:value="13.9517732" calcext:value-type="float">
            <text:p>13,9517732</text:p>
          </table:table-cell>
          <table:table-cell office:value-type="float" office:value="19.9933345" calcext:value-type="float">
            <text:p>19,9933345</text:p>
          </table:table-cell>
        </table:table-row>
        <table:table-row table:style-name="ro1">
          <table:table-cell office:value-type="float" office:value="13.9624552" calcext:value-type="float">
            <text:p>13,9624552</text:p>
          </table:table-cell>
          <table:table-cell office:value-type="float" office:value="19.1172353" calcext:value-type="float">
            <text:p>19,1172353</text:p>
          </table:table-cell>
        </table:table-row>
        <table:table-row table:style-name="ro1">
          <table:table-cell office:value-type="float" office:value="13.9686751" calcext:value-type="float">
            <text:p>13,9686751</text:p>
          </table:table-cell>
          <table:table-cell office:value-type="float" office:value="19.3313508" calcext:value-type="float">
            <text:p>19,3313508</text:p>
          </table:table-cell>
        </table:table-row>
        <table:table-row table:style-name="ro1">
          <table:table-cell office:value-type="float" office:value="13.9834838" calcext:value-type="float">
            <text:p>13,9834838</text:p>
          </table:table-cell>
          <table:table-cell office:value-type="float" office:value="5.8285047" calcext:value-type="float">
            <text:p>5,8285047</text:p>
          </table:table-cell>
        </table:table-row>
        <table:table-row table:style-name="ro1">
          <table:table-cell office:value-type="float" office:value="14.006852" calcext:value-type="float">
            <text:p>14,006852</text:p>
          </table:table-cell>
          <table:table-cell office:value-type="float" office:value="18.6985352" calcext:value-type="float">
            <text:p>18,6985352</text:p>
          </table:table-cell>
        </table:table-row>
        <table:table-row table:style-name="ro1">
          <table:table-cell office:value-type="float" office:value="14.0594154" calcext:value-type="float">
            <text:p>14,0594154</text:p>
          </table:table-cell>
          <table:table-cell office:value-type="float" office:value="6.4483882" calcext:value-type="float">
            <text:p>6,4483882</text:p>
          </table:table-cell>
        </table:table-row>
        <table:table-row table:style-name="ro1">
          <table:table-cell office:value-type="float" office:value="14.0606181" calcext:value-type="float">
            <text:p>14,0606181</text:p>
          </table:table-cell>
          <table:table-cell office:value-type="float" office:value="20.2911259" calcext:value-type="float">
            <text:p>20,2911259</text:p>
          </table:table-cell>
        </table:table-row>
        <table:table-row table:style-name="ro1">
          <table:table-cell office:value-type="float" office:value="14.0706115" calcext:value-type="float">
            <text:p>14,0706115</text:p>
          </table:table-cell>
          <table:table-cell office:value-type="float" office:value="19.6902921" calcext:value-type="float">
            <text:p>19,6902921</text:p>
          </table:table-cell>
        </table:table-row>
        <table:table-row table:style-name="ro1">
          <table:table-cell office:value-type="float" office:value="14.09483" calcext:value-type="float">
            <text:p>14,09483</text:p>
          </table:table-cell>
          <table:table-cell office:value-type="float" office:value="18.5091039" calcext:value-type="float">
            <text:p>18,5091039</text:p>
          </table:table-cell>
        </table:table-row>
        <table:table-row table:style-name="ro1">
          <table:table-cell office:value-type="float" office:value="14.1059316" calcext:value-type="float">
            <text:p>14,1059316</text:p>
          </table:table-cell>
          <table:table-cell office:value-type="float" office:value="19.6123409" calcext:value-type="float">
            <text:p>19,6123409</text:p>
          </table:table-cell>
        </table:table-row>
        <table:table-row table:style-name="ro1">
          <table:table-cell office:value-type="float" office:value="14.1191785" calcext:value-type="float">
            <text:p>14,1191785</text:p>
          </table:table-cell>
          <table:table-cell office:value-type="float" office:value="19.686447" calcext:value-type="float">
            <text:p>19,686447</text:p>
          </table:table-cell>
        </table:table-row>
        <table:table-row table:style-name="ro1">
          <table:table-cell office:value-type="float" office:value="14.1315521" calcext:value-type="float">
            <text:p>14,1315521</text:p>
          </table:table-cell>
          <table:table-cell office:value-type="float" office:value="6.0066988" calcext:value-type="float">
            <text:p>6,0066988</text:p>
          </table:table-cell>
        </table:table-row>
        <table:table-row table:style-name="ro1">
          <table:table-cell office:value-type="float" office:value="14.1328104" calcext:value-type="float">
            <text:p>14,1328104</text:p>
          </table:table-cell>
          <table:table-cell office:value-type="float" office:value="5.3179997" calcext:value-type="float">
            <text:p>5,3179997</text:p>
          </table:table-cell>
        </table:table-row>
        <table:table-row table:style-name="ro1">
          <table:table-cell office:value-type="float" office:value="14.1413048" calcext:value-type="float">
            <text:p>14,1413048</text:p>
          </table:table-cell>
          <table:table-cell office:value-type="float" office:value="20.7571316" calcext:value-type="float">
            <text:p>20,7571316</text:p>
          </table:table-cell>
        </table:table-row>
        <table:table-row table:style-name="ro1">
          <table:table-cell office:value-type="float" office:value="14.1534787" calcext:value-type="float">
            <text:p>14,1534787</text:p>
          </table:table-cell>
          <table:table-cell office:value-type="float" office:value="20.197734" calcext:value-type="float">
            <text:p>20,197734</text:p>
          </table:table-cell>
        </table:table-row>
        <table:table-row table:style-name="ro1">
          <table:table-cell office:value-type="float" office:value="14.1615086" calcext:value-type="float">
            <text:p>14,1615086</text:p>
          </table:table-cell>
          <table:table-cell office:value-type="float" office:value="18.4582603" calcext:value-type="float">
            <text:p>18,4582603</text:p>
          </table:table-cell>
        </table:table-row>
        <table:table-row table:style-name="ro1">
          <table:table-cell office:value-type="float" office:value="14.1618057" calcext:value-type="float">
            <text:p>14,1618057</text:p>
          </table:table-cell>
          <table:table-cell office:value-type="float" office:value="7.4794006" calcext:value-type="float">
            <text:p>7,4794006</text:p>
          </table:table-cell>
        </table:table-row>
        <table:table-row table:style-name="ro1">
          <table:table-cell office:value-type="float" office:value="14.1652623" calcext:value-type="float">
            <text:p>14,1652623</text:p>
          </table:table-cell>
          <table:table-cell office:value-type="float" office:value="20.1460494" calcext:value-type="float">
            <text:p>20,1460494</text:p>
          </table:table-cell>
        </table:table-row>
        <table:table-row table:style-name="ro1">
          <table:table-cell office:value-type="float" office:value="14.1734973" calcext:value-type="float">
            <text:p>14,1734973</text:p>
          </table:table-cell>
          <table:table-cell office:value-type="float" office:value="5.6663116" calcext:value-type="float">
            <text:p>5,6663116</text:p>
          </table:table-cell>
        </table:table-row>
        <table:table-row table:style-name="ro1">
          <table:table-cell office:value-type="float" office:value="14.1797008" calcext:value-type="float">
            <text:p>14,1797008</text:p>
          </table:table-cell>
          <table:table-cell office:value-type="float" office:value="20.2330336" calcext:value-type="float">
            <text:p>20,2330336</text:p>
          </table:table-cell>
        </table:table-row>
        <table:table-row table:style-name="ro1">
          <table:table-cell office:value-type="float" office:value="14.1980361" calcext:value-type="float">
            <text:p>14,1980361</text:p>
          </table:table-cell>
          <table:table-cell office:value-type="float" office:value="19.0039058" calcext:value-type="float">
            <text:p>19,0039058</text:p>
          </table:table-cell>
        </table:table-row>
        <table:table-row table:style-name="ro1">
          <table:table-cell office:value-type="float" office:value="14.2218771" calcext:value-type="float">
            <text:p>14,2218771</text:p>
          </table:table-cell>
          <table:table-cell office:value-type="float" office:value="6.3429117" calcext:value-type="float">
            <text:p>6,3429117</text:p>
          </table:table-cell>
        </table:table-row>
        <table:table-row table:style-name="ro1">
          <table:table-cell office:value-type="float" office:value="14.2233603" calcext:value-type="float">
            <text:p>14,2233603</text:p>
          </table:table-cell>
          <table:table-cell office:value-type="float" office:value="6.0681032" calcext:value-type="float">
            <text:p>6,0681032</text:p>
          </table:table-cell>
        </table:table-row>
        <table:table-row table:style-name="ro1">
          <table:table-cell office:value-type="float" office:value="14.2458456" calcext:value-type="float">
            <text:p>14,2458456</text:p>
          </table:table-cell>
          <table:table-cell office:value-type="float" office:value="6.9117662" calcext:value-type="float">
            <text:p>6,9117662</text:p>
          </table:table-cell>
        </table:table-row>
        <table:table-row table:style-name="ro1">
          <table:table-cell office:value-type="float" office:value="14.2472508" calcext:value-type="float">
            <text:p>14,2472508</text:p>
          </table:table-cell>
          <table:table-cell office:value-type="float" office:value="19.7811284" calcext:value-type="float">
            <text:p>19,7811284</text:p>
          </table:table-cell>
        </table:table-row>
        <table:table-row table:style-name="ro1">
          <table:table-cell office:value-type="float" office:value="14.2534801" calcext:value-type="float">
            <text:p>14,2534801</text:p>
          </table:table-cell>
          <table:table-cell office:value-type="float" office:value="19.5435945" calcext:value-type="float">
            <text:p>19,5435945</text:p>
          </table:table-cell>
        </table:table-row>
        <table:table-row table:style-name="ro1">
          <table:table-cell office:value-type="float" office:value="14.2544744" calcext:value-type="float">
            <text:p>14,2544744</text:p>
          </table:table-cell>
          <table:table-cell office:value-type="float" office:value="18.4228191" calcext:value-type="float">
            <text:p>18,4228191</text:p>
          </table:table-cell>
        </table:table-row>
        <table:table-row table:style-name="ro1">
          <table:table-cell office:value-type="float" office:value="14.254839" calcext:value-type="float">
            <text:p>14,254839</text:p>
          </table:table-cell>
          <table:table-cell office:value-type="float" office:value="20.2574287" calcext:value-type="float">
            <text:p>20,2574287</text:p>
          </table:table-cell>
        </table:table-row>
        <table:table-row table:style-name="ro1">
          <table:table-cell office:value-type="float" office:value="14.2573544" calcext:value-type="float">
            <text:p>14,2573544</text:p>
          </table:table-cell>
          <table:table-cell office:value-type="float" office:value="19.1751142" calcext:value-type="float">
            <text:p>19,1751142</text:p>
          </table:table-cell>
        </table:table-row>
        <table:table-row table:style-name="ro1">
          <table:table-cell office:value-type="float" office:value="14.2701863" calcext:value-type="float">
            <text:p>14,2701863</text:p>
          </table:table-cell>
          <table:table-cell office:value-type="float" office:value="19.382481" calcext:value-type="float">
            <text:p>19,382481</text:p>
          </table:table-cell>
        </table:table-row>
        <table:table-row table:style-name="ro1">
          <table:table-cell office:value-type="float" office:value="14.2743301" calcext:value-type="float">
            <text:p>14,2743301</text:p>
          </table:table-cell>
          <table:table-cell office:value-type="float" office:value="20.2759099" calcext:value-type="float">
            <text:p>20,2759099</text:p>
          </table:table-cell>
        </table:table-row>
        <table:table-row table:style-name="ro1">
          <table:table-cell office:value-type="float" office:value="14.2838557" calcext:value-type="float">
            <text:p>14,2838557</text:p>
          </table:table-cell>
          <table:table-cell office:value-type="float" office:value="7.4143331" calcext:value-type="float">
            <text:p>7,4143331</text:p>
          </table:table-cell>
        </table:table-row>
        <table:table-row table:style-name="ro1">
          <table:table-cell office:value-type="float" office:value="14.285131" calcext:value-type="float">
            <text:p>14,285131</text:p>
          </table:table-cell>
          <table:table-cell office:value-type="float" office:value="5.9853616" calcext:value-type="float">
            <text:p>5,9853616</text:p>
          </table:table-cell>
        </table:table-row>
        <table:table-row table:style-name="ro1">
          <table:table-cell office:value-type="float" office:value="14.2975839" calcext:value-type="float">
            <text:p>14,2975839</text:p>
          </table:table-cell>
          <table:table-cell office:value-type="float" office:value="20.3511206" calcext:value-type="float">
            <text:p>20,3511206</text:p>
          </table:table-cell>
        </table:table-row>
        <table:table-row table:style-name="ro1">
          <table:table-cell office:value-type="float" office:value="14.2996746" calcext:value-type="float">
            <text:p>14,2996746</text:p>
          </table:table-cell>
          <table:table-cell office:value-type="float" office:value="20.4283489" calcext:value-type="float">
            <text:p>20,4283489</text:p>
          </table:table-cell>
        </table:table-row>
        <table:table-row table:style-name="ro1">
          <table:table-cell office:value-type="float" office:value="14.3166956" calcext:value-type="float">
            <text:p>14,3166956</text:p>
          </table:table-cell>
          <table:table-cell office:value-type="float" office:value="19.4267651" calcext:value-type="float">
            <text:p>19,4267651</text:p>
          </table:table-cell>
        </table:table-row>
        <table:table-row table:style-name="ro1">
          <table:table-cell office:value-type="float" office:value="14.3330507" calcext:value-type="float">
            <text:p>14,3330507</text:p>
          </table:table-cell>
          <table:table-cell office:value-type="float" office:value="19.1862039" calcext:value-type="float">
            <text:p>19,1862039</text:p>
          </table:table-cell>
        </table:table-row>
        <table:table-row table:style-name="ro1">
          <table:table-cell office:value-type="float" office:value="14.3360984" calcext:value-type="float">
            <text:p>14,3360984</text:p>
          </table:table-cell>
          <table:table-cell office:value-type="float" office:value="5.3565919" calcext:value-type="float">
            <text:p>5,3565919</text:p>
          </table:table-cell>
        </table:table-row>
        <table:table-row table:style-name="ro1">
          <table:table-cell office:value-type="float" office:value="14.3367474" calcext:value-type="float">
            <text:p>14,3367474</text:p>
          </table:table-cell>
          <table:table-cell office:value-type="float" office:value="18.8708071" calcext:value-type="float">
            <text:p>18,8708071</text:p>
          </table:table-cell>
        </table:table-row>
        <table:table-row table:style-name="ro1">
          <table:table-cell office:value-type="float" office:value="14.3433088" calcext:value-type="float">
            <text:p>14,3433088</text:p>
          </table:table-cell>
          <table:table-cell office:value-type="float" office:value="18.0501702" calcext:value-type="float">
            <text:p>18,0501702</text:p>
          </table:table-cell>
        </table:table-row>
        <table:table-row table:style-name="ro1">
          <table:table-cell office:value-type="float" office:value="14.3458626" calcext:value-type="float">
            <text:p>14,3458626</text:p>
          </table:table-cell>
          <table:table-cell office:value-type="float" office:value="18.3615073" calcext:value-type="float">
            <text:p>18,3615073</text:p>
          </table:table-cell>
        </table:table-row>
        <table:table-row table:style-name="ro1">
          <table:table-cell office:value-type="float" office:value="14.3640878" calcext:value-type="float">
            <text:p>14,3640878</text:p>
          </table:table-cell>
          <table:table-cell office:value-type="float" office:value="6.0747524" calcext:value-type="float">
            <text:p>6,0747524</text:p>
          </table:table-cell>
        </table:table-row>
        <table:table-row table:style-name="ro1">
          <table:table-cell office:value-type="float" office:value="14.3900562" calcext:value-type="float">
            <text:p>14,3900562</text:p>
          </table:table-cell>
          <table:table-cell office:value-type="float" office:value="19.7786092" calcext:value-type="float">
            <text:p>19,7786092</text:p>
          </table:table-cell>
        </table:table-row>
        <table:table-row table:style-name="ro1">
          <table:table-cell office:value-type="float" office:value="14.4013454" calcext:value-type="float">
            <text:p>14,4013454</text:p>
          </table:table-cell>
          <table:table-cell office:value-type="float" office:value="20.2323735" calcext:value-type="float">
            <text:p>20,2323735</text:p>
          </table:table-cell>
        </table:table-row>
        <table:table-row table:style-name="ro1">
          <table:table-cell office:value-type="float" office:value="14.4045971" calcext:value-type="float">
            <text:p>14,4045971</text:p>
          </table:table-cell>
          <table:table-cell office:value-type="float" office:value="20.4079401" calcext:value-type="float">
            <text:p>20,4079401</text:p>
          </table:table-cell>
        </table:table-row>
        <table:table-row table:style-name="ro1">
          <table:table-cell office:value-type="float" office:value="14.4062605" calcext:value-type="float">
            <text:p>14,4062605</text:p>
          </table:table-cell>
          <table:table-cell office:value-type="float" office:value="19.5187459" calcext:value-type="float">
            <text:p>19,5187459</text:p>
          </table:table-cell>
        </table:table-row>
        <table:table-row table:style-name="ro1">
          <table:table-cell office:value-type="float" office:value="14.4119577" calcext:value-type="float">
            <text:p>14,4119577</text:p>
          </table:table-cell>
          <table:table-cell office:value-type="float" office:value="19.8231765" calcext:value-type="float">
            <text:p>19,8231765</text:p>
          </table:table-cell>
        </table:table-row>
        <table:table-row table:style-name="ro1">
          <table:table-cell office:value-type="float" office:value="14.4141012" calcext:value-type="float">
            <text:p>14,4141012</text:p>
          </table:table-cell>
          <table:table-cell office:value-type="float" office:value="6.7567009" calcext:value-type="float">
            <text:p>6,7567009</text:p>
          </table:table-cell>
        </table:table-row>
        <table:table-row table:style-name="ro1">
          <table:table-cell office:value-type="float" office:value="14.4199224" calcext:value-type="float">
            <text:p>14,4199224</text:p>
          </table:table-cell>
          <table:table-cell office:value-type="float" office:value="6.2197763" calcext:value-type="float">
            <text:p>6,2197763</text:p>
          </table:table-cell>
        </table:table-row>
        <table:table-row table:style-name="ro1">
          <table:table-cell office:value-type="float" office:value="14.4202005" calcext:value-type="float">
            <text:p>14,4202005</text:p>
          </table:table-cell>
          <table:table-cell office:value-type="float" office:value="6.5381016" calcext:value-type="float">
            <text:p>6,5381016</text:p>
          </table:table-cell>
        </table:table-row>
        <table:table-row table:style-name="ro1">
          <table:table-cell office:value-type="float" office:value="14.4321736" calcext:value-type="float">
            <text:p>14,4321736</text:p>
          </table:table-cell>
          <table:table-cell office:value-type="float" office:value="20.4965426" calcext:value-type="float">
            <text:p>20,4965426</text:p>
          </table:table-cell>
        </table:table-row>
        <table:table-row table:style-name="ro1">
          <table:table-cell office:value-type="float" office:value="14.4446769" calcext:value-type="float">
            <text:p>14,4446769</text:p>
          </table:table-cell>
          <table:table-cell office:value-type="float" office:value="6.7229196" calcext:value-type="float">
            <text:p>6,7229196</text:p>
          </table:table-cell>
        </table:table-row>
        <table:table-row table:style-name="ro1">
          <table:table-cell office:value-type="float" office:value="14.4496971" calcext:value-type="float">
            <text:p>14,4496971</text:p>
          </table:table-cell>
          <table:table-cell office:value-type="float" office:value="6.1007469" calcext:value-type="float">
            <text:p>6,1007469</text:p>
          </table:table-cell>
        </table:table-row>
        <table:table-row table:style-name="ro1">
          <table:table-cell office:value-type="float" office:value="14.4617408" calcext:value-type="float">
            <text:p>14,4617408</text:p>
          </table:table-cell>
          <table:table-cell office:value-type="float" office:value="18.831222" calcext:value-type="float">
            <text:p>18,831222</text:p>
          </table:table-cell>
        </table:table-row>
        <table:table-row table:style-name="ro1">
          <table:table-cell office:value-type="float" office:value="14.4644108" calcext:value-type="float">
            <text:p>14,4644108</text:p>
          </table:table-cell>
          <table:table-cell office:value-type="float" office:value="6.4792031" calcext:value-type="float">
            <text:p>6,4792031</text:p>
          </table:table-cell>
        </table:table-row>
        <table:table-row table:style-name="ro1">
          <table:table-cell office:value-type="float" office:value="14.466602" calcext:value-type="float">
            <text:p>14,466602</text:p>
          </table:table-cell>
          <table:table-cell office:value-type="float" office:value="6.0508697" calcext:value-type="float">
            <text:p>6,0508697</text:p>
          </table:table-cell>
        </table:table-row>
        <table:table-row table:style-name="ro1">
          <table:table-cell office:value-type="float" office:value="14.4791126" calcext:value-type="float">
            <text:p>14,4791126</text:p>
          </table:table-cell>
          <table:table-cell office:value-type="float" office:value="18.9274904" calcext:value-type="float">
            <text:p>18,9274904</text:p>
          </table:table-cell>
        </table:table-row>
        <table:table-row table:style-name="ro1">
          <table:table-cell office:value-type="float" office:value="14.501027" calcext:value-type="float">
            <text:p>14,501027</text:p>
          </table:table-cell>
          <table:table-cell office:value-type="float" office:value="19.3998948" calcext:value-type="float">
            <text:p>19,3998948</text:p>
          </table:table-cell>
        </table:table-row>
        <table:table-row table:style-name="ro1">
          <table:table-cell office:value-type="float" office:value="14.5102793" calcext:value-type="float">
            <text:p>14,5102793</text:p>
          </table:table-cell>
          <table:table-cell office:value-type="float" office:value="6.2986313" calcext:value-type="float">
            <text:p>6,2986313</text:p>
          </table:table-cell>
        </table:table-row>
        <table:table-row table:style-name="ro1">
          <table:table-cell office:value-type="float" office:value="14.5144497" calcext:value-type="float">
            <text:p>14,5144497</text:p>
          </table:table-cell>
          <table:table-cell office:value-type="float" office:value="6.1053596" calcext:value-type="float">
            <text:p>6,1053596</text:p>
          </table:table-cell>
        </table:table-row>
        <table:table-row table:style-name="ro1">
          <table:table-cell office:value-type="float" office:value="14.5196663" calcext:value-type="float">
            <text:p>14,5196663</text:p>
          </table:table-cell>
          <table:table-cell office:value-type="float" office:value="6.7249988" calcext:value-type="float">
            <text:p>6,7249988</text:p>
          </table:table-cell>
        </table:table-row>
        <table:table-row table:style-name="ro1">
          <table:table-cell office:value-type="float" office:value="14.5233301" calcext:value-type="float">
            <text:p>14,5233301</text:p>
          </table:table-cell>
          <table:table-cell office:value-type="float" office:value="6.3830974" calcext:value-type="float">
            <text:p>6,3830974</text:p>
          </table:table-cell>
        </table:table-row>
        <table:table-row table:style-name="ro1">
          <table:table-cell office:value-type="float" office:value="14.5315789" calcext:value-type="float">
            <text:p>14,5315789</text:p>
          </table:table-cell>
          <table:table-cell office:value-type="float" office:value="20.1764905" calcext:value-type="float">
            <text:p>20,1764905</text:p>
          </table:table-cell>
        </table:table-row>
        <table:table-row table:style-name="ro1">
          <table:table-cell office:value-type="float" office:value="14.5335059" calcext:value-type="float">
            <text:p>14,5335059</text:p>
          </table:table-cell>
          <table:table-cell office:value-type="float" office:value="6.1598445" calcext:value-type="float">
            <text:p>6,1598445</text:p>
          </table:table-cell>
        </table:table-row>
        <table:table-row table:style-name="ro1">
          <table:table-cell office:value-type="float" office:value="14.5454111" calcext:value-type="float">
            <text:p>14,5454111</text:p>
          </table:table-cell>
          <table:table-cell office:value-type="float" office:value="18.1821414" calcext:value-type="float">
            <text:p>18,1821414</text:p>
          </table:table-cell>
        </table:table-row>
        <table:table-row table:style-name="ro1">
          <table:table-cell office:value-type="float" office:value="14.5539242" calcext:value-type="float">
            <text:p>14,5539242</text:p>
          </table:table-cell>
          <table:table-cell office:value-type="float" office:value="6.9474524" calcext:value-type="float">
            <text:p>6,9474524</text:p>
          </table:table-cell>
        </table:table-row>
        <table:table-row table:style-name="ro1">
          <table:table-cell office:value-type="float" office:value="14.5551998" calcext:value-type="float">
            <text:p>14,5551998</text:p>
          </table:table-cell>
          <table:table-cell office:value-type="float" office:value="19.1414158" calcext:value-type="float">
            <text:p>19,1414158</text:p>
          </table:table-cell>
        </table:table-row>
        <table:table-row table:style-name="ro1">
          <table:table-cell office:value-type="float" office:value="14.5624635" calcext:value-type="float">
            <text:p>14,5624635</text:p>
          </table:table-cell>
          <table:table-cell office:value-type="float" office:value="5.193141" calcext:value-type="float">
            <text:p>5,193141</text:p>
          </table:table-cell>
        </table:table-row>
        <table:table-row table:style-name="ro1">
          <table:table-cell office:value-type="float" office:value="14.5653785" calcext:value-type="float">
            <text:p>14,5653785</text:p>
          </table:table-cell>
          <table:table-cell office:value-type="float" office:value="20.4825673" calcext:value-type="float">
            <text:p>20,4825673</text:p>
          </table:table-cell>
        </table:table-row>
        <table:table-row table:style-name="ro1">
          <table:table-cell office:value-type="float" office:value="14.5679627" calcext:value-type="float">
            <text:p>14,5679627</text:p>
          </table:table-cell>
          <table:table-cell office:value-type="float" office:value="18.843575" calcext:value-type="float">
            <text:p>18,843575</text:p>
          </table:table-cell>
        </table:table-row>
        <table:table-row table:style-name="ro1">
          <table:table-cell office:value-type="float" office:value="14.5686614" calcext:value-type="float">
            <text:p>14,5686614</text:p>
          </table:table-cell>
          <table:table-cell office:value-type="float" office:value="19.2001799" calcext:value-type="float">
            <text:p>19,2001799</text:p>
          </table:table-cell>
        </table:table-row>
        <table:table-row table:style-name="ro1">
          <table:table-cell office:value-type="float" office:value="14.5757525" calcext:value-type="float">
            <text:p>14,5757525</text:p>
          </table:table-cell>
          <table:table-cell office:value-type="float" office:value="20.2376549" calcext:value-type="float">
            <text:p>20,2376549</text:p>
          </table:table-cell>
        </table:table-row>
        <table:table-row table:style-name="ro1">
          <table:table-cell office:value-type="float" office:value="14.5985457" calcext:value-type="float">
            <text:p>14,5985457</text:p>
          </table:table-cell>
          <table:table-cell office:value-type="float" office:value="20.1580286" calcext:value-type="float">
            <text:p>20,1580286</text:p>
          </table:table-cell>
        </table:table-row>
        <table:table-row table:style-name="ro1">
          <table:table-cell office:value-type="float" office:value="14.6022728" calcext:value-type="float">
            <text:p>14,6022728</text:p>
          </table:table-cell>
          <table:table-cell office:value-type="float" office:value="19.8964545" calcext:value-type="float">
            <text:p>19,8964545</text:p>
          </table:table-cell>
        </table:table-row>
        <table:table-row table:style-name="ro1">
          <table:table-cell office:value-type="float" office:value="14.6072199" calcext:value-type="float">
            <text:p>14,6072199</text:p>
          </table:table-cell>
          <table:table-cell office:value-type="float" office:value="6.1765377" calcext:value-type="float">
            <text:p>6,1765377</text:p>
          </table:table-cell>
        </table:table-row>
        <table:table-row table:style-name="ro1">
          <table:table-cell office:value-type="float" office:value="14.6370479" calcext:value-type="float">
            <text:p>14,6370479</text:p>
          </table:table-cell>
          <table:table-cell office:value-type="float" office:value="20.3695928" calcext:value-type="float">
            <text:p>20,3695928</text:p>
          </table:table-cell>
        </table:table-row>
        <table:table-row table:style-name="ro1">
          <table:table-cell office:value-type="float" office:value="14.6390278" calcext:value-type="float">
            <text:p>14,6390278</text:p>
          </table:table-cell>
          <table:table-cell office:value-type="float" office:value="5.3950378" calcext:value-type="float">
            <text:p>5,3950378</text:p>
          </table:table-cell>
        </table:table-row>
        <table:table-row table:style-name="ro1">
          <table:table-cell office:value-type="float" office:value="14.6525883" calcext:value-type="float">
            <text:p>14,6525883</text:p>
          </table:table-cell>
          <table:table-cell office:value-type="float" office:value="18.0393023" calcext:value-type="float">
            <text:p>18,0393023</text:p>
          </table:table-cell>
        </table:table-row>
        <table:table-row table:style-name="ro1">
          <table:table-cell office:value-type="float" office:value="14.6586085" calcext:value-type="float">
            <text:p>14,6586085</text:p>
          </table:table-cell>
          <table:table-cell office:value-type="float" office:value="5.3191409" calcext:value-type="float">
            <text:p>5,3191409</text:p>
          </table:table-cell>
        </table:table-row>
        <table:table-row table:style-name="ro1">
          <table:table-cell office:value-type="float" office:value="14.6632253" calcext:value-type="float">
            <text:p>14,6632253</text:p>
          </table:table-cell>
          <table:table-cell office:value-type="float" office:value="5.6555488" calcext:value-type="float">
            <text:p>5,6555488</text:p>
          </table:table-cell>
        </table:table-row>
        <table:table-row table:style-name="ro1">
          <table:table-cell office:value-type="float" office:value="14.6694888" calcext:value-type="float">
            <text:p>14,6694888</text:p>
          </table:table-cell>
          <table:table-cell office:value-type="float" office:value="6.2692534" calcext:value-type="float">
            <text:p>6,2692534</text:p>
          </table:table-cell>
        </table:table-row>
        <table:table-row table:style-name="ro1">
          <table:table-cell office:value-type="float" office:value="14.6787681" calcext:value-type="float">
            <text:p>14,6787681</text:p>
          </table:table-cell>
          <table:table-cell office:value-type="float" office:value="6.7223754" calcext:value-type="float">
            <text:p>6,7223754</text:p>
          </table:table-cell>
        </table:table-row>
        <table:table-row table:style-name="ro1">
          <table:table-cell office:value-type="float" office:value="14.6820918" calcext:value-type="float">
            <text:p>14,6820918</text:p>
          </table:table-cell>
          <table:table-cell office:value-type="float" office:value="19.0560544" calcext:value-type="float">
            <text:p>19,0560544</text:p>
          </table:table-cell>
        </table:table-row>
        <table:table-row table:style-name="ro1">
          <table:table-cell office:value-type="float" office:value="14.6931311" calcext:value-type="float">
            <text:p>14,6931311</text:p>
          </table:table-cell>
          <table:table-cell office:value-type="float" office:value="7.0177428" calcext:value-type="float">
            <text:p>7,0177428</text:p>
          </table:table-cell>
        </table:table-row>
        <table:table-row table:style-name="ro1">
          <table:table-cell office:value-type="float" office:value="14.69724" calcext:value-type="float">
            <text:p>14,69724</text:p>
          </table:table-cell>
          <table:table-cell office:value-type="float" office:value="19.7985526" calcext:value-type="float">
            <text:p>19,7985526</text:p>
          </table:table-cell>
        </table:table-row>
        <table:table-row table:style-name="ro1">
          <table:table-cell office:value-type="float" office:value="14.7026318" calcext:value-type="float">
            <text:p>14,7026318</text:p>
          </table:table-cell>
          <table:table-cell office:value-type="float" office:value="5.8789479" calcext:value-type="float">
            <text:p>5,8789479</text:p>
          </table:table-cell>
        </table:table-row>
        <table:table-row table:style-name="ro1">
          <table:table-cell office:value-type="float" office:value="14.7078781" calcext:value-type="float">
            <text:p>14,7078781</text:p>
          </table:table-cell>
          <table:table-cell office:value-type="float" office:value="6.9203712" calcext:value-type="float">
            <text:p>6,9203712</text:p>
          </table:table-cell>
        </table:table-row>
        <table:table-row table:style-name="ro1">
          <table:table-cell office:value-type="float" office:value="14.7187036" calcext:value-type="float">
            <text:p>14,7187036</text:p>
          </table:table-cell>
          <table:table-cell office:value-type="float" office:value="7.2020161" calcext:value-type="float">
            <text:p>7,2020161</text:p>
          </table:table-cell>
        </table:table-row>
        <table:table-row table:style-name="ro1">
          <table:table-cell office:value-type="float" office:value="14.7431801" calcext:value-type="float">
            <text:p>14,7431801</text:p>
          </table:table-cell>
          <table:table-cell office:value-type="float" office:value="19.6148434" calcext:value-type="float">
            <text:p>19,6148434</text:p>
          </table:table-cell>
        </table:table-row>
        <table:table-row table:style-name="ro1">
          <table:table-cell office:value-type="float" office:value="14.747434" calcext:value-type="float">
            <text:p>14,747434</text:p>
          </table:table-cell>
          <table:table-cell office:value-type="float" office:value="21.5194643" calcext:value-type="float">
            <text:p>21,5194643</text:p>
          </table:table-cell>
        </table:table-row>
        <table:table-row table:style-name="ro1">
          <table:table-cell office:value-type="float" office:value="14.7476128" calcext:value-type="float">
            <text:p>14,7476128</text:p>
          </table:table-cell>
          <table:table-cell office:value-type="float" office:value="19.3672085" calcext:value-type="float">
            <text:p>19,3672085</text:p>
          </table:table-cell>
        </table:table-row>
        <table:table-row table:style-name="ro1">
          <table:table-cell office:value-type="float" office:value="14.7480202" calcext:value-type="float">
            <text:p>14,7480202</text:p>
          </table:table-cell>
          <table:table-cell office:value-type="float" office:value="19.3984957" calcext:value-type="float">
            <text:p>19,3984957</text:p>
          </table:table-cell>
        </table:table-row>
        <table:table-row table:style-name="ro1">
          <table:table-cell office:value-type="float" office:value="14.7536892" calcext:value-type="float">
            <text:p>14,7536892</text:p>
          </table:table-cell>
          <table:table-cell office:value-type="float" office:value="6.2865112" calcext:value-type="float">
            <text:p>6,2865112</text:p>
          </table:table-cell>
        </table:table-row>
        <table:table-row table:style-name="ro1">
          <table:table-cell office:value-type="float" office:value="14.7685344" calcext:value-type="float">
            <text:p>14,7685344</text:p>
          </table:table-cell>
          <table:table-cell office:value-type="float" office:value="20.6106236" calcext:value-type="float">
            <text:p>20,6106236</text:p>
          </table:table-cell>
        </table:table-row>
        <table:table-row table:style-name="ro1">
          <table:table-cell office:value-type="float" office:value="14.7722684" calcext:value-type="float">
            <text:p>14,7722684</text:p>
          </table:table-cell>
          <table:table-cell office:value-type="float" office:value="6.3238501" calcext:value-type="float">
            <text:p>6,3238501</text:p>
          </table:table-cell>
        </table:table-row>
        <table:table-row table:style-name="ro1">
          <table:table-cell office:value-type="float" office:value="14.7932935" calcext:value-type="float">
            <text:p>14,7932935</text:p>
          </table:table-cell>
          <table:table-cell office:value-type="float" office:value="6.0264331" calcext:value-type="float">
            <text:p>6,0264331</text:p>
          </table:table-cell>
        </table:table-row>
        <table:table-row table:style-name="ro1">
          <table:table-cell office:value-type="float" office:value="14.8000847" calcext:value-type="float">
            <text:p>14,8000847</text:p>
          </table:table-cell>
          <table:table-cell office:value-type="float" office:value="5.4038142" calcext:value-type="float">
            <text:p>5,4038142</text:p>
          </table:table-cell>
        </table:table-row>
        <table:table-row table:style-name="ro1">
          <table:table-cell office:value-type="float" office:value="14.8011175" calcext:value-type="float">
            <text:p>14,8011175</text:p>
          </table:table-cell>
          <table:table-cell office:value-type="float" office:value="18.4902155" calcext:value-type="float">
            <text:p>18,4902155</text:p>
          </table:table-cell>
        </table:table-row>
        <table:table-row table:style-name="ro1">
          <table:table-cell office:value-type="float" office:value="14.8045656" calcext:value-type="float">
            <text:p>14,8045656</text:p>
          </table:table-cell>
          <table:table-cell office:value-type="float" office:value="18.9644793" calcext:value-type="float">
            <text:p>18,9644793</text:p>
          </table:table-cell>
        </table:table-row>
        <table:table-row table:style-name="ro1">
          <table:table-cell office:value-type="float" office:value="14.8055265" calcext:value-type="float">
            <text:p>14,8055265</text:p>
          </table:table-cell>
          <table:table-cell office:value-type="float" office:value="6.1396997" calcext:value-type="float">
            <text:p>6,1396997</text:p>
          </table:table-cell>
        </table:table-row>
        <table:table-row table:style-name="ro1">
          <table:table-cell office:value-type="float" office:value="14.8110407" calcext:value-type="float">
            <text:p>14,8110407</text:p>
          </table:table-cell>
          <table:table-cell office:value-type="float" office:value="6.3982763" calcext:value-type="float">
            <text:p>6,3982763</text:p>
          </table:table-cell>
        </table:table-row>
        <table:table-row table:style-name="ro1">
          <table:table-cell office:value-type="float" office:value="14.8218081" calcext:value-type="float">
            <text:p>14,8218081</text:p>
          </table:table-cell>
          <table:table-cell office:value-type="float" office:value="6.7205254" calcext:value-type="float">
            <text:p>6,7205254</text:p>
          </table:table-cell>
        </table:table-row>
        <table:table-row table:style-name="ro1">
          <table:table-cell office:value-type="float" office:value="14.8227479" calcext:value-type="float">
            <text:p>14,8227479</text:p>
          </table:table-cell>
          <table:table-cell office:value-type="float" office:value="18.8890655" calcext:value-type="float">
            <text:p>18,8890655</text:p>
          </table:table-cell>
        </table:table-row>
        <table:table-row table:style-name="ro1">
          <table:table-cell office:value-type="float" office:value="14.8239072" calcext:value-type="float">
            <text:p>14,8239072</text:p>
          </table:table-cell>
          <table:table-cell office:value-type="float" office:value="6.2421058" calcext:value-type="float">
            <text:p>6,2421058</text:p>
          </table:table-cell>
        </table:table-row>
        <table:table-row table:style-name="ro1">
          <table:table-cell office:value-type="float" office:value="14.830725" calcext:value-type="float">
            <text:p>14,830725</text:p>
          </table:table-cell>
          <table:table-cell office:value-type="float" office:value="6.1213408" calcext:value-type="float">
            <text:p>6,1213408</text:p>
          </table:table-cell>
        </table:table-row>
        <table:table-row table:style-name="ro1">
          <table:table-cell office:value-type="float" office:value="14.8382954" calcext:value-type="float">
            <text:p>14,8382954</text:p>
          </table:table-cell>
          <table:table-cell office:value-type="float" office:value="5.5520654" calcext:value-type="float">
            <text:p>5,5520654</text:p>
          </table:table-cell>
        </table:table-row>
        <table:table-row table:style-name="ro1">
          <table:table-cell office:value-type="float" office:value="14.8397184" calcext:value-type="float">
            <text:p>14,8397184</text:p>
          </table:table-cell>
          <table:table-cell office:value-type="float" office:value="6.6822616" calcext:value-type="float">
            <text:p>6,6822616</text:p>
          </table:table-cell>
        </table:table-row>
        <table:table-row table:style-name="ro1">
          <table:table-cell office:value-type="float" office:value="14.8502923" calcext:value-type="float">
            <text:p>14,8502923</text:p>
          </table:table-cell>
          <table:table-cell office:value-type="float" office:value="5.8499612" calcext:value-type="float">
            <text:p>5,8499612</text:p>
          </table:table-cell>
        </table:table-row>
        <table:table-row table:style-name="ro1">
          <table:table-cell office:value-type="float" office:value="14.8580123" calcext:value-type="float">
            <text:p>14,8580123</text:p>
          </table:table-cell>
          <table:table-cell office:value-type="float" office:value="7.038281" calcext:value-type="float">
            <text:p>7,038281</text:p>
          </table:table-cell>
        </table:table-row>
        <table:table-row table:style-name="ro1">
          <table:table-cell office:value-type="float" office:value="14.8580592" calcext:value-type="float">
            <text:p>14,8580592</text:p>
          </table:table-cell>
          <table:table-cell office:value-type="float" office:value="5.9782858" calcext:value-type="float">
            <text:p>5,9782858</text:p>
          </table:table-cell>
        </table:table-row>
        <table:table-row table:style-name="ro1">
          <table:table-cell office:value-type="float" office:value="14.8585526" calcext:value-type="float">
            <text:p>14,8585526</text:p>
          </table:table-cell>
          <table:table-cell office:value-type="float" office:value="5.3673521" calcext:value-type="float">
            <text:p>5,3673521</text:p>
          </table:table-cell>
        </table:table-row>
        <table:table-row table:style-name="ro1">
          <table:table-cell office:value-type="float" office:value="14.8617499" calcext:value-type="float">
            <text:p>14,8617499</text:p>
          </table:table-cell>
          <table:table-cell office:value-type="float" office:value="7.2950902" calcext:value-type="float">
            <text:p>7,2950902</text:p>
          </table:table-cell>
        </table:table-row>
        <table:table-row table:style-name="ro1">
          <table:table-cell office:value-type="float" office:value="14.8620511" calcext:value-type="float">
            <text:p>14,8620511</text:p>
          </table:table-cell>
          <table:table-cell office:value-type="float" office:value="5.8778196" calcext:value-type="float">
            <text:p>5,8778196</text:p>
          </table:table-cell>
        </table:table-row>
        <table:table-row table:style-name="ro1">
          <table:table-cell office:value-type="float" office:value="14.8655332" calcext:value-type="float">
            <text:p>14,8655332</text:p>
          </table:table-cell>
          <table:table-cell office:value-type="float" office:value="18.6717374" calcext:value-type="float">
            <text:p>18,6717374</text:p>
          </table:table-cell>
        </table:table-row>
        <table:table-row table:style-name="ro1">
          <table:table-cell office:value-type="float" office:value="14.8705376" calcext:value-type="float">
            <text:p>14,8705376</text:p>
          </table:table-cell>
          <table:table-cell office:value-type="float" office:value="20.0575497" calcext:value-type="float">
            <text:p>20,0575497</text:p>
          </table:table-cell>
        </table:table-row>
        <table:table-row table:style-name="ro1">
          <table:table-cell office:value-type="float" office:value="14.8763907" calcext:value-type="float">
            <text:p>14,8763907</text:p>
          </table:table-cell>
          <table:table-cell office:value-type="float" office:value="6.3700591" calcext:value-type="float">
            <text:p>6,3700591</text:p>
          </table:table-cell>
        </table:table-row>
        <table:table-row table:style-name="ro1">
          <table:table-cell office:value-type="float" office:value="14.8763977" calcext:value-type="float">
            <text:p>14,8763977</text:p>
          </table:table-cell>
          <table:table-cell office:value-type="float" office:value="17.882014" calcext:value-type="float">
            <text:p>17,882014</text:p>
          </table:table-cell>
        </table:table-row>
        <table:table-row table:style-name="ro1">
          <table:table-cell office:value-type="float" office:value="14.9003966" calcext:value-type="float">
            <text:p>14,9003966</text:p>
          </table:table-cell>
          <table:table-cell office:value-type="float" office:value="4.7135147" calcext:value-type="float">
            <text:p>4,7135147</text:p>
          </table:table-cell>
        </table:table-row>
        <table:table-row table:style-name="ro1">
          <table:table-cell office:value-type="float" office:value="14.9103317" calcext:value-type="float">
            <text:p>14,9103317</text:p>
          </table:table-cell>
          <table:table-cell office:value-type="float" office:value="6.3150297" calcext:value-type="float">
            <text:p>6,3150297</text:p>
          </table:table-cell>
        </table:table-row>
        <table:table-row table:style-name="ro1">
          <table:table-cell office:value-type="float" office:value="14.9236007" calcext:value-type="float">
            <text:p>14,9236007</text:p>
          </table:table-cell>
          <table:table-cell office:value-type="float" office:value="6.5902073" calcext:value-type="float">
            <text:p>6,5902073</text:p>
          </table:table-cell>
        </table:table-row>
        <table:table-row table:style-name="ro1">
          <table:table-cell office:value-type="float" office:value="14.935689" calcext:value-type="float">
            <text:p>14,935689</text:p>
          </table:table-cell>
          <table:table-cell office:value-type="float" office:value="6.7219785" calcext:value-type="float">
            <text:p>6,7219785</text:p>
          </table:table-cell>
        </table:table-row>
        <table:table-row table:style-name="ro1">
          <table:table-cell office:value-type="float" office:value="14.9395529" calcext:value-type="float">
            <text:p>14,9395529</text:p>
          </table:table-cell>
          <table:table-cell office:value-type="float" office:value="18.9836652" calcext:value-type="float">
            <text:p>18,9836652</text:p>
          </table:table-cell>
        </table:table-row>
        <table:table-row table:style-name="ro1">
          <table:table-cell office:value-type="float" office:value="14.9457634" calcext:value-type="float">
            <text:p>14,9457634</text:p>
          </table:table-cell>
          <table:table-cell office:value-type="float" office:value="6.7790855" calcext:value-type="float">
            <text:p>6,7790855</text:p>
          </table:table-cell>
        </table:table-row>
        <table:table-row table:style-name="ro1">
          <table:table-cell office:value-type="float" office:value="14.9551627" calcext:value-type="float">
            <text:p>14,9551627</text:p>
          </table:table-cell>
          <table:table-cell office:value-type="float" office:value="19.8507096" calcext:value-type="float">
            <text:p>19,8507096</text:p>
          </table:table-cell>
        </table:table-row>
        <table:table-row table:style-name="ro1">
          <table:table-cell office:value-type="float" office:value="14.9662735" calcext:value-type="float">
            <text:p>14,9662735</text:p>
          </table:table-cell>
          <table:table-cell office:value-type="float" office:value="5.2272832" calcext:value-type="float">
            <text:p>5,2272832</text:p>
          </table:table-cell>
        </table:table-row>
        <table:table-row table:style-name="ro1">
          <table:table-cell office:value-type="float" office:value="14.9671756" calcext:value-type="float">
            <text:p>14,9671756</text:p>
          </table:table-cell>
          <table:table-cell office:value-type="float" office:value="6.2699515" calcext:value-type="float">
            <text:p>6,2699515</text:p>
          </table:table-cell>
        </table:table-row>
        <table:table-row table:style-name="ro1">
          <table:table-cell office:value-type="float" office:value="14.9706657" calcext:value-type="float">
            <text:p>14,9706657</text:p>
          </table:table-cell>
          <table:table-cell office:value-type="float" office:value="5.6154189" calcext:value-type="float">
            <text:p>5,6154189</text:p>
          </table:table-cell>
        </table:table-row>
        <table:table-row table:style-name="ro1">
          <table:table-cell office:value-type="float" office:value="14.9729721" calcext:value-type="float">
            <text:p>14,9729721</text:p>
          </table:table-cell>
          <table:table-cell office:value-type="float" office:value="6.2147133" calcext:value-type="float">
            <text:p>6,2147133</text:p>
          </table:table-cell>
        </table:table-row>
        <table:table-row table:style-name="ro1">
          <table:table-cell office:value-type="float" office:value="14.9762093" calcext:value-type="float">
            <text:p>14,9762093</text:p>
          </table:table-cell>
          <table:table-cell office:value-type="float" office:value="7.056791" calcext:value-type="float">
            <text:p>7,056791</text:p>
          </table:table-cell>
        </table:table-row>
        <table:table-row table:style-name="ro1">
          <table:table-cell office:value-type="float" office:value="14.986351" calcext:value-type="float">
            <text:p>14,986351</text:p>
          </table:table-cell>
          <table:table-cell office:value-type="float" office:value="5.7634663" calcext:value-type="float">
            <text:p>5,7634663</text:p>
          </table:table-cell>
        </table:table-row>
        <table:table-row table:style-name="ro1">
          <table:table-cell office:value-type="float" office:value="14.9882316" calcext:value-type="float">
            <text:p>14,9882316</text:p>
          </table:table-cell>
          <table:table-cell office:value-type="float" office:value="7.0484039" calcext:value-type="float">
            <text:p>7,0484039</text:p>
          </table:table-cell>
        </table:table-row>
        <table:table-row table:style-name="ro1">
          <table:table-cell office:value-type="float" office:value="14.9933142" calcext:value-type="float">
            <text:p>14,9933142</text:p>
          </table:table-cell>
          <table:table-cell office:value-type="float" office:value="6.5496023" calcext:value-type="float">
            <text:p>6,5496023</text:p>
          </table:table-cell>
        </table:table-row>
        <table:table-row table:style-name="ro1">
          <table:table-cell office:value-type="float" office:value="15.0033325" calcext:value-type="float">
            <text:p>15,0033325</text:p>
          </table:table-cell>
          <table:table-cell office:value-type="float" office:value="6.6234626" calcext:value-type="float">
            <text:p>6,6234626</text:p>
          </table:table-cell>
        </table:table-row>
        <table:table-row table:style-name="ro1">
          <table:table-cell office:value-type="float" office:value="15.0039626" calcext:value-type="float">
            <text:p>15,0039626</text:p>
          </table:table-cell>
          <table:table-cell office:value-type="float" office:value="6.9348413" calcext:value-type="float">
            <text:p>6,9348413</text:p>
          </table:table-cell>
        </table:table-row>
        <table:table-row table:style-name="ro1">
          <table:table-cell office:value-type="float" office:value="15.0040241" calcext:value-type="float">
            <text:p>15,0040241</text:p>
          </table:table-cell>
          <table:table-cell office:value-type="float" office:value="19.5992903" calcext:value-type="float">
            <text:p>19,5992903</text:p>
          </table:table-cell>
        </table:table-row>
        <table:table-row table:style-name="ro1">
          <table:table-cell office:value-type="float" office:value="15.0135616" calcext:value-type="float">
            <text:p>15,0135616</text:p>
          </table:table-cell>
          <table:table-cell office:value-type="float" office:value="7.2822366" calcext:value-type="float">
            <text:p>7,2822366</text:p>
          </table:table-cell>
        </table:table-row>
        <table:table-row table:style-name="ro1">
          <table:table-cell office:value-type="float" office:value="15.0206664" calcext:value-type="float">
            <text:p>15,0206664</text:p>
          </table:table-cell>
          <table:table-cell office:value-type="float" office:value="6.1713498" calcext:value-type="float">
            <text:p>6,1713498</text:p>
          </table:table-cell>
        </table:table-row>
        <table:table-row table:style-name="ro1">
          <table:table-cell office:value-type="float" office:value="15.0209764" calcext:value-type="float">
            <text:p>15,0209764</text:p>
          </table:table-cell>
          <table:table-cell office:value-type="float" office:value="18.4329078" calcext:value-type="float">
            <text:p>18,4329078</text:p>
          </table:table-cell>
        </table:table-row>
        <table:table-row table:style-name="ro1">
          <table:table-cell office:value-type="float" office:value="15.0268866" calcext:value-type="float">
            <text:p>15,0268866</text:p>
          </table:table-cell>
          <table:table-cell office:value-type="float" office:value="19.0471541" calcext:value-type="float">
            <text:p>19,0471541</text:p>
          </table:table-cell>
        </table:table-row>
        <table:table-row table:style-name="ro1">
          <table:table-cell office:value-type="float" office:value="15.0291068" calcext:value-type="float">
            <text:p>15,0291068</text:p>
          </table:table-cell>
          <table:table-cell office:value-type="float" office:value="5.4803768" calcext:value-type="float">
            <text:p>5,4803768</text:p>
          </table:table-cell>
        </table:table-row>
        <table:table-row table:style-name="ro1">
          <table:table-cell office:value-type="float" office:value="15.0397375" calcext:value-type="float">
            <text:p>15,0397375</text:p>
          </table:table-cell>
          <table:table-cell office:value-type="float" office:value="6.5765837" calcext:value-type="float">
            <text:p>6,5765837</text:p>
          </table:table-cell>
        </table:table-row>
        <table:table-row table:style-name="ro1">
          <table:table-cell office:value-type="float" office:value="15.0494805" calcext:value-type="float">
            <text:p>15,0494805</text:p>
          </table:table-cell>
          <table:table-cell office:value-type="float" office:value="6.6355882" calcext:value-type="float">
            <text:p>6,6355882</text:p>
          </table:table-cell>
        </table:table-row>
        <table:table-row table:style-name="ro1">
          <table:table-cell office:value-type="float" office:value="15.0503546" calcext:value-type="float">
            <text:p>15,0503546</text:p>
          </table:table-cell>
          <table:table-cell office:value-type="float" office:value="6.9581531" calcext:value-type="float">
            <text:p>6,9581531</text:p>
          </table:table-cell>
        </table:table-row>
        <table:table-row table:style-name="ro1">
          <table:table-cell office:value-type="float" office:value="15.051681" calcext:value-type="float">
            <text:p>15,051681</text:p>
          </table:table-cell>
          <table:table-cell office:value-type="float" office:value="6.9898091" calcext:value-type="float">
            <text:p>6,9898091</text:p>
          </table:table-cell>
        </table:table-row>
        <table:table-row table:style-name="ro1">
          <table:table-cell office:value-type="float" office:value="15.062331" calcext:value-type="float">
            <text:p>15,062331</text:p>
          </table:table-cell>
          <table:table-cell office:value-type="float" office:value="7.2798448" calcext:value-type="float">
            <text:p>7,2798448</text:p>
          </table:table-cell>
        </table:table-row>
        <table:table-row table:style-name="ro1">
          <table:table-cell office:value-type="float" office:value="15.0626756" calcext:value-type="float">
            <text:p>15,0626756</text:p>
          </table:table-cell>
          <table:table-cell office:value-type="float" office:value="6.5671644" calcext:value-type="float">
            <text:p>6,5671644</text:p>
          </table:table-cell>
        </table:table-row>
        <table:table-row table:style-name="ro1">
          <table:table-cell office:value-type="float" office:value="15.065395" calcext:value-type="float">
            <text:p>15,065395</text:p>
          </table:table-cell>
          <table:table-cell office:value-type="float" office:value="6.6930156" calcext:value-type="float">
            <text:p>6,6930156</text:p>
          </table:table-cell>
        </table:table-row>
        <table:table-row table:style-name="ro1">
          <table:table-cell office:value-type="float" office:value="15.0669591" calcext:value-type="float">
            <text:p>15,0669591</text:p>
          </table:table-cell>
          <table:table-cell office:value-type="float" office:value="19.0018989" calcext:value-type="float">
            <text:p>19,0018989</text:p>
          </table:table-cell>
        </table:table-row>
        <table:table-row table:style-name="ro1">
          <table:table-cell office:value-type="float" office:value="15.0678137" calcext:value-type="float">
            <text:p>15,0678137</text:p>
          </table:table-cell>
          <table:table-cell office:value-type="float" office:value="7.1656641" calcext:value-type="float">
            <text:p>7,1656641</text:p>
          </table:table-cell>
        </table:table-row>
        <table:table-row table:style-name="ro1">
          <table:table-cell office:value-type="float" office:value="15.0688901" calcext:value-type="float">
            <text:p>15,0688901</text:p>
          </table:table-cell>
          <table:table-cell office:value-type="float" office:value="6.6287069" calcext:value-type="float">
            <text:p>6,6287069</text:p>
          </table:table-cell>
        </table:table-row>
        <table:table-row table:style-name="ro1">
          <table:table-cell office:value-type="float" office:value="15.0742315" calcext:value-type="float">
            <text:p>15,0742315</text:p>
          </table:table-cell>
          <table:table-cell office:value-type="float" office:value="5.2443338" calcext:value-type="float">
            <text:p>5,2443338</text:p>
          </table:table-cell>
        </table:table-row>
        <table:table-row table:style-name="ro1">
          <table:table-cell office:value-type="float" office:value="15.0760106" calcext:value-type="float">
            <text:p>15,0760106</text:p>
          </table:table-cell>
          <table:table-cell office:value-type="float" office:value="20.7205052" calcext:value-type="float">
            <text:p>20,7205052</text:p>
          </table:table-cell>
        </table:table-row>
        <table:table-row table:style-name="ro1">
          <table:table-cell office:value-type="float" office:value="15.0760964" calcext:value-type="float">
            <text:p>15,0760964</text:p>
          </table:table-cell>
          <table:table-cell office:value-type="float" office:value="6.4236371" calcext:value-type="float">
            <text:p>6,4236371</text:p>
          </table:table-cell>
        </table:table-row>
        <table:table-row table:style-name="ro1">
          <table:table-cell office:value-type="float" office:value="15.0917957" calcext:value-type="float">
            <text:p>15,0917957</text:p>
          </table:table-cell>
          <table:table-cell office:value-type="float" office:value="6.8904826" calcext:value-type="float">
            <text:p>6,8904826</text:p>
          </table:table-cell>
        </table:table-row>
        <table:table-row table:style-name="ro1">
          <table:table-cell office:value-type="float" office:value="15.092919" calcext:value-type="float">
            <text:p>15,092919</text:p>
          </table:table-cell>
          <table:table-cell office:value-type="float" office:value="6.1413822" calcext:value-type="float">
            <text:p>6,1413822</text:p>
          </table:table-cell>
        </table:table-row>
        <table:table-row table:style-name="ro1">
          <table:table-cell office:value-type="float" office:value="15.0929285" calcext:value-type="float">
            <text:p>15,0929285</text:p>
          </table:table-cell>
          <table:table-cell office:value-type="float" office:value="5.2315742" calcext:value-type="float">
            <text:p>5,2315742</text:p>
          </table:table-cell>
        </table:table-row>
        <table:table-row table:style-name="ro1">
          <table:table-cell office:value-type="float" office:value="15.0954383" calcext:value-type="float">
            <text:p>15,0954383</text:p>
          </table:table-cell>
          <table:table-cell office:value-type="float" office:value="6.3205922" calcext:value-type="float">
            <text:p>6,3205922</text:p>
          </table:table-cell>
        </table:table-row>
        <table:table-row table:style-name="ro1">
          <table:table-cell office:value-type="float" office:value="15.1046646" calcext:value-type="float">
            <text:p>15,1046646</text:p>
          </table:table-cell>
          <table:table-cell office:value-type="float" office:value="6.820624" calcext:value-type="float">
            <text:p>6,820624</text:p>
          </table:table-cell>
        </table:table-row>
        <table:table-row table:style-name="ro1">
          <table:table-cell office:value-type="float" office:value="15.1059786" calcext:value-type="float">
            <text:p>15,1059786</text:p>
          </table:table-cell>
          <table:table-cell office:value-type="float" office:value="6.8971519" calcext:value-type="float">
            <text:p>6,8971519</text:p>
          </table:table-cell>
        </table:table-row>
        <table:table-row table:style-name="ro1">
          <table:table-cell office:value-type="float" office:value="15.1086865" calcext:value-type="float">
            <text:p>15,1086865</text:p>
          </table:table-cell>
          <table:table-cell office:value-type="float" office:value="5.8099862" calcext:value-type="float">
            <text:p>5,8099862</text:p>
          </table:table-cell>
        </table:table-row>
        <table:table-row table:style-name="ro1">
          <table:table-cell office:value-type="float" office:value="15.1102913" calcext:value-type="float">
            <text:p>15,1102913</text:p>
          </table:table-cell>
          <table:table-cell office:value-type="float" office:value="7.2823765" calcext:value-type="float">
            <text:p>7,2823765</text:p>
          </table:table-cell>
        </table:table-row>
        <table:table-row table:style-name="ro1">
          <table:table-cell office:value-type="float" office:value="15.1215458" calcext:value-type="float">
            <text:p>15,1215458</text:p>
          </table:table-cell>
          <table:table-cell office:value-type="float" office:value="20.0588909" calcext:value-type="float">
            <text:p>20,0588909</text:p>
          </table:table-cell>
        </table:table-row>
        <table:table-row table:style-name="ro1">
          <table:table-cell office:value-type="float" office:value="15.1220301" calcext:value-type="float">
            <text:p>15,1220301</text:p>
          </table:table-cell>
          <table:table-cell office:value-type="float" office:value="6.7303026" calcext:value-type="float">
            <text:p>6,7303026</text:p>
          </table:table-cell>
        </table:table-row>
        <table:table-row table:style-name="ro1">
          <table:table-cell office:value-type="float" office:value="15.1276263" calcext:value-type="float">
            <text:p>15,1276263</text:p>
          </table:table-cell>
          <table:table-cell office:value-type="float" office:value="6.3086563" calcext:value-type="float">
            <text:p>6,3086563</text:p>
          </table:table-cell>
        </table:table-row>
        <table:table-row table:style-name="ro1">
          <table:table-cell office:value-type="float" office:value="15.1342385" calcext:value-type="float">
            <text:p>15,1342385</text:p>
          </table:table-cell>
          <table:table-cell office:value-type="float" office:value="6.1057714" calcext:value-type="float">
            <text:p>6,1057714</text:p>
          </table:table-cell>
        </table:table-row>
        <table:table-row table:style-name="ro1">
          <table:table-cell office:value-type="float" office:value="15.1398202" calcext:value-type="float">
            <text:p>15,1398202</text:p>
          </table:table-cell>
          <table:table-cell office:value-type="float" office:value="6.4256283" calcext:value-type="float">
            <text:p>6,4256283</text:p>
          </table:table-cell>
        </table:table-row>
        <table:table-row table:style-name="ro1">
          <table:table-cell office:value-type="float" office:value="15.141202" calcext:value-type="float">
            <text:p>15,141202</text:p>
          </table:table-cell>
          <table:table-cell office:value-type="float" office:value="19.3693584" calcext:value-type="float">
            <text:p>19,3693584</text:p>
          </table:table-cell>
        </table:table-row>
        <table:table-row table:style-name="ro1">
          <table:table-cell office:value-type="float" office:value="15.1510028" calcext:value-type="float">
            <text:p>15,1510028</text:p>
          </table:table-cell>
          <table:table-cell office:value-type="float" office:value="5.927629" calcext:value-type="float">
            <text:p>5,927629</text:p>
          </table:table-cell>
        </table:table-row>
        <table:table-row table:style-name="ro1">
          <table:table-cell office:value-type="float" office:value="15.1536128" calcext:value-type="float">
            <text:p>15,1536128</text:p>
          </table:table-cell>
          <table:table-cell office:value-type="float" office:value="6.7526251" calcext:value-type="float">
            <text:p>6,7526251</text:p>
          </table:table-cell>
        </table:table-row>
        <table:table-row table:style-name="ro1">
          <table:table-cell office:value-type="float" office:value="15.1606075" calcext:value-type="float">
            <text:p>15,1606075</text:p>
          </table:table-cell>
          <table:table-cell office:value-type="float" office:value="20.0869031" calcext:value-type="float">
            <text:p>20,0869031</text:p>
          </table:table-cell>
        </table:table-row>
        <table:table-row table:style-name="ro1">
          <table:table-cell office:value-type="float" office:value="15.1682616" calcext:value-type="float">
            <text:p>15,1682616</text:p>
          </table:table-cell>
          <table:table-cell office:value-type="float" office:value="5.8669813" calcext:value-type="float">
            <text:p>5,8669813</text:p>
          </table:table-cell>
        </table:table-row>
        <table:table-row table:style-name="ro1">
          <table:table-cell office:value-type="float" office:value="15.171779" calcext:value-type="float">
            <text:p>15,171779</text:p>
          </table:table-cell>
          <table:table-cell office:value-type="float" office:value="6.3908317" calcext:value-type="float">
            <text:p>6,3908317</text:p>
          </table:table-cell>
        </table:table-row>
        <table:table-row table:style-name="ro1">
          <table:table-cell office:value-type="float" office:value="15.1755977" calcext:value-type="float">
            <text:p>15,1755977</text:p>
          </table:table-cell>
          <table:table-cell office:value-type="float" office:value="6.3488127" calcext:value-type="float">
            <text:p>6,3488127</text:p>
          </table:table-cell>
        </table:table-row>
        <table:table-row table:style-name="ro1">
          <table:table-cell office:value-type="float" office:value="15.184687" calcext:value-type="float">
            <text:p>15,184687</text:p>
          </table:table-cell>
          <table:table-cell office:value-type="float" office:value="6.5821361" calcext:value-type="float">
            <text:p>6,5821361</text:p>
          </table:table-cell>
        </table:table-row>
        <table:table-row table:style-name="ro1">
          <table:table-cell office:value-type="float" office:value="15.1882859" calcext:value-type="float">
            <text:p>15,1882859</text:p>
          </table:table-cell>
          <table:table-cell office:value-type="float" office:value="18.5984681" calcext:value-type="float">
            <text:p>18,5984681</text:p>
          </table:table-cell>
        </table:table-row>
        <table:table-row table:style-name="ro1">
          <table:table-cell office:value-type="float" office:value="15.1940229" calcext:value-type="float">
            <text:p>15,1940229</text:p>
          </table:table-cell>
          <table:table-cell office:value-type="float" office:value="5.9062534" calcext:value-type="float">
            <text:p>5,9062534</text:p>
          </table:table-cell>
        </table:table-row>
        <table:table-row table:style-name="ro1">
          <table:table-cell office:value-type="float" office:value="15.1966696" calcext:value-type="float">
            <text:p>15,1966696</text:p>
          </table:table-cell>
          <table:table-cell office:value-type="float" office:value="5.9758813" calcext:value-type="float">
            <text:p>5,9758813</text:p>
          </table:table-cell>
        </table:table-row>
        <table:table-row table:style-name="ro1">
          <table:table-cell office:value-type="float" office:value="15.2013966" calcext:value-type="float">
            <text:p>15,2013966</text:p>
          </table:table-cell>
          <table:table-cell office:value-type="float" office:value="6.6562075" calcext:value-type="float">
            <text:p>6,6562075</text:p>
          </table:table-cell>
        </table:table-row>
        <table:table-row table:style-name="ro1">
          <table:table-cell office:value-type="float" office:value="15.201673" calcext:value-type="float">
            <text:p>15,201673</text:p>
          </table:table-cell>
          <table:table-cell office:value-type="float" office:value="5.9623279" calcext:value-type="float">
            <text:p>5,9623279</text:p>
          </table:table-cell>
        </table:table-row>
        <table:table-row table:style-name="ro1">
          <table:table-cell office:value-type="float" office:value="15.2047541" calcext:value-type="float">
            <text:p>15,2047541</text:p>
          </table:table-cell>
          <table:table-cell office:value-type="float" office:value="6.529037" calcext:value-type="float">
            <text:p>6,529037</text:p>
          </table:table-cell>
        </table:table-row>
        <table:table-row table:style-name="ro1">
          <table:table-cell office:value-type="float" office:value="15.2078568" calcext:value-type="float">
            <text:p>15,2078568</text:p>
          </table:table-cell>
          <table:table-cell office:value-type="float" office:value="5.8810816" calcext:value-type="float">
            <text:p>5,8810816</text:p>
          </table:table-cell>
        </table:table-row>
        <table:table-row table:style-name="ro1">
          <table:table-cell office:value-type="float" office:value="15.2115344" calcext:value-type="float">
            <text:p>15,2115344</text:p>
          </table:table-cell>
          <table:table-cell office:value-type="float" office:value="6.1052179" calcext:value-type="float">
            <text:p>6,1052179</text:p>
          </table:table-cell>
        </table:table-row>
        <table:table-row table:style-name="ro1">
          <table:table-cell office:value-type="float" office:value="15.2206469" calcext:value-type="float">
            <text:p>15,2206469</text:p>
          </table:table-cell>
          <table:table-cell office:value-type="float" office:value="5.9975918" calcext:value-type="float">
            <text:p>5,9975918</text:p>
          </table:table-cell>
        </table:table-row>
        <table:table-row table:style-name="ro1">
          <table:table-cell office:value-type="float" office:value="15.2227962" calcext:value-type="float">
            <text:p>15,2227962</text:p>
          </table:table-cell>
          <table:table-cell office:value-type="float" office:value="5.2312147" calcext:value-type="float">
            <text:p>5,2312147</text:p>
          </table:table-cell>
        </table:table-row>
        <table:table-row table:style-name="ro1">
          <table:table-cell office:value-type="float" office:value="15.2243473" calcext:value-type="float">
            <text:p>15,2243473</text:p>
          </table:table-cell>
          <table:table-cell office:value-type="float" office:value="18.4037217" calcext:value-type="float">
            <text:p>18,4037217</text:p>
          </table:table-cell>
        </table:table-row>
        <table:table-row table:style-name="ro1">
          <table:table-cell office:value-type="float" office:value="15.2287023" calcext:value-type="float">
            <text:p>15,2287023</text:p>
          </table:table-cell>
          <table:table-cell office:value-type="float" office:value="5.8652955" calcext:value-type="float">
            <text:p>5,8652955</text:p>
          </table:table-cell>
        </table:table-row>
        <table:table-row table:style-name="ro1">
          <table:table-cell office:value-type="float" office:value="15.2322506" calcext:value-type="float">
            <text:p>15,2322506</text:p>
          </table:table-cell>
          <table:table-cell office:value-type="float" office:value="5.3187123" calcext:value-type="float">
            <text:p>5,3187123</text:p>
          </table:table-cell>
        </table:table-row>
        <table:table-row table:style-name="ro1">
          <table:table-cell office:value-type="float" office:value="15.2324507" calcext:value-type="float">
            <text:p>15,2324507</text:p>
          </table:table-cell>
          <table:table-cell office:value-type="float" office:value="6.0334946" calcext:value-type="float">
            <text:p>6,0334946</text:p>
          </table:table-cell>
        </table:table-row>
        <table:table-row table:style-name="ro1">
          <table:table-cell office:value-type="float" office:value="15.2355927" calcext:value-type="float">
            <text:p>15,2355927</text:p>
          </table:table-cell>
          <table:table-cell office:value-type="float" office:value="4.8712406" calcext:value-type="float">
            <text:p>4,8712406</text:p>
          </table:table-cell>
        </table:table-row>
        <table:table-row table:style-name="ro1">
          <table:table-cell office:value-type="float" office:value="15.2377766" calcext:value-type="float">
            <text:p>15,2377766</text:p>
          </table:table-cell>
          <table:table-cell office:value-type="float" office:value="5.5863806" calcext:value-type="float">
            <text:p>5,5863806</text:p>
          </table:table-cell>
        </table:table-row>
        <table:table-row table:style-name="ro1">
          <table:table-cell office:value-type="float" office:value="15.2396496" calcext:value-type="float">
            <text:p>15,2396496</text:p>
          </table:table-cell>
          <table:table-cell office:value-type="float" office:value="5.5175099" calcext:value-type="float">
            <text:p>5,5175099</text:p>
          </table:table-cell>
        </table:table-row>
        <table:table-row table:style-name="ro1">
          <table:table-cell office:value-type="float" office:value="15.2475119" calcext:value-type="float">
            <text:p>15,2475119</text:p>
          </table:table-cell>
          <table:table-cell office:value-type="float" office:value="7.1109794" calcext:value-type="float">
            <text:p>7,1109794</text:p>
          </table:table-cell>
        </table:table-row>
        <table:table-row table:style-name="ro1">
          <table:table-cell office:value-type="float" office:value="15.252281" calcext:value-type="float">
            <text:p>15,252281</text:p>
          </table:table-cell>
          <table:table-cell office:value-type="float" office:value="5.6743999" calcext:value-type="float">
            <text:p>5,6743999</text:p>
          </table:table-cell>
        </table:table-row>
        <table:table-row table:style-name="ro1">
          <table:table-cell office:value-type="float" office:value="15.2705911" calcext:value-type="float">
            <text:p>15,2705911</text:p>
          </table:table-cell>
          <table:table-cell office:value-type="float" office:value="6.4391338" calcext:value-type="float">
            <text:p>6,4391338</text:p>
          </table:table-cell>
        </table:table-row>
        <table:table-row table:style-name="ro1">
          <table:table-cell office:value-type="float" office:value="15.2829063" calcext:value-type="float">
            <text:p>15,2829063</text:p>
          </table:table-cell>
          <table:table-cell office:value-type="float" office:value="5.515877" calcext:value-type="float">
            <text:p>5,515877</text:p>
          </table:table-cell>
        </table:table-row>
        <table:table-row table:style-name="ro1">
          <table:table-cell office:value-type="float" office:value="15.2843515" calcext:value-type="float">
            <text:p>15,2843515</text:p>
          </table:table-cell>
          <table:table-cell office:value-type="float" office:value="6.1986933" calcext:value-type="float">
            <text:p>6,1986933</text:p>
          </table:table-cell>
        </table:table-row>
        <table:table-row table:style-name="ro1">
          <table:table-cell office:value-type="float" office:value="15.2926739" calcext:value-type="float">
            <text:p>15,2926739</text:p>
          </table:table-cell>
          <table:table-cell office:value-type="float" office:value="5.556838" calcext:value-type="float">
            <text:p>5,556838</text:p>
          </table:table-cell>
        </table:table-row>
        <table:table-row table:style-name="ro1">
          <table:table-cell office:value-type="float" office:value="15.315338" calcext:value-type="float">
            <text:p>15,315338</text:p>
          </table:table-cell>
          <table:table-cell office:value-type="float" office:value="6.6181094" calcext:value-type="float">
            <text:p>6,6181094</text:p>
          </table:table-cell>
        </table:table-row>
        <table:table-row table:style-name="ro1">
          <table:table-cell office:value-type="float" office:value="15.3190126" calcext:value-type="float">
            <text:p>15,3190126</text:p>
          </table:table-cell>
          <table:table-cell office:value-type="float" office:value="5.3519882" calcext:value-type="float">
            <text:p>5,3519882</text:p>
          </table:table-cell>
        </table:table-row>
        <table:table-row table:style-name="ro1">
          <table:table-cell office:value-type="float" office:value="15.3305327" calcext:value-type="float">
            <text:p>15,3305327</text:p>
          </table:table-cell>
          <table:table-cell office:value-type="float" office:value="5.5726347" calcext:value-type="float">
            <text:p>5,5726347</text:p>
          </table:table-cell>
        </table:table-row>
        <table:table-row table:style-name="ro1">
          <table:table-cell office:value-type="float" office:value="15.3350075" calcext:value-type="float">
            <text:p>15,3350075</text:p>
          </table:table-cell>
          <table:table-cell office:value-type="float" office:value="4.5586059" calcext:value-type="float">
            <text:p>4,5586059</text:p>
          </table:table-cell>
        </table:table-row>
        <table:table-row table:style-name="ro1">
          <table:table-cell office:value-type="float" office:value="15.3390641" calcext:value-type="float">
            <text:p>15,3390641</text:p>
          </table:table-cell>
          <table:table-cell office:value-type="float" office:value="5.3997243" calcext:value-type="float">
            <text:p>5,3997243</text:p>
          </table:table-cell>
        </table:table-row>
        <table:table-row table:style-name="ro1">
          <table:table-cell office:value-type="float" office:value="15.3503781" calcext:value-type="float">
            <text:p>15,3503781</text:p>
          </table:table-cell>
          <table:table-cell office:value-type="float" office:value="5.2959345" calcext:value-type="float">
            <text:p>5,2959345</text:p>
          </table:table-cell>
        </table:table-row>
        <table:table-row table:style-name="ro1">
          <table:table-cell office:value-type="float" office:value="15.3514026" calcext:value-type="float">
            <text:p>15,3514026</text:p>
          </table:table-cell>
          <table:table-cell office:value-type="float" office:value="6.3677925" calcext:value-type="float">
            <text:p>6,3677925</text:p>
          </table:table-cell>
        </table:table-row>
        <table:table-row table:style-name="ro1">
          <table:table-cell office:value-type="float" office:value="15.3554864" calcext:value-type="float">
            <text:p>15,3554864</text:p>
          </table:table-cell>
          <table:table-cell office:value-type="float" office:value="5.1490023" calcext:value-type="float">
            <text:p>5,1490023</text:p>
          </table:table-cell>
        </table:table-row>
        <table:table-row table:style-name="ro1">
          <table:table-cell office:value-type="float" office:value="15.3575456" calcext:value-type="float">
            <text:p>15,3575456</text:p>
          </table:table-cell>
          <table:table-cell office:value-type="float" office:value="5.4865416" calcext:value-type="float">
            <text:p>5,4865416</text:p>
          </table:table-cell>
        </table:table-row>
        <table:table-row table:style-name="ro1">
          <table:table-cell office:value-type="float" office:value="15.367894" calcext:value-type="float">
            <text:p>15,367894</text:p>
          </table:table-cell>
          <table:table-cell office:value-type="float" office:value="5.890064" calcext:value-type="float">
            <text:p>5,890064</text:p>
          </table:table-cell>
        </table:table-row>
        <table:table-row table:style-name="ro1">
          <table:table-cell office:value-type="float" office:value="15.3733838" calcext:value-type="float">
            <text:p>15,3733838</text:p>
          </table:table-cell>
          <table:table-cell office:value-type="float" office:value="6.4868593" calcext:value-type="float">
            <text:p>6,4868593</text:p>
          </table:table-cell>
        </table:table-row>
        <table:table-row table:style-name="ro1">
          <table:table-cell office:value-type="float" office:value="15.3743885" calcext:value-type="float">
            <text:p>15,3743885</text:p>
          </table:table-cell>
          <table:table-cell office:value-type="float" office:value="6.644231" calcext:value-type="float">
            <text:p>6,644231</text:p>
          </table:table-cell>
        </table:table-row>
        <table:table-row table:style-name="ro1">
          <table:table-cell office:value-type="float" office:value="15.3805873" calcext:value-type="float">
            <text:p>15,3805873</text:p>
          </table:table-cell>
          <table:table-cell office:value-type="float" office:value="5.97311" calcext:value-type="float">
            <text:p>5,97311</text:p>
          </table:table-cell>
        </table:table-row>
        <table:table-row table:style-name="ro1">
          <table:table-cell office:value-type="float" office:value="15.3820711" calcext:value-type="float">
            <text:p>15,3820711</text:p>
          </table:table-cell>
          <table:table-cell office:value-type="float" office:value="5.9856516" calcext:value-type="float">
            <text:p>5,9856516</text:p>
          </table:table-cell>
        </table:table-row>
        <table:table-row table:style-name="ro1">
          <table:table-cell office:value-type="float" office:value="15.3882246" calcext:value-type="float">
            <text:p>15,3882246</text:p>
          </table:table-cell>
          <table:table-cell office:value-type="float" office:value="18.1426206" calcext:value-type="float">
            <text:p>18,1426206</text:p>
          </table:table-cell>
        </table:table-row>
        <table:table-row table:style-name="ro1">
          <table:table-cell office:value-type="float" office:value="15.3889034" calcext:value-type="float">
            <text:p>15,3889034</text:p>
          </table:table-cell>
          <table:table-cell office:value-type="float" office:value="5.3458969" calcext:value-type="float">
            <text:p>5,3458969</text:p>
          </table:table-cell>
        </table:table-row>
        <table:table-row table:style-name="ro1">
          <table:table-cell office:value-type="float" office:value="15.3902708" calcext:value-type="float">
            <text:p>15,3902708</text:p>
          </table:table-cell>
          <table:table-cell office:value-type="float" office:value="5.2568647" calcext:value-type="float">
            <text:p>5,2568647</text:p>
          </table:table-cell>
        </table:table-row>
        <table:table-row table:style-name="ro1">
          <table:table-cell office:value-type="float" office:value="15.3922626" calcext:value-type="float">
            <text:p>15,3922626</text:p>
          </table:table-cell>
          <table:table-cell office:value-type="float" office:value="6.0178008" calcext:value-type="float">
            <text:p>6,0178008</text:p>
          </table:table-cell>
        </table:table-row>
        <table:table-row table:style-name="ro1">
          <table:table-cell office:value-type="float" office:value="15.3936644" calcext:value-type="float">
            <text:p>15,3936644</text:p>
          </table:table-cell>
          <table:table-cell office:value-type="float" office:value="6.0642855" calcext:value-type="float">
            <text:p>6,0642855</text:p>
          </table:table-cell>
        </table:table-row>
        <table:table-row table:style-name="ro1">
          <table:table-cell office:value-type="float" office:value="15.3998317" calcext:value-type="float">
            <text:p>15,3998317</text:p>
          </table:table-cell>
          <table:table-cell office:value-type="float" office:value="5.5966805" calcext:value-type="float">
            <text:p>5,5966805</text:p>
          </table:table-cell>
        </table:table-row>
        <table:table-row table:style-name="ro1">
          <table:table-cell office:value-type="float" office:value="15.4057563" calcext:value-type="float">
            <text:p>15,4057563</text:p>
          </table:table-cell>
          <table:table-cell office:value-type="float" office:value="6.3849921" calcext:value-type="float">
            <text:p>6,3849921</text:p>
          </table:table-cell>
        </table:table-row>
        <table:table-row table:style-name="ro1">
          <table:table-cell office:value-type="float" office:value="15.414715" calcext:value-type="float">
            <text:p>15,414715</text:p>
          </table:table-cell>
          <table:table-cell office:value-type="float" office:value="4.8354628" calcext:value-type="float">
            <text:p>4,8354628</text:p>
          </table:table-cell>
        </table:table-row>
        <table:table-row table:style-name="ro1">
          <table:table-cell office:value-type="float" office:value="15.4180646" calcext:value-type="float">
            <text:p>15,4180646</text:p>
          </table:table-cell>
          <table:table-cell office:value-type="float" office:value="6.2690569" calcext:value-type="float">
            <text:p>6,2690569</text:p>
          </table:table-cell>
        </table:table-row>
        <table:table-row table:style-name="ro1">
          <table:table-cell office:value-type="float" office:value="15.4191618" calcext:value-type="float">
            <text:p>15,4191618</text:p>
          </table:table-cell>
          <table:table-cell office:value-type="float" office:value="6.3761849" calcext:value-type="float">
            <text:p>6,3761849</text:p>
          </table:table-cell>
        </table:table-row>
        <table:table-row table:style-name="ro1">
          <table:table-cell office:value-type="float" office:value="15.4194242" calcext:value-type="float">
            <text:p>15,4194242</text:p>
          </table:table-cell>
          <table:table-cell office:value-type="float" office:value="6.4802782" calcext:value-type="float">
            <text:p>6,4802782</text:p>
          </table:table-cell>
        </table:table-row>
        <table:table-row table:style-name="ro1">
          <table:table-cell office:value-type="float" office:value="15.4386489" calcext:value-type="float">
            <text:p>15,4386489</text:p>
          </table:table-cell>
          <table:table-cell office:value-type="float" office:value="5.5737255" calcext:value-type="float">
            <text:p>5,5737255</text:p>
          </table:table-cell>
        </table:table-row>
        <table:table-row table:style-name="ro1">
          <table:table-cell office:value-type="float" office:value="15.4434468" calcext:value-type="float">
            <text:p>15,4434468</text:p>
          </table:table-cell>
          <table:table-cell office:value-type="float" office:value="6.176655" calcext:value-type="float">
            <text:p>6,176655</text:p>
          </table:table-cell>
        </table:table-row>
        <table:table-row table:style-name="ro1">
          <table:table-cell office:value-type="float" office:value="15.4529978" calcext:value-type="float">
            <text:p>15,4529978</text:p>
          </table:table-cell>
          <table:table-cell office:value-type="float" office:value="6.8238048" calcext:value-type="float">
            <text:p>6,8238048</text:p>
          </table:table-cell>
        </table:table-row>
        <table:table-row table:style-name="ro1">
          <table:table-cell office:value-type="float" office:value="15.4569965" calcext:value-type="float">
            <text:p>15,4569965</text:p>
          </table:table-cell>
          <table:table-cell office:value-type="float" office:value="5.5678951" calcext:value-type="float">
            <text:p>5,5678951</text:p>
          </table:table-cell>
        </table:table-row>
        <table:table-row table:style-name="ro1">
          <table:table-cell office:value-type="float" office:value="15.4570006" calcext:value-type="float">
            <text:p>15,4570006</text:p>
          </table:table-cell>
          <table:table-cell office:value-type="float" office:value="5.6292056" calcext:value-type="float">
            <text:p>5,6292056</text:p>
          </table:table-cell>
        </table:table-row>
        <table:table-row table:style-name="ro1">
          <table:table-cell office:value-type="float" office:value="15.4574284" calcext:value-type="float">
            <text:p>15,4574284</text:p>
          </table:table-cell>
          <table:table-cell office:value-type="float" office:value="6.6947921" calcext:value-type="float">
            <text:p>6,6947921</text:p>
          </table:table-cell>
        </table:table-row>
        <table:table-row table:style-name="ro1">
          <table:table-cell office:value-type="float" office:value="15.4574717" calcext:value-type="float">
            <text:p>15,4574717</text:p>
          </table:table-cell>
          <table:table-cell office:value-type="float" office:value="6.7546462" calcext:value-type="float">
            <text:p>6,7546462</text:p>
          </table:table-cell>
        </table:table-row>
        <table:table-row table:style-name="ro1">
          <table:table-cell office:value-type="float" office:value="15.4622283" calcext:value-type="float">
            <text:p>15,4622283</text:p>
          </table:table-cell>
          <table:table-cell office:value-type="float" office:value="6.6890412" calcext:value-type="float">
            <text:p>6,6890412</text:p>
          </table:table-cell>
        </table:table-row>
        <table:table-row table:style-name="ro1">
          <table:table-cell office:value-type="float" office:value="15.4658406" calcext:value-type="float">
            <text:p>15,4658406</text:p>
          </table:table-cell>
          <table:table-cell office:value-type="float" office:value="6.5221491" calcext:value-type="float">
            <text:p>6,5221491</text:p>
          </table:table-cell>
        </table:table-row>
        <table:table-row table:style-name="ro1">
          <table:table-cell office:value-type="float" office:value="15.4779881" calcext:value-type="float">
            <text:p>15,4779881</text:p>
          </table:table-cell>
          <table:table-cell office:value-type="float" office:value="7.3306358" calcext:value-type="float">
            <text:p>7,3306358</text:p>
          </table:table-cell>
        </table:table-row>
        <table:table-row table:style-name="ro1">
          <table:table-cell office:value-type="float" office:value="15.4829666" calcext:value-type="float">
            <text:p>15,4829666</text:p>
          </table:table-cell>
          <table:table-cell office:value-type="float" office:value="5.5996307" calcext:value-type="float">
            <text:p>5,5996307</text:p>
          </table:table-cell>
        </table:table-row>
        <table:table-row table:style-name="ro1">
          <table:table-cell office:value-type="float" office:value="15.4833956" calcext:value-type="float">
            <text:p>15,4833956</text:p>
          </table:table-cell>
          <table:table-cell office:value-type="float" office:value="6.6273535" calcext:value-type="float">
            <text:p>6,6273535</text:p>
          </table:table-cell>
        </table:table-row>
        <table:table-row table:style-name="ro1">
          <table:table-cell office:value-type="float" office:value="15.4873839" calcext:value-type="float">
            <text:p>15,4873839</text:p>
          </table:table-cell>
          <table:table-cell office:value-type="float" office:value="5.5527423" calcext:value-type="float">
            <text:p>5,5527423</text:p>
          </table:table-cell>
        </table:table-row>
        <table:table-row table:style-name="ro1">
          <table:table-cell office:value-type="float" office:value="15.4901122" calcext:value-type="float">
            <text:p>15,4901122</text:p>
          </table:table-cell>
          <table:table-cell office:value-type="float" office:value="6.4334057" calcext:value-type="float">
            <text:p>6,4334057</text:p>
          </table:table-cell>
        </table:table-row>
        <table:table-row table:style-name="ro1">
          <table:table-cell office:value-type="float" office:value="15.4961438" calcext:value-type="float">
            <text:p>15,4961438</text:p>
          </table:table-cell>
          <table:table-cell office:value-type="float" office:value="5.8739591" calcext:value-type="float">
            <text:p>5,8739591</text:p>
          </table:table-cell>
        </table:table-row>
        <table:table-row table:style-name="ro1">
          <table:table-cell office:value-type="float" office:value="15.5042036" calcext:value-type="float">
            <text:p>15,5042036</text:p>
          </table:table-cell>
          <table:table-cell office:value-type="float" office:value="6.5049534" calcext:value-type="float">
            <text:p>6,5049534</text:p>
          </table:table-cell>
        </table:table-row>
        <table:table-row table:style-name="ro1">
          <table:table-cell office:value-type="float" office:value="15.5132794" calcext:value-type="float">
            <text:p>15,5132794</text:p>
          </table:table-cell>
          <table:table-cell office:value-type="float" office:value="6.0846093" calcext:value-type="float">
            <text:p>6,0846093</text:p>
          </table:table-cell>
        </table:table-row>
        <table:table-row table:style-name="ro1">
          <table:table-cell office:value-type="float" office:value="15.5162221" calcext:value-type="float">
            <text:p>15,5162221</text:p>
          </table:table-cell>
          <table:table-cell office:value-type="float" office:value="5.4965765" calcext:value-type="float">
            <text:p>5,4965765</text:p>
          </table:table-cell>
        </table:table-row>
        <table:table-row table:style-name="ro1">
          <table:table-cell office:value-type="float" office:value="15.5175688" calcext:value-type="float">
            <text:p>15,5175688</text:p>
          </table:table-cell>
          <table:table-cell office:value-type="float" office:value="6.092613" calcext:value-type="float">
            <text:p>6,092613</text:p>
          </table:table-cell>
        </table:table-row>
        <table:table-row table:style-name="ro1">
          <table:table-cell office:value-type="float" office:value="15.5206044" calcext:value-type="float">
            <text:p>15,5206044</text:p>
          </table:table-cell>
          <table:table-cell office:value-type="float" office:value="6.9468151" calcext:value-type="float">
            <text:p>6,9468151</text:p>
          </table:table-cell>
        </table:table-row>
        <table:table-row table:style-name="ro1">
          <table:table-cell office:value-type="float" office:value="15.520835" calcext:value-type="float">
            <text:p>15,520835</text:p>
          </table:table-cell>
          <table:table-cell office:value-type="float" office:value="6.0431814" calcext:value-type="float">
            <text:p>6,0431814</text:p>
          </table:table-cell>
        </table:table-row>
        <table:table-row table:style-name="ro1">
          <table:table-cell office:value-type="float" office:value="15.5265627" calcext:value-type="float">
            <text:p>15,5265627</text:p>
          </table:table-cell>
          <table:table-cell office:value-type="float" office:value="6.9380634" calcext:value-type="float">
            <text:p>6,9380634</text:p>
          </table:table-cell>
        </table:table-row>
        <table:table-row table:style-name="ro1">
          <table:table-cell office:value-type="float" office:value="15.53078" calcext:value-type="float">
            <text:p>15,53078</text:p>
          </table:table-cell>
          <table:table-cell office:value-type="float" office:value="5.3619741" calcext:value-type="float">
            <text:p>5,3619741</text:p>
          </table:table-cell>
        </table:table-row>
        <table:table-row table:style-name="ro1">
          <table:table-cell office:value-type="float" office:value="15.5339989" calcext:value-type="float">
            <text:p>15,5339989</text:p>
          </table:table-cell>
          <table:table-cell office:value-type="float" office:value="20.1844417" calcext:value-type="float">
            <text:p>20,1844417</text:p>
          </table:table-cell>
        </table:table-row>
        <table:table-row table:style-name="ro1">
          <table:table-cell office:value-type="float" office:value="15.540033" calcext:value-type="float">
            <text:p>15,540033</text:p>
          </table:table-cell>
          <table:table-cell office:value-type="float" office:value="5.9870908" calcext:value-type="float">
            <text:p>5,9870908</text:p>
          </table:table-cell>
        </table:table-row>
        <table:table-row table:style-name="ro1">
          <table:table-cell office:value-type="float" office:value="15.5454388" calcext:value-type="float">
            <text:p>15,5454388</text:p>
          </table:table-cell>
          <table:table-cell office:value-type="float" office:value="5.4708436" calcext:value-type="float">
            <text:p>5,4708436</text:p>
          </table:table-cell>
        </table:table-row>
        <table:table-row table:style-name="ro1">
          <table:table-cell office:value-type="float" office:value="15.5483682" calcext:value-type="float">
            <text:p>15,5483682</text:p>
          </table:table-cell>
          <table:table-cell office:value-type="float" office:value="6.0405353" calcext:value-type="float">
            <text:p>6,0405353</text:p>
          </table:table-cell>
        </table:table-row>
        <table:table-row table:style-name="ro1">
          <table:table-cell office:value-type="float" office:value="15.5503444" calcext:value-type="float">
            <text:p>15,5503444</text:p>
          </table:table-cell>
          <table:table-cell office:value-type="float" office:value="5.2280445" calcext:value-type="float">
            <text:p>5,2280445</text:p>
          </table:table-cell>
        </table:table-row>
        <table:table-row table:style-name="ro1">
          <table:table-cell office:value-type="float" office:value="15.5513888" calcext:value-type="float">
            <text:p>15,5513888</text:p>
          </table:table-cell>
          <table:table-cell office:value-type="float" office:value="5.151795" calcext:value-type="float">
            <text:p>5,151795</text:p>
          </table:table-cell>
        </table:table-row>
        <table:table-row table:style-name="ro1">
          <table:table-cell office:value-type="float" office:value="15.5541447" calcext:value-type="float">
            <text:p>15,5541447</text:p>
          </table:table-cell>
          <table:table-cell office:value-type="float" office:value="20.2915252" calcext:value-type="float">
            <text:p>20,2915252</text:p>
          </table:table-cell>
        </table:table-row>
        <table:table-row table:style-name="ro1">
          <table:table-cell office:value-type="float" office:value="15.5554605" calcext:value-type="float">
            <text:p>15,5554605</text:p>
          </table:table-cell>
          <table:table-cell office:value-type="float" office:value="5.5246916" calcext:value-type="float">
            <text:p>5,5246916</text:p>
          </table:table-cell>
        </table:table-row>
        <table:table-row table:style-name="ro1">
          <table:table-cell office:value-type="float" office:value="15.5727314" calcext:value-type="float">
            <text:p>15,5727314</text:p>
          </table:table-cell>
          <table:table-cell office:value-type="float" office:value="6.3556655" calcext:value-type="float">
            <text:p>6,3556655</text:p>
          </table:table-cell>
        </table:table-row>
        <table:table-row table:style-name="ro1">
          <table:table-cell office:value-type="float" office:value="15.574564" calcext:value-type="float">
            <text:p>15,574564</text:p>
          </table:table-cell>
          <table:table-cell office:value-type="float" office:value="5.5703247" calcext:value-type="float">
            <text:p>5,5703247</text:p>
          </table:table-cell>
        </table:table-row>
        <table:table-row table:style-name="ro1">
          <table:table-cell office:value-type="float" office:value="15.5840585" calcext:value-type="float">
            <text:p>15,5840585</text:p>
          </table:table-cell>
          <table:table-cell office:value-type="float" office:value="5.6024818" calcext:value-type="float">
            <text:p>5,6024818</text:p>
          </table:table-cell>
        </table:table-row>
        <table:table-row table:style-name="ro1">
          <table:table-cell office:value-type="float" office:value="15.5862384" calcext:value-type="float">
            <text:p>15,5862384</text:p>
          </table:table-cell>
          <table:table-cell office:value-type="float" office:value="5.7794022" calcext:value-type="float">
            <text:p>5,7794022</text:p>
          </table:table-cell>
        </table:table-row>
        <table:table-row table:style-name="ro1">
          <table:table-cell office:value-type="float" office:value="15.5866925" calcext:value-type="float">
            <text:p>15,5866925</text:p>
          </table:table-cell>
          <table:table-cell office:value-type="float" office:value="5.8031487" calcext:value-type="float">
            <text:p>5,8031487</text:p>
          </table:table-cell>
        </table:table-row>
        <table:table-row table:style-name="ro1">
          <table:table-cell office:value-type="float" office:value="15.5937746" calcext:value-type="float">
            <text:p>15,5937746</text:p>
          </table:table-cell>
          <table:table-cell office:value-type="float" office:value="5.6225566" calcext:value-type="float">
            <text:p>5,6225566</text:p>
          </table:table-cell>
        </table:table-row>
        <table:table-row table:style-name="ro1">
          <table:table-cell office:value-type="float" office:value="15.5961294" calcext:value-type="float">
            <text:p>15,5961294</text:p>
          </table:table-cell>
          <table:table-cell office:value-type="float" office:value="6.8728956" calcext:value-type="float">
            <text:p>6,8728956</text:p>
          </table:table-cell>
        </table:table-row>
        <table:table-row table:style-name="ro1">
          <table:table-cell office:value-type="float" office:value="15.5986171" calcext:value-type="float">
            <text:p>15,5986171</text:p>
          </table:table-cell>
          <table:table-cell office:value-type="float" office:value="6.4346003" calcext:value-type="float">
            <text:p>6,4346003</text:p>
          </table:table-cell>
        </table:table-row>
        <table:table-row table:style-name="ro1">
          <table:table-cell office:value-type="float" office:value="15.6009427" calcext:value-type="float">
            <text:p>15,6009427</text:p>
          </table:table-cell>
          <table:table-cell office:value-type="float" office:value="6.1828845" calcext:value-type="float">
            <text:p>6,1828845</text:p>
          </table:table-cell>
        </table:table-row>
        <table:table-row table:style-name="ro1">
          <table:table-cell office:value-type="float" office:value="15.605778" calcext:value-type="float">
            <text:p>15,605778</text:p>
          </table:table-cell>
          <table:table-cell office:value-type="float" office:value="6.6423447" calcext:value-type="float">
            <text:p>6,6423447</text:p>
          </table:table-cell>
        </table:table-row>
        <table:table-row table:style-name="ro1">
          <table:table-cell office:value-type="float" office:value="15.6092188" calcext:value-type="float">
            <text:p>15,6092188</text:p>
          </table:table-cell>
          <table:table-cell office:value-type="float" office:value="5.9359741" calcext:value-type="float">
            <text:p>5,9359741</text:p>
          </table:table-cell>
        </table:table-row>
        <table:table-row table:style-name="ro1">
          <table:table-cell office:value-type="float" office:value="15.6177816" calcext:value-type="float">
            <text:p>15,6177816</text:p>
          </table:table-cell>
          <table:table-cell office:value-type="float" office:value="6.4421716" calcext:value-type="float">
            <text:p>6,4421716</text:p>
          </table:table-cell>
        </table:table-row>
        <table:table-row table:style-name="ro1">
          <table:table-cell office:value-type="float" office:value="15.6194061" calcext:value-type="float">
            <text:p>15,6194061</text:p>
          </table:table-cell>
          <table:table-cell office:value-type="float" office:value="5.0891993" calcext:value-type="float">
            <text:p>5,0891993</text:p>
          </table:table-cell>
        </table:table-row>
        <table:table-row table:style-name="ro1">
          <table:table-cell office:value-type="float" office:value="15.6211104" calcext:value-type="float">
            <text:p>15,6211104</text:p>
          </table:table-cell>
          <table:table-cell office:value-type="float" office:value="6.3749757" calcext:value-type="float">
            <text:p>6,3749757</text:p>
          </table:table-cell>
        </table:table-row>
        <table:table-row table:style-name="ro1">
          <table:table-cell office:value-type="float" office:value="15.6333467" calcext:value-type="float">
            <text:p>15,6333467</text:p>
          </table:table-cell>
          <table:table-cell office:value-type="float" office:value="6.2213734" calcext:value-type="float">
            <text:p>6,2213734</text:p>
          </table:table-cell>
        </table:table-row>
        <table:table-row table:style-name="ro1">
          <table:table-cell office:value-type="float" office:value="15.6340395" calcext:value-type="float">
            <text:p>15,6340395</text:p>
          </table:table-cell>
          <table:table-cell office:value-type="float" office:value="5.3749372" calcext:value-type="float">
            <text:p>5,3749372</text:p>
          </table:table-cell>
        </table:table-row>
        <table:table-row table:style-name="ro1">
          <table:table-cell office:value-type="float" office:value="15.6429719" calcext:value-type="float">
            <text:p>15,6429719</text:p>
          </table:table-cell>
          <table:table-cell office:value-type="float" office:value="6.9946497" calcext:value-type="float">
            <text:p>6,9946497</text:p>
          </table:table-cell>
        </table:table-row>
        <table:table-row table:style-name="ro1">
          <table:table-cell office:value-type="float" office:value="15.6511271" calcext:value-type="float">
            <text:p>15,6511271</text:p>
          </table:table-cell>
          <table:table-cell office:value-type="float" office:value="19.1835081" calcext:value-type="float">
            <text:p>19,1835081</text:p>
          </table:table-cell>
        </table:table-row>
        <table:table-row table:style-name="ro1">
          <table:table-cell office:value-type="float" office:value="15.6524364" calcext:value-type="float">
            <text:p>15,6524364</text:p>
          </table:table-cell>
          <table:table-cell office:value-type="float" office:value="6.8617365" calcext:value-type="float">
            <text:p>6,8617365</text:p>
          </table:table-cell>
        </table:table-row>
        <table:table-row table:style-name="ro1">
          <table:table-cell office:value-type="float" office:value="15.6598344" calcext:value-type="float">
            <text:p>15,6598344</text:p>
          </table:table-cell>
          <table:table-cell office:value-type="float" office:value="5.5186471" calcext:value-type="float">
            <text:p>5,5186471</text:p>
          </table:table-cell>
        </table:table-row>
        <table:table-row table:style-name="ro1">
          <table:table-cell office:value-type="float" office:value="15.6650287" calcext:value-type="float">
            <text:p>15,6650287</text:p>
          </table:table-cell>
          <table:table-cell office:value-type="float" office:value="19.5912058" calcext:value-type="float">
            <text:p>19,5912058</text:p>
          </table:table-cell>
        </table:table-row>
        <table:table-row table:style-name="ro1">
          <table:table-cell office:value-type="float" office:value="15.6675168" calcext:value-type="float">
            <text:p>15,6675168</text:p>
          </table:table-cell>
          <table:table-cell office:value-type="float" office:value="6.0460208" calcext:value-type="float">
            <text:p>6,0460208</text:p>
          </table:table-cell>
        </table:table-row>
        <table:table-row table:style-name="ro1">
          <table:table-cell office:value-type="float" office:value="15.6688472" calcext:value-type="float">
            <text:p>15,6688472</text:p>
          </table:table-cell>
          <table:table-cell office:value-type="float" office:value="4.8480549" calcext:value-type="float">
            <text:p>4,8480549</text:p>
          </table:table-cell>
        </table:table-row>
        <table:table-row table:style-name="ro1">
          <table:table-cell office:value-type="float" office:value="15.6741864" calcext:value-type="float">
            <text:p>15,6741864</text:p>
          </table:table-cell>
          <table:table-cell office:value-type="float" office:value="6.1530398" calcext:value-type="float">
            <text:p>6,1530398</text:p>
          </table:table-cell>
        </table:table-row>
        <table:table-row table:style-name="ro1">
          <table:table-cell office:value-type="float" office:value="15.6817146" calcext:value-type="float">
            <text:p>15,6817146</text:p>
          </table:table-cell>
          <table:table-cell office:value-type="float" office:value="6.397811" calcext:value-type="float">
            <text:p>6,397811</text:p>
          </table:table-cell>
        </table:table-row>
        <table:table-row table:style-name="ro1">
          <table:table-cell office:value-type="float" office:value="15.6881955" calcext:value-type="float">
            <text:p>15,6881955</text:p>
          </table:table-cell>
          <table:table-cell office:value-type="float" office:value="5.9942332" calcext:value-type="float">
            <text:p>5,9942332</text:p>
          </table:table-cell>
        </table:table-row>
        <table:table-row table:style-name="ro1">
          <table:table-cell office:value-type="float" office:value="15.7047167" calcext:value-type="float">
            <text:p>15,7047167</text:p>
          </table:table-cell>
          <table:table-cell office:value-type="float" office:value="5.2912866" calcext:value-type="float">
            <text:p>5,2912866</text:p>
          </table:table-cell>
        </table:table-row>
        <table:table-row table:style-name="ro1">
          <table:table-cell office:value-type="float" office:value="15.7101184" calcext:value-type="float">
            <text:p>15,7101184</text:p>
          </table:table-cell>
          <table:table-cell office:value-type="float" office:value="6.6726355" calcext:value-type="float">
            <text:p>6,6726355</text:p>
          </table:table-cell>
        </table:table-row>
        <table:table-row table:style-name="ro1">
          <table:table-cell office:value-type="float" office:value="15.7115665" calcext:value-type="float">
            <text:p>15,7115665</text:p>
          </table:table-cell>
          <table:table-cell office:value-type="float" office:value="5.2606293" calcext:value-type="float">
            <text:p>5,2606293</text:p>
          </table:table-cell>
        </table:table-row>
        <table:table-row table:style-name="ro1">
          <table:table-cell office:value-type="float" office:value="15.7129574" calcext:value-type="float">
            <text:p>15,7129574</text:p>
          </table:table-cell>
          <table:table-cell office:value-type="float" office:value="6.8888831" calcext:value-type="float">
            <text:p>6,8888831</text:p>
          </table:table-cell>
        </table:table-row>
        <table:table-row table:style-name="ro1">
          <table:table-cell office:value-type="float" office:value="15.7226362" calcext:value-type="float">
            <text:p>15,7226362</text:p>
          </table:table-cell>
          <table:table-cell office:value-type="float" office:value="6.5674647" calcext:value-type="float">
            <text:p>6,5674647</text:p>
          </table:table-cell>
        </table:table-row>
        <table:table-row table:style-name="ro1">
          <table:table-cell office:value-type="float" office:value="15.7369773" calcext:value-type="float">
            <text:p>15,7369773</text:p>
          </table:table-cell>
          <table:table-cell office:value-type="float" office:value="6.8942383" calcext:value-type="float">
            <text:p>6,8942383</text:p>
          </table:table-cell>
        </table:table-row>
        <table:table-row table:style-name="ro1">
          <table:table-cell office:value-type="float" office:value="15.7392588" calcext:value-type="float">
            <text:p>15,7392588</text:p>
          </table:table-cell>
          <table:table-cell office:value-type="float" office:value="5.9197215" calcext:value-type="float">
            <text:p>5,9197215</text:p>
          </table:table-cell>
        </table:table-row>
        <table:table-row table:style-name="ro1">
          <table:table-cell office:value-type="float" office:value="15.7405576" calcext:value-type="float">
            <text:p>15,7405576</text:p>
          </table:table-cell>
          <table:table-cell office:value-type="float" office:value="18.9776716" calcext:value-type="float">
            <text:p>18,9776716</text:p>
          </table:table-cell>
        </table:table-row>
        <table:table-row table:style-name="ro1">
          <table:table-cell office:value-type="float" office:value="15.7463977" calcext:value-type="float">
            <text:p>15,7463977</text:p>
          </table:table-cell>
          <table:table-cell office:value-type="float" office:value="6.2322784" calcext:value-type="float">
            <text:p>6,2322784</text:p>
          </table:table-cell>
        </table:table-row>
        <table:table-row table:style-name="ro1">
          <table:table-cell office:value-type="float" office:value="15.7465721" calcext:value-type="float">
            <text:p>15,7465721</text:p>
          </table:table-cell>
          <table:table-cell office:value-type="float" office:value="6.6080729" calcext:value-type="float">
            <text:p>6,6080729</text:p>
          </table:table-cell>
        </table:table-row>
        <table:table-row table:style-name="ro1">
          <table:table-cell office:value-type="float" office:value="15.7573888" calcext:value-type="float">
            <text:p>15,7573888</text:p>
          </table:table-cell>
          <table:table-cell office:value-type="float" office:value="5.215605" calcext:value-type="float">
            <text:p>5,215605</text:p>
          </table:table-cell>
        </table:table-row>
        <table:table-row table:style-name="ro1">
          <table:table-cell office:value-type="float" office:value="15.7604418" calcext:value-type="float">
            <text:p>15,7604418</text:p>
          </table:table-cell>
          <table:table-cell office:value-type="float" office:value="5.5933528" calcext:value-type="float">
            <text:p>5,5933528</text:p>
          </table:table-cell>
        </table:table-row>
        <table:table-row table:style-name="ro1">
          <table:table-cell office:value-type="float" office:value="15.7628163" calcext:value-type="float">
            <text:p>15,7628163</text:p>
          </table:table-cell>
          <table:table-cell office:value-type="float" office:value="6.5212589" calcext:value-type="float">
            <text:p>6,5212589</text:p>
          </table:table-cell>
        </table:table-row>
        <table:table-row table:style-name="ro1">
          <table:table-cell office:value-type="float" office:value="15.7646861" calcext:value-type="float">
            <text:p>15,7646861</text:p>
          </table:table-cell>
          <table:table-cell office:value-type="float" office:value="5.0508656" calcext:value-type="float">
            <text:p>5,0508656</text:p>
          </table:table-cell>
        </table:table-row>
        <table:table-row table:style-name="ro1">
          <table:table-cell office:value-type="float" office:value="15.7718441" calcext:value-type="float">
            <text:p>15,7718441</text:p>
          </table:table-cell>
          <table:table-cell office:value-type="float" office:value="5.7997465" calcext:value-type="float">
            <text:p>5,7997465</text:p>
          </table:table-cell>
        </table:table-row>
        <table:table-row table:style-name="ro1">
          <table:table-cell office:value-type="float" office:value="15.7753285" calcext:value-type="float">
            <text:p>15,7753285</text:p>
          </table:table-cell>
          <table:table-cell office:value-type="float" office:value="5.9055572" calcext:value-type="float">
            <text:p>5,9055572</text:p>
          </table:table-cell>
        </table:table-row>
        <table:table-row table:style-name="ro1">
          <table:table-cell office:value-type="float" office:value="15.777549" calcext:value-type="float">
            <text:p>15,777549</text:p>
          </table:table-cell>
          <table:table-cell office:value-type="float" office:value="5.7561708" calcext:value-type="float">
            <text:p>5,7561708</text:p>
          </table:table-cell>
        </table:table-row>
        <table:table-row table:style-name="ro1">
          <table:table-cell office:value-type="float" office:value="15.7780749" calcext:value-type="float">
            <text:p>15,7780749</text:p>
          </table:table-cell>
          <table:table-cell office:value-type="float" office:value="6.1170037" calcext:value-type="float">
            <text:p>6,1170037</text:p>
          </table:table-cell>
        </table:table-row>
        <table:table-row table:style-name="ro1">
          <table:table-cell office:value-type="float" office:value="15.7815163" calcext:value-type="float">
            <text:p>15,7815163</text:p>
          </table:table-cell>
          <table:table-cell office:value-type="float" office:value="7.4794686" calcext:value-type="float">
            <text:p>7,4794686</text:p>
          </table:table-cell>
        </table:table-row>
        <table:table-row table:style-name="ro1">
          <table:table-cell office:value-type="float" office:value="15.7840309" calcext:value-type="float">
            <text:p>15,7840309</text:p>
          </table:table-cell>
          <table:table-cell office:value-type="float" office:value="5.9090888" calcext:value-type="float">
            <text:p>5,9090888</text:p>
          </table:table-cell>
        </table:table-row>
        <table:table-row table:style-name="ro1">
          <table:table-cell office:value-type="float" office:value="15.7861409" calcext:value-type="float">
            <text:p>15,7861409</text:p>
          </table:table-cell>
          <table:table-cell office:value-type="float" office:value="6.3710072" calcext:value-type="float">
            <text:p>6,3710072</text:p>
          </table:table-cell>
        </table:table-row>
        <table:table-row table:style-name="ro1">
          <table:table-cell office:value-type="float" office:value="15.8012675" calcext:value-type="float">
            <text:p>15,8012675</text:p>
          </table:table-cell>
          <table:table-cell office:value-type="float" office:value="5.9053167" calcext:value-type="float">
            <text:p>5,9053167</text:p>
          </table:table-cell>
        </table:table-row>
        <table:table-row table:style-name="ro1">
          <table:table-cell office:value-type="float" office:value="15.8107778" calcext:value-type="float">
            <text:p>15,8107778</text:p>
          </table:table-cell>
          <table:table-cell office:value-type="float" office:value="5.535098" calcext:value-type="float">
            <text:p>5,535098</text:p>
          </table:table-cell>
        </table:table-row>
        <table:table-row table:style-name="ro1">
          <table:table-cell office:value-type="float" office:value="15.8116809" calcext:value-type="float">
            <text:p>15,8116809</text:p>
          </table:table-cell>
          <table:table-cell office:value-type="float" office:value="5.2043246" calcext:value-type="float">
            <text:p>5,2043246</text:p>
          </table:table-cell>
        </table:table-row>
        <table:table-row table:style-name="ro1">
          <table:table-cell office:value-type="float" office:value="15.8170736" calcext:value-type="float">
            <text:p>15,8170736</text:p>
          </table:table-cell>
          <table:table-cell office:value-type="float" office:value="5.992612" calcext:value-type="float">
            <text:p>5,992612</text:p>
          </table:table-cell>
        </table:table-row>
        <table:table-row table:style-name="ro1">
          <table:table-cell office:value-type="float" office:value="15.8188287" calcext:value-type="float">
            <text:p>15,8188287</text:p>
          </table:table-cell>
          <table:table-cell office:value-type="float" office:value="6.5026632" calcext:value-type="float">
            <text:p>6,5026632</text:p>
          </table:table-cell>
        </table:table-row>
        <table:table-row table:style-name="ro1">
          <table:table-cell office:value-type="float" office:value="15.8304248" calcext:value-type="float">
            <text:p>15,8304248</text:p>
          </table:table-cell>
          <table:table-cell office:value-type="float" office:value="6.3874273" calcext:value-type="float">
            <text:p>6,3874273</text:p>
          </table:table-cell>
        </table:table-row>
        <table:table-row table:style-name="ro1">
          <table:table-cell office:value-type="float" office:value="15.8313995" calcext:value-type="float">
            <text:p>15,8313995</text:p>
          </table:table-cell>
          <table:table-cell office:value-type="float" office:value="6.404241" calcext:value-type="float">
            <text:p>6,404241</text:p>
          </table:table-cell>
        </table:table-row>
        <table:table-row table:style-name="ro1">
          <table:table-cell office:value-type="float" office:value="15.8448102" calcext:value-type="float">
            <text:p>15,8448102</text:p>
          </table:table-cell>
          <table:table-cell office:value-type="float" office:value="5.8552651" calcext:value-type="float">
            <text:p>5,8552651</text:p>
          </table:table-cell>
        </table:table-row>
        <table:table-row table:style-name="ro1">
          <table:table-cell office:value-type="float" office:value="15.8474983" calcext:value-type="float">
            <text:p>15,8474983</text:p>
          </table:table-cell>
          <table:table-cell office:value-type="float" office:value="6.5956102" calcext:value-type="float">
            <text:p>6,5956102</text:p>
          </table:table-cell>
        </table:table-row>
        <table:table-row table:style-name="ro1">
          <table:table-cell office:value-type="float" office:value="15.8521616" calcext:value-type="float">
            <text:p>15,8521616</text:p>
          </table:table-cell>
          <table:table-cell office:value-type="float" office:value="4.5792787" calcext:value-type="float">
            <text:p>4,5792787</text:p>
          </table:table-cell>
        </table:table-row>
        <table:table-row table:style-name="ro1">
          <table:table-cell office:value-type="float" office:value="15.8530043" calcext:value-type="float">
            <text:p>15,8530043</text:p>
          </table:table-cell>
          <table:table-cell office:value-type="float" office:value="6.2359748" calcext:value-type="float">
            <text:p>6,2359748</text:p>
          </table:table-cell>
        </table:table-row>
        <table:table-row table:style-name="ro1">
          <table:table-cell office:value-type="float" office:value="15.8612204" calcext:value-type="float">
            <text:p>15,8612204</text:p>
          </table:table-cell>
          <table:table-cell office:value-type="float" office:value="6.6451122" calcext:value-type="float">
            <text:p>6,6451122</text:p>
          </table:table-cell>
        </table:table-row>
        <table:table-row table:style-name="ro1">
          <table:table-cell office:value-type="float" office:value="15.864468" calcext:value-type="float">
            <text:p>15,864468</text:p>
          </table:table-cell>
          <table:table-cell office:value-type="float" office:value="6.6806418" calcext:value-type="float">
            <text:p>6,6806418</text:p>
          </table:table-cell>
        </table:table-row>
        <table:table-row table:style-name="ro1">
          <table:table-cell office:value-type="float" office:value="15.8668021" calcext:value-type="float">
            <text:p>15,8668021</text:p>
          </table:table-cell>
          <table:table-cell office:value-type="float" office:value="5.7875561" calcext:value-type="float">
            <text:p>5,7875561</text:p>
          </table:table-cell>
        </table:table-row>
        <table:table-row table:style-name="ro1">
          <table:table-cell office:value-type="float" office:value="15.8675316" calcext:value-type="float">
            <text:p>15,8675316</text:p>
          </table:table-cell>
          <table:table-cell office:value-type="float" office:value="6.2058519" calcext:value-type="float">
            <text:p>6,2058519</text:p>
          </table:table-cell>
        </table:table-row>
        <table:table-row table:style-name="ro1">
          <table:table-cell office:value-type="float" office:value="15.8677218" calcext:value-type="float">
            <text:p>15,8677218</text:p>
          </table:table-cell>
          <table:table-cell office:value-type="float" office:value="5.8970453" calcext:value-type="float">
            <text:p>5,8970453</text:p>
          </table:table-cell>
        </table:table-row>
        <table:table-row table:style-name="ro1">
          <table:table-cell office:value-type="float" office:value="15.8688011" calcext:value-type="float">
            <text:p>15,8688011</text:p>
          </table:table-cell>
          <table:table-cell office:value-type="float" office:value="5.8696002" calcext:value-type="float">
            <text:p>5,8696002</text:p>
          </table:table-cell>
        </table:table-row>
        <table:table-row table:style-name="ro1">
          <table:table-cell office:value-type="float" office:value="15.8692505" calcext:value-type="float">
            <text:p>15,8692505</text:p>
          </table:table-cell>
          <table:table-cell office:value-type="float" office:value="5.2224563" calcext:value-type="float">
            <text:p>5,2224563</text:p>
          </table:table-cell>
        </table:table-row>
        <table:table-row table:style-name="ro1">
          <table:table-cell office:value-type="float" office:value="15.8697931" calcext:value-type="float">
            <text:p>15,8697931</text:p>
          </table:table-cell>
          <table:table-cell office:value-type="float" office:value="6.1570287" calcext:value-type="float">
            <text:p>6,1570287</text:p>
          </table:table-cell>
        </table:table-row>
        <table:table-row table:style-name="ro1">
          <table:table-cell office:value-type="float" office:value="15.8796509" calcext:value-type="float">
            <text:p>15,8796509</text:p>
          </table:table-cell>
          <table:table-cell office:value-type="float" office:value="6.6672083" calcext:value-type="float">
            <text:p>6,6672083</text:p>
          </table:table-cell>
        </table:table-row>
        <table:table-row table:style-name="ro1">
          <table:table-cell office:value-type="float" office:value="15.8799071" calcext:value-type="float">
            <text:p>15,8799071</text:p>
          </table:table-cell>
          <table:table-cell office:value-type="float" office:value="6.5780104" calcext:value-type="float">
            <text:p>6,5780104</text:p>
          </table:table-cell>
        </table:table-row>
        <table:table-row table:style-name="ro1">
          <table:table-cell office:value-type="float" office:value="15.8801504" calcext:value-type="float">
            <text:p>15,8801504</text:p>
          </table:table-cell>
          <table:table-cell office:value-type="float" office:value="7.1054009" calcext:value-type="float">
            <text:p>7,1054009</text:p>
          </table:table-cell>
        </table:table-row>
        <table:table-row table:style-name="ro1">
          <table:table-cell office:value-type="float" office:value="15.8860287" calcext:value-type="float">
            <text:p>15,8860287</text:p>
          </table:table-cell>
          <table:table-cell office:value-type="float" office:value="6.0036756" calcext:value-type="float">
            <text:p>6,0036756</text:p>
          </table:table-cell>
        </table:table-row>
        <table:table-row table:style-name="ro1">
          <table:table-cell office:value-type="float" office:value="15.8988981" calcext:value-type="float">
            <text:p>15,8988981</text:p>
          </table:table-cell>
          <table:table-cell office:value-type="float" office:value="6.7009977" calcext:value-type="float">
            <text:p>6,7009977</text:p>
          </table:table-cell>
        </table:table-row>
        <table:table-row table:style-name="ro1">
          <table:table-cell office:value-type="float" office:value="15.8991061" calcext:value-type="float">
            <text:p>15,8991061</text:p>
          </table:table-cell>
          <table:table-cell office:value-type="float" office:value="6.6906989" calcext:value-type="float">
            <text:p>6,6906989</text:p>
          </table:table-cell>
        </table:table-row>
        <table:table-row table:style-name="ro1">
          <table:table-cell office:value-type="float" office:value="15.9016885" calcext:value-type="float">
            <text:p>15,9016885</text:p>
          </table:table-cell>
          <table:table-cell office:value-type="float" office:value="5.5681657" calcext:value-type="float">
            <text:p>5,5681657</text:p>
          </table:table-cell>
        </table:table-row>
        <table:table-row table:style-name="ro1">
          <table:table-cell office:value-type="float" office:value="15.9032099" calcext:value-type="float">
            <text:p>15,9032099</text:p>
          </table:table-cell>
          <table:table-cell office:value-type="float" office:value="7.1154802" calcext:value-type="float">
            <text:p>7,1154802</text:p>
          </table:table-cell>
        </table:table-row>
        <table:table-row table:style-name="ro1">
          <table:table-cell office:value-type="float" office:value="15.9035579" calcext:value-type="float">
            <text:p>15,9035579</text:p>
          </table:table-cell>
          <table:table-cell office:value-type="float" office:value="5.1799833" calcext:value-type="float">
            <text:p>5,1799833</text:p>
          </table:table-cell>
        </table:table-row>
        <table:table-row table:style-name="ro1">
          <table:table-cell office:value-type="float" office:value="15.9037963" calcext:value-type="float">
            <text:p>15,9037963</text:p>
          </table:table-cell>
          <table:table-cell office:value-type="float" office:value="6.4161508" calcext:value-type="float">
            <text:p>6,4161508</text:p>
          </table:table-cell>
        </table:table-row>
        <table:table-row table:style-name="ro1">
          <table:table-cell office:value-type="float" office:value="15.9062267" calcext:value-type="float">
            <text:p>15,9062267</text:p>
          </table:table-cell>
          <table:table-cell office:value-type="float" office:value="6.6203426" calcext:value-type="float">
            <text:p>6,6203426</text:p>
          </table:table-cell>
        </table:table-row>
        <table:table-row table:style-name="ro1">
          <table:table-cell office:value-type="float" office:value="15.9078443" calcext:value-type="float">
            <text:p>15,9078443</text:p>
          </table:table-cell>
          <table:table-cell office:value-type="float" office:value="5.2042304" calcext:value-type="float">
            <text:p>5,2042304</text:p>
          </table:table-cell>
        </table:table-row>
        <table:table-row table:style-name="ro1">
          <table:table-cell office:value-type="float" office:value="15.9081039" calcext:value-type="float">
            <text:p>15,9081039</text:p>
          </table:table-cell>
          <table:table-cell office:value-type="float" office:value="6.3187075" calcext:value-type="float">
            <text:p>6,3187075</text:p>
          </table:table-cell>
        </table:table-row>
        <table:table-row table:style-name="ro1">
          <table:table-cell office:value-type="float" office:value="15.9087892" calcext:value-type="float">
            <text:p>15,9087892</text:p>
          </table:table-cell>
          <table:table-cell office:value-type="float" office:value="5.7344821" calcext:value-type="float">
            <text:p>5,7344821</text:p>
          </table:table-cell>
        </table:table-row>
        <table:table-row table:style-name="ro1">
          <table:table-cell office:value-type="float" office:value="15.9196233" calcext:value-type="float">
            <text:p>15,9196233</text:p>
          </table:table-cell>
          <table:table-cell office:value-type="float" office:value="6.6312226" calcext:value-type="float">
            <text:p>6,6312226</text:p>
          </table:table-cell>
        </table:table-row>
        <table:table-row table:style-name="ro1">
          <table:table-cell office:value-type="float" office:value="15.9231016" calcext:value-type="float">
            <text:p>15,9231016</text:p>
          </table:table-cell>
          <table:table-cell office:value-type="float" office:value="6.5653409" calcext:value-type="float">
            <text:p>6,5653409</text:p>
          </table:table-cell>
        </table:table-row>
        <table:table-row table:style-name="ro1">
          <table:table-cell office:value-type="float" office:value="15.9237546" calcext:value-type="float">
            <text:p>15,9237546</text:p>
          </table:table-cell>
          <table:table-cell office:value-type="float" office:value="5.7970019" calcext:value-type="float">
            <text:p>5,7970019</text:p>
          </table:table-cell>
        </table:table-row>
        <table:table-row table:style-name="ro1">
          <table:table-cell office:value-type="float" office:value="15.9362713" calcext:value-type="float">
            <text:p>15,9362713</text:p>
          </table:table-cell>
          <table:table-cell office:value-type="float" office:value="5.1536634" calcext:value-type="float">
            <text:p>5,1536634</text:p>
          </table:table-cell>
        </table:table-row>
        <table:table-row table:style-name="ro1">
          <table:table-cell office:value-type="float" office:value="15.9407164" calcext:value-type="float">
            <text:p>15,9407164</text:p>
          </table:table-cell>
          <table:table-cell office:value-type="float" office:value="5.6154703" calcext:value-type="float">
            <text:p>5,6154703</text:p>
          </table:table-cell>
        </table:table-row>
        <table:table-row table:style-name="ro1">
          <table:table-cell office:value-type="float" office:value="15.9426794" calcext:value-type="float">
            <text:p>15,9426794</text:p>
          </table:table-cell>
          <table:table-cell office:value-type="float" office:value="6.9648035" calcext:value-type="float">
            <text:p>6,9648035</text:p>
          </table:table-cell>
        </table:table-row>
        <table:table-row table:style-name="ro1">
          <table:table-cell office:value-type="float" office:value="15.9436295" calcext:value-type="float">
            <text:p>15,9436295</text:p>
          </table:table-cell>
          <table:table-cell office:value-type="float" office:value="4.4502617" calcext:value-type="float">
            <text:p>4,4502617</text:p>
          </table:table-cell>
        </table:table-row>
        <table:table-row table:style-name="ro1">
          <table:table-cell office:value-type="float" office:value="15.9498148" calcext:value-type="float">
            <text:p>15,9498148</text:p>
          </table:table-cell>
          <table:table-cell office:value-type="float" office:value="6.2249406" calcext:value-type="float">
            <text:p>6,2249406</text:p>
          </table:table-cell>
        </table:table-row>
        <table:table-row table:style-name="ro1">
          <table:table-cell office:value-type="float" office:value="15.952278" calcext:value-type="float">
            <text:p>15,952278</text:p>
          </table:table-cell>
          <table:table-cell office:value-type="float" office:value="6.0464106" calcext:value-type="float">
            <text:p>6,0464106</text:p>
          </table:table-cell>
        </table:table-row>
        <table:table-row table:style-name="ro1">
          <table:table-cell office:value-type="float" office:value="15.9548989" calcext:value-type="float">
            <text:p>15,9548989</text:p>
          </table:table-cell>
          <table:table-cell office:value-type="float" office:value="5.549851" calcext:value-type="float">
            <text:p>5,549851</text:p>
          </table:table-cell>
        </table:table-row>
        <table:table-row table:style-name="ro1">
          <table:table-cell office:value-type="float" office:value="15.9569985" calcext:value-type="float">
            <text:p>15,9569985</text:p>
          </table:table-cell>
          <table:table-cell office:value-type="float" office:value="6.6271875" calcext:value-type="float">
            <text:p>6,6271875</text:p>
          </table:table-cell>
        </table:table-row>
        <table:table-row table:style-name="ro1">
          <table:table-cell office:value-type="float" office:value="15.9628615" calcext:value-type="float">
            <text:p>15,9628615</text:p>
          </table:table-cell>
          <table:table-cell office:value-type="float" office:value="6.9842101" calcext:value-type="float">
            <text:p>6,9842101</text:p>
          </table:table-cell>
        </table:table-row>
        <table:table-row table:style-name="ro1">
          <table:table-cell office:value-type="float" office:value="15.9637288" calcext:value-type="float">
            <text:p>15,9637288</text:p>
          </table:table-cell>
          <table:table-cell office:value-type="float" office:value="6.3437669" calcext:value-type="float">
            <text:p>6,3437669</text:p>
          </table:table-cell>
        </table:table-row>
        <table:table-row table:style-name="ro1">
          <table:table-cell office:value-type="float" office:value="15.9731616" calcext:value-type="float">
            <text:p>15,9731616</text:p>
          </table:table-cell>
          <table:table-cell office:value-type="float" office:value="4.5973554" calcext:value-type="float">
            <text:p>4,5973554</text:p>
          </table:table-cell>
        </table:table-row>
        <table:table-row table:style-name="ro1">
          <table:table-cell office:value-type="float" office:value="15.9766224" calcext:value-type="float">
            <text:p>15,9766224</text:p>
          </table:table-cell>
          <table:table-cell office:value-type="float" office:value="6.7190077" calcext:value-type="float">
            <text:p>6,7190077</text:p>
          </table:table-cell>
        </table:table-row>
        <table:table-row table:style-name="ro1">
          <table:table-cell office:value-type="float" office:value="15.9875569" calcext:value-type="float">
            <text:p>15,9875569</text:p>
          </table:table-cell>
          <table:table-cell office:value-type="float" office:value="6.066334" calcext:value-type="float">
            <text:p>6,066334</text:p>
          </table:table-cell>
        </table:table-row>
        <table:table-row table:style-name="ro1">
          <table:table-cell office:value-type="float" office:value="15.9905332" calcext:value-type="float">
            <text:p>15,9905332</text:p>
          </table:table-cell>
          <table:table-cell office:value-type="float" office:value="7.0326757" calcext:value-type="float">
            <text:p>7,0326757</text:p>
          </table:table-cell>
        </table:table-row>
        <table:table-row table:style-name="ro1">
          <table:table-cell office:value-type="float" office:value="16.0015264" calcext:value-type="float">
            <text:p>16,0015264</text:p>
          </table:table-cell>
          <table:table-cell office:value-type="float" office:value="5.5547364" calcext:value-type="float">
            <text:p>5,5547364</text:p>
          </table:table-cell>
        </table:table-row>
        <table:table-row table:style-name="ro1">
          <table:table-cell office:value-type="float" office:value="16.0071976" calcext:value-type="float">
            <text:p>16,0071976</text:p>
          </table:table-cell>
          <table:table-cell office:value-type="float" office:value="6.5669599" calcext:value-type="float">
            <text:p>6,5669599</text:p>
          </table:table-cell>
        </table:table-row>
        <table:table-row table:style-name="ro1">
          <table:table-cell office:value-type="float" office:value="16.009945" calcext:value-type="float">
            <text:p>16,009945</text:p>
          </table:table-cell>
          <table:table-cell office:value-type="float" office:value="5.494475" calcext:value-type="float">
            <text:p>5,494475</text:p>
          </table:table-cell>
        </table:table-row>
        <table:table-row table:style-name="ro1">
          <table:table-cell office:value-type="float" office:value="16.0125152" calcext:value-type="float">
            <text:p>16,0125152</text:p>
          </table:table-cell>
          <table:table-cell office:value-type="float" office:value="6.214655" calcext:value-type="float">
            <text:p>6,214655</text:p>
          </table:table-cell>
        </table:table-row>
        <table:table-row table:style-name="ro1">
          <table:table-cell office:value-type="float" office:value="16.0234265" calcext:value-type="float">
            <text:p>16,0234265</text:p>
          </table:table-cell>
          <table:table-cell office:value-type="float" office:value="5.860616" calcext:value-type="float">
            <text:p>5,860616</text:p>
          </table:table-cell>
        </table:table-row>
        <table:table-row table:style-name="ro1">
          <table:table-cell office:value-type="float" office:value="16.0273685" calcext:value-type="float">
            <text:p>16,0273685</text:p>
          </table:table-cell>
          <table:table-cell office:value-type="float" office:value="5.8130781" calcext:value-type="float">
            <text:p>5,8130781</text:p>
          </table:table-cell>
        </table:table-row>
        <table:table-row table:style-name="ro1">
          <table:table-cell office:value-type="float" office:value="16.0361948" calcext:value-type="float">
            <text:p>16,0361948</text:p>
          </table:table-cell>
          <table:table-cell office:value-type="float" office:value="6.236257" calcext:value-type="float">
            <text:p>6,236257</text:p>
          </table:table-cell>
        </table:table-row>
        <table:table-row table:style-name="ro1">
          <table:table-cell office:value-type="float" office:value="16.037477" calcext:value-type="float">
            <text:p>16,037477</text:p>
          </table:table-cell>
          <table:table-cell office:value-type="float" office:value="4.8161784" calcext:value-type="float">
            <text:p>4,8161784</text:p>
          </table:table-cell>
        </table:table-row>
        <table:table-row table:style-name="ro1">
          <table:table-cell office:value-type="float" office:value="16.0375629" calcext:value-type="float">
            <text:p>16,0375629</text:p>
          </table:table-cell>
          <table:table-cell office:value-type="float" office:value="5.7181782" calcext:value-type="float">
            <text:p>5,7181782</text:p>
          </table:table-cell>
        </table:table-row>
        <table:table-row table:style-name="ro1">
          <table:table-cell office:value-type="float" office:value="16.0467823" calcext:value-type="float">
            <text:p>16,0467823</text:p>
          </table:table-cell>
          <table:table-cell office:value-type="float" office:value="6.729282" calcext:value-type="float">
            <text:p>6,729282</text:p>
          </table:table-cell>
        </table:table-row>
        <table:table-row table:style-name="ro1">
          <table:table-cell office:value-type="float" office:value="16.0528486" calcext:value-type="float">
            <text:p>16,0528486</text:p>
          </table:table-cell>
          <table:table-cell office:value-type="float" office:value="6.5294402" calcext:value-type="float">
            <text:p>6,5294402</text:p>
          </table:table-cell>
        </table:table-row>
        <table:table-row table:style-name="ro1">
          <table:table-cell office:value-type="float" office:value="16.0541473" calcext:value-type="float">
            <text:p>16,0541473</text:p>
          </table:table-cell>
          <table:table-cell office:value-type="float" office:value="6.2471091" calcext:value-type="float">
            <text:p>6,2471091</text:p>
          </table:table-cell>
        </table:table-row>
        <table:table-row table:style-name="ro1">
          <table:table-cell office:value-type="float" office:value="16.0571918" calcext:value-type="float">
            <text:p>16,0571918</text:p>
          </table:table-cell>
          <table:table-cell office:value-type="float" office:value="5.3571065" calcext:value-type="float">
            <text:p>5,3571065</text:p>
          </table:table-cell>
        </table:table-row>
        <table:table-row table:style-name="ro1">
          <table:table-cell office:value-type="float" office:value="16.067821" calcext:value-type="float">
            <text:p>16,067821</text:p>
          </table:table-cell>
          <table:table-cell office:value-type="float" office:value="4.6655195" calcext:value-type="float">
            <text:p>4,6655195</text:p>
          </table:table-cell>
        </table:table-row>
        <table:table-row table:style-name="ro1">
          <table:table-cell office:value-type="float" office:value="16.0783861" calcext:value-type="float">
            <text:p>16,0783861</text:p>
          </table:table-cell>
          <table:table-cell office:value-type="float" office:value="6.2860958" calcext:value-type="float">
            <text:p>6,2860958</text:p>
          </table:table-cell>
        </table:table-row>
        <table:table-row table:style-name="ro1">
          <table:table-cell office:value-type="float" office:value="16.0786815" calcext:value-type="float">
            <text:p>16,0786815</text:p>
          </table:table-cell>
          <table:table-cell office:value-type="float" office:value="5.8005823" calcext:value-type="float">
            <text:p>5,8005823</text:p>
          </table:table-cell>
        </table:table-row>
        <table:table-row table:style-name="ro1">
          <table:table-cell office:value-type="float" office:value="16.0829291" calcext:value-type="float">
            <text:p>16,0829291</text:p>
          </table:table-cell>
          <table:table-cell office:value-type="float" office:value="6.8643351" calcext:value-type="float">
            <text:p>6,8643351</text:p>
          </table:table-cell>
        </table:table-row>
        <table:table-row table:style-name="ro1">
          <table:table-cell office:value-type="float" office:value="16.0963015" calcext:value-type="float">
            <text:p>16,0963015</text:p>
          </table:table-cell>
          <table:table-cell office:value-type="float" office:value="6.5105989" calcext:value-type="float">
            <text:p>6,5105989</text:p>
          </table:table-cell>
        </table:table-row>
        <table:table-row table:style-name="ro1">
          <table:table-cell office:value-type="float" office:value="16.1049837" calcext:value-type="float">
            <text:p>16,1049837</text:p>
          </table:table-cell>
          <table:table-cell office:value-type="float" office:value="4.3791433" calcext:value-type="float">
            <text:p>4,3791433</text:p>
          </table:table-cell>
        </table:table-row>
        <table:table-row table:style-name="ro1">
          <table:table-cell office:value-type="float" office:value="16.1321506" calcext:value-type="float">
            <text:p>16,1321506</text:p>
          </table:table-cell>
          <table:table-cell office:value-type="float" office:value="5.9222451" calcext:value-type="float">
            <text:p>5,9222451</text:p>
          </table:table-cell>
        </table:table-row>
        <table:table-row table:style-name="ro1">
          <table:table-cell office:value-type="float" office:value="16.1547799" calcext:value-type="float">
            <text:p>16,1547799</text:p>
          </table:table-cell>
          <table:table-cell office:value-type="float" office:value="4.9909234" calcext:value-type="float">
            <text:p>4,9909234</text:p>
          </table:table-cell>
        </table:table-row>
        <table:table-row table:style-name="ro1">
          <table:table-cell office:value-type="float" office:value="16.1564321" calcext:value-type="float">
            <text:p>16,1564321</text:p>
          </table:table-cell>
          <table:table-cell office:value-type="float" office:value="6.3859634" calcext:value-type="float">
            <text:p>6,3859634</text:p>
          </table:table-cell>
        </table:table-row>
        <table:table-row table:style-name="ro1">
          <table:table-cell office:value-type="float" office:value="16.1615922" calcext:value-type="float">
            <text:p>16,1615922</text:p>
          </table:table-cell>
          <table:table-cell office:value-type="float" office:value="6.7988863" calcext:value-type="float">
            <text:p>6,7988863</text:p>
          </table:table-cell>
        </table:table-row>
        <table:table-row table:style-name="ro1">
          <table:table-cell office:value-type="float" office:value="16.169562" calcext:value-type="float">
            <text:p>16,169562</text:p>
          </table:table-cell>
          <table:table-cell office:value-type="float" office:value="7.3394326" calcext:value-type="float">
            <text:p>7,3394326</text:p>
          </table:table-cell>
        </table:table-row>
        <table:table-row table:style-name="ro1">
          <table:table-cell office:value-type="float" office:value="16.1743421" calcext:value-type="float">
            <text:p>16,1743421</text:p>
          </table:table-cell>
          <table:table-cell office:value-type="float" office:value="6.628989" calcext:value-type="float">
            <text:p>6,628989</text:p>
          </table:table-cell>
        </table:table-row>
        <table:table-row table:style-name="ro1">
          <table:table-cell office:value-type="float" office:value="16.1841169" calcext:value-type="float">
            <text:p>16,1841169</text:p>
          </table:table-cell>
          <table:table-cell office:value-type="float" office:value="5.556081" calcext:value-type="float">
            <text:p>5,556081</text:p>
          </table:table-cell>
        </table:table-row>
        <table:table-row table:style-name="ro1">
          <table:table-cell office:value-type="float" office:value="16.1970897" calcext:value-type="float">
            <text:p>16,1970897</text:p>
          </table:table-cell>
          <table:table-cell office:value-type="float" office:value="5.6763163" calcext:value-type="float">
            <text:p>5,6763163</text:p>
          </table:table-cell>
        </table:table-row>
        <table:table-row table:style-name="ro1">
          <table:table-cell office:value-type="float" office:value="16.1985884" calcext:value-type="float">
            <text:p>16,1985884</text:p>
          </table:table-cell>
          <table:table-cell office:value-type="float" office:value="6.0531741" calcext:value-type="float">
            <text:p>6,0531741</text:p>
          </table:table-cell>
        </table:table-row>
        <table:table-row table:style-name="ro1">
          <table:table-cell office:value-type="float" office:value="16.1990065" calcext:value-type="float">
            <text:p>16,1990065</text:p>
          </table:table-cell>
          <table:table-cell office:value-type="float" office:value="5.9928457" calcext:value-type="float">
            <text:p>5,9928457</text:p>
          </table:table-cell>
        </table:table-row>
        <table:table-row table:style-name="ro1">
          <table:table-cell office:value-type="float" office:value="16.2161357" calcext:value-type="float">
            <text:p>16,2161357</text:p>
          </table:table-cell>
          <table:table-cell office:value-type="float" office:value="5.33414" calcext:value-type="float">
            <text:p>5,33414</text:p>
          </table:table-cell>
        </table:table-row>
        <table:table-row table:style-name="ro1">
          <table:table-cell office:value-type="float" office:value="16.2181011" calcext:value-type="float">
            <text:p>16,2181011</text:p>
          </table:table-cell>
          <table:table-cell office:value-type="float" office:value="5.9685273" calcext:value-type="float">
            <text:p>5,9685273</text:p>
          </table:table-cell>
        </table:table-row>
        <table:table-row table:style-name="ro1">
          <table:table-cell office:value-type="float" office:value="16.223263" calcext:value-type="float">
            <text:p>16,223263</text:p>
          </table:table-cell>
          <table:table-cell office:value-type="float" office:value="6.1234199" calcext:value-type="float">
            <text:p>6,1234199</text:p>
          </table:table-cell>
        </table:table-row>
        <table:table-row table:style-name="ro1">
          <table:table-cell office:value-type="float" office:value="16.2277911" calcext:value-type="float">
            <text:p>16,2277911</text:p>
          </table:table-cell>
          <table:table-cell office:value-type="float" office:value="5.8795852" calcext:value-type="float">
            <text:p>5,8795852</text:p>
          </table:table-cell>
        </table:table-row>
        <table:table-row table:style-name="ro1">
          <table:table-cell office:value-type="float" office:value="16.2287163" calcext:value-type="float">
            <text:p>16,2287163</text:p>
          </table:table-cell>
          <table:table-cell office:value-type="float" office:value="5.7300499" calcext:value-type="float">
            <text:p>5,7300499</text:p>
          </table:table-cell>
        </table:table-row>
        <table:table-row table:style-name="ro1">
          <table:table-cell office:value-type="float" office:value="16.2295092" calcext:value-type="float">
            <text:p>16,2295092</text:p>
          </table:table-cell>
          <table:table-cell office:value-type="float" office:value="5.83308" calcext:value-type="float">
            <text:p>5,83308</text:p>
          </table:table-cell>
        </table:table-row>
        <table:table-row table:style-name="ro1">
          <table:table-cell office:value-type="float" office:value="16.2337092" calcext:value-type="float">
            <text:p>16,2337092</text:p>
          </table:table-cell>
          <table:table-cell office:value-type="float" office:value="7.0614258" calcext:value-type="float">
            <text:p>7,0614258</text:p>
          </table:table-cell>
        </table:table-row>
        <table:table-row table:style-name="ro1">
          <table:table-cell office:value-type="float" office:value="16.2418829" calcext:value-type="float">
            <text:p>16,2418829</text:p>
          </table:table-cell>
          <table:table-cell office:value-type="float" office:value="5.1488122" calcext:value-type="float">
            <text:p>5,1488122</text:p>
          </table:table-cell>
        </table:table-row>
        <table:table-row table:style-name="ro1">
          <table:table-cell office:value-type="float" office:value="16.2499154" calcext:value-type="float">
            <text:p>16,2499154</text:p>
          </table:table-cell>
          <table:table-cell office:value-type="float" office:value="6.0431649" calcext:value-type="float">
            <text:p>6,0431649</text:p>
          </table:table-cell>
        </table:table-row>
        <table:table-row table:style-name="ro1">
          <table:table-cell office:value-type="float" office:value="16.2610347" calcext:value-type="float">
            <text:p>16,2610347</text:p>
          </table:table-cell>
          <table:table-cell office:value-type="float" office:value="4.9045892" calcext:value-type="float">
            <text:p>4,9045892</text:p>
          </table:table-cell>
        </table:table-row>
        <table:table-row table:style-name="ro1">
          <table:table-cell office:value-type="float" office:value="16.26313" calcext:value-type="float">
            <text:p>16,26313</text:p>
          </table:table-cell>
          <table:table-cell office:value-type="float" office:value="5.7655468" calcext:value-type="float">
            <text:p>5,7655468</text:p>
          </table:table-cell>
        </table:table-row>
        <table:table-row table:style-name="ro1">
          <table:table-cell office:value-type="float" office:value="16.2644746" calcext:value-type="float">
            <text:p>16,2644746</text:p>
          </table:table-cell>
          <table:table-cell office:value-type="float" office:value="6.226798" calcext:value-type="float">
            <text:p>6,226798</text:p>
          </table:table-cell>
        </table:table-row>
        <table:table-row table:style-name="ro1">
          <table:table-cell office:value-type="float" office:value="16.2648402" calcext:value-type="float">
            <text:p>16,2648402</text:p>
          </table:table-cell>
          <table:table-cell office:value-type="float" office:value="6.138657" calcext:value-type="float">
            <text:p>6,138657</text:p>
          </table:table-cell>
        </table:table-row>
        <table:table-row table:style-name="ro1">
          <table:table-cell office:value-type="float" office:value="16.2674887" calcext:value-type="float">
            <text:p>16,2674887</text:p>
          </table:table-cell>
          <table:table-cell office:value-type="float" office:value="5.2578304" calcext:value-type="float">
            <text:p>5,2578304</text:p>
          </table:table-cell>
        </table:table-row>
        <table:table-row table:style-name="ro1">
          <table:table-cell office:value-type="float" office:value="16.2682481" calcext:value-type="float">
            <text:p>16,2682481</text:p>
          </table:table-cell>
          <table:table-cell office:value-type="float" office:value="5.9154931" calcext:value-type="float">
            <text:p>5,9154931</text:p>
          </table:table-cell>
        </table:table-row>
        <table:table-row table:style-name="ro1">
          <table:table-cell office:value-type="float" office:value="16.27842" calcext:value-type="float">
            <text:p>16,27842</text:p>
          </table:table-cell>
          <table:table-cell office:value-type="float" office:value="6.4165747" calcext:value-type="float">
            <text:p>6,4165747</text:p>
          </table:table-cell>
        </table:table-row>
        <table:table-row table:style-name="ro1">
          <table:table-cell office:value-type="float" office:value="16.2961359" calcext:value-type="float">
            <text:p>16,2961359</text:p>
          </table:table-cell>
          <table:table-cell office:value-type="float" office:value="6.5971933" calcext:value-type="float">
            <text:p>6,5971933</text:p>
          </table:table-cell>
        </table:table-row>
        <table:table-row table:style-name="ro1">
          <table:table-cell office:value-type="float" office:value="16.2970097" calcext:value-type="float">
            <text:p>16,2970097</text:p>
          </table:table-cell>
          <table:table-cell office:value-type="float" office:value="6.0941092" calcext:value-type="float">
            <text:p>6,0941092</text:p>
          </table:table-cell>
        </table:table-row>
        <table:table-row table:style-name="ro1">
          <table:table-cell office:value-type="float" office:value="16.3082516" calcext:value-type="float">
            <text:p>16,3082516</text:p>
          </table:table-cell>
          <table:table-cell office:value-type="float" office:value="5.9842598" calcext:value-type="float">
            <text:p>5,9842598</text:p>
          </table:table-cell>
        </table:table-row>
        <table:table-row table:style-name="ro1">
          <table:table-cell office:value-type="float" office:value="16.3166437" calcext:value-type="float">
            <text:p>16,3166437</text:p>
          </table:table-cell>
          <table:table-cell office:value-type="float" office:value="5.2543388" calcext:value-type="float">
            <text:p>5,2543388</text:p>
          </table:table-cell>
        </table:table-row>
        <table:table-row table:style-name="ro1">
          <table:table-cell office:value-type="float" office:value="16.3230815" calcext:value-type="float">
            <text:p>16,3230815</text:p>
          </table:table-cell>
          <table:table-cell office:value-type="float" office:value="6.4754231" calcext:value-type="float">
            <text:p>6,4754231</text:p>
          </table:table-cell>
        </table:table-row>
        <table:table-row table:style-name="ro1">
          <table:table-cell office:value-type="float" office:value="16.3475028" calcext:value-type="float">
            <text:p>16,3475028</text:p>
          </table:table-cell>
          <table:table-cell office:value-type="float" office:value="6.2364922" calcext:value-type="float">
            <text:p>6,2364922</text:p>
          </table:table-cell>
        </table:table-row>
        <table:table-row table:style-name="ro1">
          <table:table-cell office:value-type="float" office:value="16.3478531" calcext:value-type="float">
            <text:p>16,3478531</text:p>
          </table:table-cell>
          <table:table-cell office:value-type="float" office:value="4.4613464" calcext:value-type="float">
            <text:p>4,4613464</text:p>
          </table:table-cell>
        </table:table-row>
        <table:table-row table:style-name="ro1">
          <table:table-cell office:value-type="float" office:value="16.3537513" calcext:value-type="float">
            <text:p>16,3537513</text:p>
          </table:table-cell>
          <table:table-cell office:value-type="float" office:value="6.5933483" calcext:value-type="float">
            <text:p>6,5933483</text:p>
          </table:table-cell>
        </table:table-row>
        <table:table-row table:style-name="ro1">
          <table:table-cell office:value-type="float" office:value="16.3561205" calcext:value-type="float">
            <text:p>16,3561205</text:p>
          </table:table-cell>
          <table:table-cell office:value-type="float" office:value="5.9628027" calcext:value-type="float">
            <text:p>5,9628027</text:p>
          </table:table-cell>
        </table:table-row>
        <table:table-row table:style-name="ro1">
          <table:table-cell office:value-type="float" office:value="16.3708395" calcext:value-type="float">
            <text:p>16,3708395</text:p>
          </table:table-cell>
          <table:table-cell office:value-type="float" office:value="6.8190582" calcext:value-type="float">
            <text:p>6,8190582</text:p>
          </table:table-cell>
        </table:table-row>
        <table:table-row table:style-name="ro1">
          <table:table-cell office:value-type="float" office:value="16.3728944" calcext:value-type="float">
            <text:p>16,3728944</text:p>
          </table:table-cell>
          <table:table-cell office:value-type="float" office:value="6.8295287" calcext:value-type="float">
            <text:p>6,8295287</text:p>
          </table:table-cell>
        </table:table-row>
        <table:table-row table:style-name="ro1">
          <table:table-cell office:value-type="float" office:value="16.378276" calcext:value-type="float">
            <text:p>16,378276</text:p>
          </table:table-cell>
          <table:table-cell office:value-type="float" office:value="6.1595472" calcext:value-type="float">
            <text:p>6,1595472</text:p>
          </table:table-cell>
        </table:table-row>
        <table:table-row table:style-name="ro1">
          <table:table-cell office:value-type="float" office:value="16.3795185" calcext:value-type="float">
            <text:p>16,3795185</text:p>
          </table:table-cell>
          <table:table-cell office:value-type="float" office:value="5.9130016" calcext:value-type="float">
            <text:p>5,9130016</text:p>
          </table:table-cell>
        </table:table-row>
        <table:table-row table:style-name="ro1">
          <table:table-cell office:value-type="float" office:value="16.3844374" calcext:value-type="float">
            <text:p>16,3844374</text:p>
          </table:table-cell>
          <table:table-cell office:value-type="float" office:value="6.3161398" calcext:value-type="float">
            <text:p>6,3161398</text:p>
          </table:table-cell>
        </table:table-row>
        <table:table-row table:style-name="ro1">
          <table:table-cell office:value-type="float" office:value="16.3887631" calcext:value-type="float">
            <text:p>16,3887631</text:p>
          </table:table-cell>
          <table:table-cell office:value-type="float" office:value="7.0431738" calcext:value-type="float">
            <text:p>7,0431738</text:p>
          </table:table-cell>
        </table:table-row>
        <table:table-row table:style-name="ro1">
          <table:table-cell office:value-type="float" office:value="16.3894035" calcext:value-type="float">
            <text:p>16,3894035</text:p>
          </table:table-cell>
          <table:table-cell office:value-type="float" office:value="5.747331" calcext:value-type="float">
            <text:p>5,747331</text:p>
          </table:table-cell>
        </table:table-row>
        <table:table-row table:style-name="ro1">
          <table:table-cell office:value-type="float" office:value="16.3916158" calcext:value-type="float">
            <text:p>16,3916158</text:p>
          </table:table-cell>
          <table:table-cell office:value-type="float" office:value="5.9219945" calcext:value-type="float">
            <text:p>5,9219945</text:p>
          </table:table-cell>
        </table:table-row>
        <table:table-row table:style-name="ro1">
          <table:table-cell office:value-type="float" office:value="16.3973599" calcext:value-type="float">
            <text:p>16,3973599</text:p>
          </table:table-cell>
          <table:table-cell office:value-type="float" office:value="5.6233312" calcext:value-type="float">
            <text:p>5,6233312</text:p>
          </table:table-cell>
        </table:table-row>
        <table:table-row table:style-name="ro1">
          <table:table-cell office:value-type="float" office:value="16.4067114" calcext:value-type="float">
            <text:p>16,4067114</text:p>
          </table:table-cell>
          <table:table-cell office:value-type="float" office:value="6.2617139" calcext:value-type="float">
            <text:p>6,2617139</text:p>
          </table:table-cell>
        </table:table-row>
        <table:table-row table:style-name="ro1">
          <table:table-cell office:value-type="float" office:value="16.4080714" calcext:value-type="float">
            <text:p>16,4080714</text:p>
          </table:table-cell>
          <table:table-cell office:value-type="float" office:value="5.62838" calcext:value-type="float">
            <text:p>5,62838</text:p>
          </table:table-cell>
        </table:table-row>
        <table:table-row table:style-name="ro1">
          <table:table-cell office:value-type="float" office:value="16.4084945" calcext:value-type="float">
            <text:p>16,4084945</text:p>
          </table:table-cell>
          <table:table-cell office:value-type="float" office:value="6.7065406" calcext:value-type="float">
            <text:p>6,7065406</text:p>
          </table:table-cell>
        </table:table-row>
        <table:table-row table:style-name="ro1">
          <table:table-cell office:value-type="float" office:value="16.4101292" calcext:value-type="float">
            <text:p>16,4101292</text:p>
          </table:table-cell>
          <table:table-cell office:value-type="float" office:value="6.2706211" calcext:value-type="float">
            <text:p>6,2706211</text:p>
          </table:table-cell>
        </table:table-row>
        <table:table-row table:style-name="ro1">
          <table:table-cell office:value-type="float" office:value="16.4103363" calcext:value-type="float">
            <text:p>16,4103363</text:p>
          </table:table-cell>
          <table:table-cell office:value-type="float" office:value="6.5656857" calcext:value-type="float">
            <text:p>6,5656857</text:p>
          </table:table-cell>
        </table:table-row>
        <table:table-row table:style-name="ro1">
          <table:table-cell office:value-type="float" office:value="16.4180732" calcext:value-type="float">
            <text:p>16,4180732</text:p>
          </table:table-cell>
          <table:table-cell office:value-type="float" office:value="5.7102578" calcext:value-type="float">
            <text:p>5,7102578</text:p>
          </table:table-cell>
        </table:table-row>
        <table:table-row table:style-name="ro1">
          <table:table-cell office:value-type="float" office:value="16.4269952" calcext:value-type="float">
            <text:p>16,4269952</text:p>
          </table:table-cell>
          <table:table-cell office:value-type="float" office:value="5.8828023" calcext:value-type="float">
            <text:p>5,8828023</text:p>
          </table:table-cell>
        </table:table-row>
        <table:table-row table:style-name="ro1">
          <table:table-cell office:value-type="float" office:value="16.4371262" calcext:value-type="float">
            <text:p>16,4371262</text:p>
          </table:table-cell>
          <table:table-cell office:value-type="float" office:value="6.8782915" calcext:value-type="float">
            <text:p>6,8782915</text:p>
          </table:table-cell>
        </table:table-row>
        <table:table-row table:style-name="ro1">
          <table:table-cell office:value-type="float" office:value="16.4396473" calcext:value-type="float">
            <text:p>16,4396473</text:p>
          </table:table-cell>
          <table:table-cell office:value-type="float" office:value="6.1728582" calcext:value-type="float">
            <text:p>6,1728582</text:p>
          </table:table-cell>
        </table:table-row>
        <table:table-row table:style-name="ro1">
          <table:table-cell office:value-type="float" office:value="16.4527921" calcext:value-type="float">
            <text:p>16,4527921</text:p>
          </table:table-cell>
          <table:table-cell office:value-type="float" office:value="6.4582585" calcext:value-type="float">
            <text:p>6,4582585</text:p>
          </table:table-cell>
        </table:table-row>
        <table:table-row table:style-name="ro1">
          <table:table-cell office:value-type="float" office:value="16.4541268" calcext:value-type="float">
            <text:p>16,4541268</text:p>
          </table:table-cell>
          <table:table-cell office:value-type="float" office:value="6.2079284" calcext:value-type="float">
            <text:p>6,2079284</text:p>
          </table:table-cell>
        </table:table-row>
        <table:table-row table:style-name="ro1">
          <table:table-cell office:value-type="float" office:value="16.4606072" calcext:value-type="float">
            <text:p>16,4606072</text:p>
          </table:table-cell>
          <table:table-cell office:value-type="float" office:value="4.4119364" calcext:value-type="float">
            <text:p>4,4119364</text:p>
          </table:table-cell>
        </table:table-row>
        <table:table-row table:style-name="ro1">
          <table:table-cell office:value-type="float" office:value="16.461809" calcext:value-type="float">
            <text:p>16,461809</text:p>
          </table:table-cell>
          <table:table-cell office:value-type="float" office:value="6.503968" calcext:value-type="float">
            <text:p>6,503968</text:p>
          </table:table-cell>
        </table:table-row>
        <table:table-row table:style-name="ro1">
          <table:table-cell office:value-type="float" office:value="16.4692786" calcext:value-type="float">
            <text:p>16,4692786</text:p>
          </table:table-cell>
          <table:table-cell office:value-type="float" office:value="5.5988092" calcext:value-type="float">
            <text:p>5,5988092</text:p>
          </table:table-cell>
        </table:table-row>
        <table:table-row table:style-name="ro1">
          <table:table-cell office:value-type="float" office:value="16.4805931" calcext:value-type="float">
            <text:p>16,4805931</text:p>
          </table:table-cell>
          <table:table-cell office:value-type="float" office:value="5.5429844" calcext:value-type="float">
            <text:p>5,5429844</text:p>
          </table:table-cell>
        </table:table-row>
        <table:table-row table:style-name="ro1">
          <table:table-cell office:value-type="float" office:value="16.4847331" calcext:value-type="float">
            <text:p>16,4847331</text:p>
          </table:table-cell>
          <table:table-cell office:value-type="float" office:value="6.8619176" calcext:value-type="float">
            <text:p>6,8619176</text:p>
          </table:table-cell>
        </table:table-row>
        <table:table-row table:style-name="ro1">
          <table:table-cell office:value-type="float" office:value="16.4969217" calcext:value-type="float">
            <text:p>16,4969217</text:p>
          </table:table-cell>
          <table:table-cell office:value-type="float" office:value="6.0652717" calcext:value-type="float">
            <text:p>6,0652717</text:p>
          </table:table-cell>
        </table:table-row>
        <table:table-row table:style-name="ro1">
          <table:table-cell office:value-type="float" office:value="16.4985056" calcext:value-type="float">
            <text:p>16,4985056</text:p>
          </table:table-cell>
          <table:table-cell office:value-type="float" office:value="6.3570919" calcext:value-type="float">
            <text:p>6,3570919</text:p>
          </table:table-cell>
        </table:table-row>
        <table:table-row table:style-name="ro1">
          <table:table-cell office:value-type="float" office:value="16.5320982" calcext:value-type="float">
            <text:p>16,5320982</text:p>
          </table:table-cell>
          <table:table-cell office:value-type="float" office:value="5.6682572" calcext:value-type="float">
            <text:p>5,6682572</text:p>
          </table:table-cell>
        </table:table-row>
        <table:table-row table:style-name="ro1">
          <table:table-cell office:value-type="float" office:value="16.5325662" calcext:value-type="float">
            <text:p>16,5325662</text:p>
          </table:table-cell>
          <table:table-cell office:value-type="float" office:value="6.0062915" calcext:value-type="float">
            <text:p>6,0062915</text:p>
          </table:table-cell>
        </table:table-row>
        <table:table-row table:style-name="ro1">
          <table:table-cell office:value-type="float" office:value="16.5548597" calcext:value-type="float">
            <text:p>16,5548597</text:p>
          </table:table-cell>
          <table:table-cell office:value-type="float" office:value="6.2090954" calcext:value-type="float">
            <text:p>6,2090954</text:p>
          </table:table-cell>
        </table:table-row>
        <table:table-row table:style-name="ro1">
          <table:table-cell office:value-type="float" office:value="16.5611518" calcext:value-type="float">
            <text:p>16,5611518</text:p>
          </table:table-cell>
          <table:table-cell office:value-type="float" office:value="5.7481672" calcext:value-type="float">
            <text:p>5,7481672</text:p>
          </table:table-cell>
        </table:table-row>
        <table:table-row table:style-name="ro1">
          <table:table-cell office:value-type="float" office:value="16.5670843" calcext:value-type="float">
            <text:p>16,5670843</text:p>
          </table:table-cell>
          <table:table-cell office:value-type="float" office:value="5.8112007" calcext:value-type="float">
            <text:p>5,8112007</text:p>
          </table:table-cell>
        </table:table-row>
        <table:table-row table:style-name="ro1">
          <table:table-cell office:value-type="float" office:value="16.5838406" calcext:value-type="float">
            <text:p>16,5838406</text:p>
          </table:table-cell>
          <table:table-cell office:value-type="float" office:value="5.759842" calcext:value-type="float">
            <text:p>5,759842</text:p>
          </table:table-cell>
        </table:table-row>
        <table:table-row table:style-name="ro1">
          <table:table-cell office:value-type="float" office:value="16.5868052" calcext:value-type="float">
            <text:p>16,5868052</text:p>
          </table:table-cell>
          <table:table-cell office:value-type="float" office:value="6.5395727" calcext:value-type="float">
            <text:p>6,5395727</text:p>
          </table:table-cell>
        </table:table-row>
        <table:table-row table:style-name="ro1">
          <table:table-cell office:value-type="float" office:value="16.5921042" calcext:value-type="float">
            <text:p>16,5921042</text:p>
          </table:table-cell>
          <table:table-cell office:value-type="float" office:value="7.206102" calcext:value-type="float">
            <text:p>7,206102</text:p>
          </table:table-cell>
        </table:table-row>
        <table:table-row table:style-name="ro1">
          <table:table-cell office:value-type="float" office:value="16.6046949" calcext:value-type="float">
            <text:p>16,6046949</text:p>
          </table:table-cell>
          <table:table-cell office:value-type="float" office:value="5.5901633" calcext:value-type="float">
            <text:p>5,5901633</text:p>
          </table:table-cell>
        </table:table-row>
        <table:table-row table:style-name="ro1">
          <table:table-cell office:value-type="float" office:value="16.6051595" calcext:value-type="float">
            <text:p>16,6051595</text:p>
          </table:table-cell>
          <table:table-cell office:value-type="float" office:value="6.6645711" calcext:value-type="float">
            <text:p>6,6645711</text:p>
          </table:table-cell>
        </table:table-row>
        <table:table-row table:style-name="ro1">
          <table:table-cell office:value-type="float" office:value="16.6161961" calcext:value-type="float">
            <text:p>16,6161961</text:p>
          </table:table-cell>
          <table:table-cell office:value-type="float" office:value="5.319203" calcext:value-type="float">
            <text:p>5,319203</text:p>
          </table:table-cell>
        </table:table-row>
        <table:table-row table:style-name="ro1">
          <table:table-cell office:value-type="float" office:value="16.6189855" calcext:value-type="float">
            <text:p>16,6189855</text:p>
          </table:table-cell>
          <table:table-cell office:value-type="float" office:value="5.7316821" calcext:value-type="float">
            <text:p>5,7316821</text:p>
          </table:table-cell>
        </table:table-row>
        <table:table-row table:style-name="ro1">
          <table:table-cell office:value-type="float" office:value="16.6209123" calcext:value-type="float">
            <text:p>16,6209123</text:p>
          </table:table-cell>
          <table:table-cell office:value-type="float" office:value="5.9856376" calcext:value-type="float">
            <text:p>5,9856376</text:p>
          </table:table-cell>
        </table:table-row>
        <table:table-row table:style-name="ro1">
          <table:table-cell office:value-type="float" office:value="16.6250347" calcext:value-type="float">
            <text:p>16,6250347</text:p>
          </table:table-cell>
          <table:table-cell office:value-type="float" office:value="4.3085532" calcext:value-type="float">
            <text:p>4,3085532</text:p>
          </table:table-cell>
        </table:table-row>
        <table:table-row table:style-name="ro1">
          <table:table-cell office:value-type="float" office:value="16.625579" calcext:value-type="float">
            <text:p>16,625579</text:p>
          </table:table-cell>
          <table:table-cell office:value-type="float" office:value="6.2055917" calcext:value-type="float">
            <text:p>6,2055917</text:p>
          </table:table-cell>
        </table:table-row>
        <table:table-row table:style-name="ro1">
          <table:table-cell office:value-type="float" office:value="16.6271871" calcext:value-type="float">
            <text:p>16,6271871</text:p>
          </table:table-cell>
          <table:table-cell office:value-type="float" office:value="5.7437913" calcext:value-type="float">
            <text:p>5,7437913</text:p>
          </table:table-cell>
        </table:table-row>
        <table:table-row table:style-name="ro1">
          <table:table-cell office:value-type="float" office:value="16.6285764" calcext:value-type="float">
            <text:p>16,6285764</text:p>
          </table:table-cell>
          <table:table-cell office:value-type="float" office:value="4.8219988" calcext:value-type="float">
            <text:p>4,8219988</text:p>
          </table:table-cell>
        </table:table-row>
        <table:table-row table:style-name="ro1">
          <table:table-cell office:value-type="float" office:value="16.6663073" calcext:value-type="float">
            <text:p>16,6663073</text:p>
          </table:table-cell>
          <table:table-cell office:value-type="float" office:value="6.3227746" calcext:value-type="float">
            <text:p>6,3227746</text:p>
          </table:table-cell>
        </table:table-row>
        <table:table-row table:style-name="ro1">
          <table:table-cell office:value-type="float" office:value="16.6665266" calcext:value-type="float">
            <text:p>16,6665266</text:p>
          </table:table-cell>
          <table:table-cell office:value-type="float" office:value="5.6274364" calcext:value-type="float">
            <text:p>5,6274364</text:p>
          </table:table-cell>
        </table:table-row>
        <table:table-row table:style-name="ro1">
          <table:table-cell office:value-type="float" office:value="16.6726316" calcext:value-type="float">
            <text:p>16,6726316</text:p>
          </table:table-cell>
          <table:table-cell office:value-type="float" office:value="6.0194691" calcext:value-type="float">
            <text:p>6,0194691</text:p>
          </table:table-cell>
        </table:table-row>
        <table:table-row table:style-name="ro1">
          <table:table-cell office:value-type="float" office:value="16.7007716" calcext:value-type="float">
            <text:p>16,7007716</text:p>
          </table:table-cell>
          <table:table-cell office:value-type="float" office:value="4.1077701" calcext:value-type="float">
            <text:p>4,1077701</text:p>
          </table:table-cell>
        </table:table-row>
        <table:table-row table:style-name="ro1">
          <table:table-cell office:value-type="float" office:value="16.7044192" calcext:value-type="float">
            <text:p>16,7044192</text:p>
          </table:table-cell>
          <table:table-cell office:value-type="float" office:value="6.6476508" calcext:value-type="float">
            <text:p>6,6476508</text:p>
          </table:table-cell>
        </table:table-row>
        <table:table-row table:style-name="ro1">
          <table:table-cell office:value-type="float" office:value="16.7237199" calcext:value-type="float">
            <text:p>16,7237199</text:p>
          </table:table-cell>
          <table:table-cell office:value-type="float" office:value="5.6511523" calcext:value-type="float">
            <text:p>5,6511523</text:p>
          </table:table-cell>
        </table:table-row>
        <table:table-row table:style-name="ro1">
          <table:table-cell office:value-type="float" office:value="16.7320443" calcext:value-type="float">
            <text:p>16,7320443</text:p>
          </table:table-cell>
          <table:table-cell office:value-type="float" office:value="6.9970129" calcext:value-type="float">
            <text:p>6,9970129</text:p>
          </table:table-cell>
        </table:table-row>
        <table:table-row table:style-name="ro1">
          <table:table-cell office:value-type="float" office:value="16.7376574" calcext:value-type="float">
            <text:p>16,7376574</text:p>
          </table:table-cell>
          <table:table-cell office:value-type="float" office:value="5.4938248" calcext:value-type="float">
            <text:p>5,4938248</text:p>
          </table:table-cell>
        </table:table-row>
        <table:table-row table:style-name="ro1">
          <table:table-cell office:value-type="float" office:value="16.7400204" calcext:value-type="float">
            <text:p>16,7400204</text:p>
          </table:table-cell>
          <table:table-cell office:value-type="float" office:value="7.0239482" calcext:value-type="float">
            <text:p>7,0239482</text:p>
          </table:table-cell>
        </table:table-row>
        <table:table-row table:style-name="ro1">
          <table:table-cell office:value-type="float" office:value="16.7402104" calcext:value-type="float">
            <text:p>16,7402104</text:p>
          </table:table-cell>
          <table:table-cell office:value-type="float" office:value="7.090354" calcext:value-type="float">
            <text:p>7,090354</text:p>
          </table:table-cell>
        </table:table-row>
        <table:table-row table:style-name="ro1">
          <table:table-cell office:value-type="float" office:value="16.745386" calcext:value-type="float">
            <text:p>16,745386</text:p>
          </table:table-cell>
          <table:table-cell office:value-type="float" office:value="5.1826491" calcext:value-type="float">
            <text:p>5,1826491</text:p>
          </table:table-cell>
        </table:table-row>
        <table:table-row table:style-name="ro1">
          <table:table-cell office:value-type="float" office:value="16.7474598" calcext:value-type="float">
            <text:p>16,7474598</text:p>
          </table:table-cell>
          <table:table-cell office:value-type="float" office:value="5.6713335" calcext:value-type="float">
            <text:p>5,6713335</text:p>
          </table:table-cell>
        </table:table-row>
        <table:table-row table:style-name="ro1">
          <table:table-cell office:value-type="float" office:value="16.7522963" calcext:value-type="float">
            <text:p>16,7522963</text:p>
          </table:table-cell>
          <table:table-cell office:value-type="float" office:value="6.4882645" calcext:value-type="float">
            <text:p>6,4882645</text:p>
          </table:table-cell>
        </table:table-row>
        <table:table-row table:style-name="ro1">
          <table:table-cell office:value-type="float" office:value="16.7617391" calcext:value-type="float">
            <text:p>16,7617391</text:p>
          </table:table-cell>
          <table:table-cell office:value-type="float" office:value="5.9251451" calcext:value-type="float">
            <text:p>5,9251451</text:p>
          </table:table-cell>
        </table:table-row>
        <table:table-row table:style-name="ro1">
          <table:table-cell office:value-type="float" office:value="16.7695175" calcext:value-type="float">
            <text:p>16,7695175</text:p>
          </table:table-cell>
          <table:table-cell office:value-type="float" office:value="5.8054985" calcext:value-type="float">
            <text:p>5,8054985</text:p>
          </table:table-cell>
        </table:table-row>
        <table:table-row table:style-name="ro1">
          <table:table-cell office:value-type="float" office:value="16.7720605" calcext:value-type="float">
            <text:p>16,7720605</text:p>
          </table:table-cell>
          <table:table-cell office:value-type="float" office:value="5.7157579" calcext:value-type="float">
            <text:p>5,7157579</text:p>
          </table:table-cell>
        </table:table-row>
        <table:table-row table:style-name="ro1">
          <table:table-cell office:value-type="float" office:value="16.7757201" calcext:value-type="float">
            <text:p>16,7757201</text:p>
          </table:table-cell>
          <table:table-cell office:value-type="float" office:value="6.8201551" calcext:value-type="float">
            <text:p>6,8201551</text:p>
          </table:table-cell>
        </table:table-row>
        <table:table-row table:style-name="ro1">
          <table:table-cell office:value-type="float" office:value="16.7773972" calcext:value-type="float">
            <text:p>16,7773972</text:p>
          </table:table-cell>
          <table:table-cell office:value-type="float" office:value="6.6566786" calcext:value-type="float">
            <text:p>6,6566786</text:p>
          </table:table-cell>
        </table:table-row>
        <table:table-row table:style-name="ro1">
          <table:table-cell office:value-type="float" office:value="16.7826774" calcext:value-type="float">
            <text:p>16,7826774</text:p>
          </table:table-cell>
          <table:table-cell office:value-type="float" office:value="6.3242841" calcext:value-type="float">
            <text:p>6,3242841</text:p>
          </table:table-cell>
        </table:table-row>
        <table:table-row table:style-name="ro1">
          <table:table-cell office:value-type="float" office:value="16.7833078" calcext:value-type="float">
            <text:p>16,7833078</text:p>
          </table:table-cell>
          <table:table-cell office:value-type="float" office:value="7.1598159" calcext:value-type="float">
            <text:p>7,1598159</text:p>
          </table:table-cell>
        </table:table-row>
        <table:table-row table:style-name="ro1">
          <table:table-cell office:value-type="float" office:value="16.7958122" calcext:value-type="float">
            <text:p>16,7958122</text:p>
          </table:table-cell>
          <table:table-cell office:value-type="float" office:value="6.8710515" calcext:value-type="float">
            <text:p>6,8710515</text:p>
          </table:table-cell>
        </table:table-row>
        <table:table-row table:style-name="ro1">
          <table:table-cell office:value-type="float" office:value="16.7973669" calcext:value-type="float">
            <text:p>16,7973669</text:p>
          </table:table-cell>
          <table:table-cell office:value-type="float" office:value="6.1534908" calcext:value-type="float">
            <text:p>6,1534908</text:p>
          </table:table-cell>
        </table:table-row>
        <table:table-row table:style-name="ro1">
          <table:table-cell office:value-type="float" office:value="16.802202" calcext:value-type="float">
            <text:p>16,802202</text:p>
          </table:table-cell>
          <table:table-cell office:value-type="float" office:value="5.6466491" calcext:value-type="float">
            <text:p>5,6466491</text:p>
          </table:table-cell>
        </table:table-row>
        <table:table-row table:style-name="ro1">
          <table:table-cell office:value-type="float" office:value="16.8041795" calcext:value-type="float">
            <text:p>16,8041795</text:p>
          </table:table-cell>
          <table:table-cell office:value-type="float" office:value="5.2350657" calcext:value-type="float">
            <text:p>5,2350657</text:p>
          </table:table-cell>
        </table:table-row>
        <table:table-row table:style-name="ro1">
          <table:table-cell office:value-type="float" office:value="16.814262" calcext:value-type="float">
            <text:p>16,814262</text:p>
          </table:table-cell>
          <table:table-cell office:value-type="float" office:value="6.3123261" calcext:value-type="float">
            <text:p>6,3123261</text:p>
          </table:table-cell>
        </table:table-row>
        <table:table-row table:style-name="ro1">
          <table:table-cell office:value-type="float" office:value="16.8347074" calcext:value-type="float">
            <text:p>16,8347074</text:p>
          </table:table-cell>
          <table:table-cell office:value-type="float" office:value="6.4426707" calcext:value-type="float">
            <text:p>6,4426707</text:p>
          </table:table-cell>
        </table:table-row>
        <table:table-row table:style-name="ro1">
          <table:table-cell office:value-type="float" office:value="16.8482108" calcext:value-type="float">
            <text:p>16,8482108</text:p>
          </table:table-cell>
          <table:table-cell office:value-type="float" office:value="5.6889466" calcext:value-type="float">
            <text:p>5,6889466</text:p>
          </table:table-cell>
        </table:table-row>
        <table:table-row table:style-name="ro1">
          <table:table-cell office:value-type="float" office:value="16.8508635" calcext:value-type="float">
            <text:p>16,8508635</text:p>
          </table:table-cell>
          <table:table-cell office:value-type="float" office:value="5.7126346" calcext:value-type="float">
            <text:p>5,7126346</text:p>
          </table:table-cell>
        </table:table-row>
        <table:table-row table:style-name="ro1">
          <table:table-cell office:value-type="float" office:value="16.9095391" calcext:value-type="float">
            <text:p>16,9095391</text:p>
          </table:table-cell>
          <table:table-cell office:value-type="float" office:value="5.8066076" calcext:value-type="float">
            <text:p>5,8066076</text:p>
          </table:table-cell>
        </table:table-row>
        <table:table-row table:style-name="ro1">
          <table:table-cell office:value-type="float" office:value="16.9194906" calcext:value-type="float">
            <text:p>16,9194906</text:p>
          </table:table-cell>
          <table:table-cell office:value-type="float" office:value="5.9444504" calcext:value-type="float">
            <text:p>5,9444504</text:p>
          </table:table-cell>
        </table:table-row>
        <table:table-row table:style-name="ro1">
          <table:table-cell office:value-type="float" office:value="16.9313234" calcext:value-type="float">
            <text:p>16,9313234</text:p>
          </table:table-cell>
          <table:table-cell office:value-type="float" office:value="6.1501724" calcext:value-type="float">
            <text:p>6,1501724</text:p>
          </table:table-cell>
        </table:table-row>
        <table:table-row table:style-name="ro1">
          <table:table-cell office:value-type="float" office:value="16.9401333" calcext:value-type="float">
            <text:p>16,9401333</text:p>
          </table:table-cell>
          <table:table-cell office:value-type="float" office:value="5.2073461" calcext:value-type="float">
            <text:p>5,2073461</text:p>
          </table:table-cell>
        </table:table-row>
        <table:table-row table:style-name="ro1">
          <table:table-cell office:value-type="float" office:value="16.955393" calcext:value-type="float">
            <text:p>16,955393</text:p>
          </table:table-cell>
          <table:table-cell office:value-type="float" office:value="6.7523493" calcext:value-type="float">
            <text:p>6,7523493</text:p>
          </table:table-cell>
        </table:table-row>
        <table:table-row table:style-name="ro1">
          <table:table-cell office:value-type="float" office:value="16.9596781" calcext:value-type="float">
            <text:p>16,9596781</text:p>
          </table:table-cell>
          <table:table-cell office:value-type="float" office:value="7.0083194" calcext:value-type="float">
            <text:p>7,0083194</text:p>
          </table:table-cell>
        </table:table-row>
        <table:table-row table:style-name="ro1">
          <table:table-cell office:value-type="float" office:value="16.9626593" calcext:value-type="float">
            <text:p>16,9626593</text:p>
          </table:table-cell>
          <table:table-cell office:value-type="float" office:value="5.5295253" calcext:value-type="float">
            <text:p>5,5295253</text:p>
          </table:table-cell>
        </table:table-row>
        <table:table-row table:style-name="ro1">
          <table:table-cell office:value-type="float" office:value="16.989279" calcext:value-type="float">
            <text:p>16,989279</text:p>
          </table:table-cell>
          <table:table-cell office:value-type="float" office:value="6.7053831" calcext:value-type="float">
            <text:p>6,7053831</text:p>
          </table:table-cell>
        </table:table-row>
        <table:table-row table:style-name="ro1">
          <table:table-cell office:value-type="float" office:value="17.0084375" calcext:value-type="float">
            <text:p>17,0084375</text:p>
          </table:table-cell>
          <table:table-cell office:value-type="float" office:value="5.0899104" calcext:value-type="float">
            <text:p>5,0899104</text:p>
          </table:table-cell>
        </table:table-row>
        <table:table-row table:style-name="ro1">
          <table:table-cell office:value-type="float" office:value="17.0094146" calcext:value-type="float">
            <text:p>17,0094146</text:p>
          </table:table-cell>
          <table:table-cell office:value-type="float" office:value="6.7064432" calcext:value-type="float">
            <text:p>6,7064432</text:p>
          </table:table-cell>
        </table:table-row>
        <table:table-row table:style-name="ro1">
          <table:table-cell office:value-type="float" office:value="17.0339575" calcext:value-type="float">
            <text:p>17,0339575</text:p>
          </table:table-cell>
          <table:table-cell office:value-type="float" office:value="6.2891356" calcext:value-type="float">
            <text:p>6,2891356</text:p>
          </table:table-cell>
        </table:table-row>
        <table:table-row table:style-name="ro1">
          <table:table-cell office:value-type="float" office:value="17.0374688" calcext:value-type="float">
            <text:p>17,0374688</text:p>
          </table:table-cell>
          <table:table-cell office:value-type="float" office:value="6.0819035" calcext:value-type="float">
            <text:p>6,0819035</text:p>
          </table:table-cell>
        </table:table-row>
        <table:table-row table:style-name="ro1">
          <table:table-cell office:value-type="float" office:value="17.0672972" calcext:value-type="float">
            <text:p>17,0672972</text:p>
          </table:table-cell>
          <table:table-cell office:value-type="float" office:value="5.8475689" calcext:value-type="float">
            <text:p>5,8475689</text:p>
          </table:table-cell>
        </table:table-row>
        <table:table-row table:style-name="ro1">
          <table:table-cell office:value-type="float" office:value="17.0814923" calcext:value-type="float">
            <text:p>17,0814923</text:p>
          </table:table-cell>
          <table:table-cell office:value-type="float" office:value="6.1043399" calcext:value-type="float">
            <text:p>6,1043399</text:p>
          </table:table-cell>
        </table:table-row>
        <table:table-row table:style-name="ro1">
          <table:table-cell office:value-type="float" office:value="17.0924746" calcext:value-type="float">
            <text:p>17,0924746</text:p>
          </table:table-cell>
          <table:table-cell office:value-type="float" office:value="4.2489385" calcext:value-type="float">
            <text:p>4,2489385</text:p>
          </table:table-cell>
        </table:table-row>
        <table:table-row table:style-name="ro1">
          <table:table-cell office:value-type="float" office:value="17.0982488" calcext:value-type="float">
            <text:p>17,0982488</text:p>
          </table:table-cell>
          <table:table-cell office:value-type="float" office:value="5.4440123" calcext:value-type="float">
            <text:p>5,4440123</text:p>
          </table:table-cell>
        </table:table-row>
        <table:table-row table:style-name="ro1">
          <table:table-cell office:value-type="float" office:value="17.1228396" calcext:value-type="float">
            <text:p>17,1228396</text:p>
          </table:table-cell>
          <table:table-cell office:value-type="float" office:value="6.1050115" calcext:value-type="float">
            <text:p>6,1050115</text:p>
          </table:table-cell>
        </table:table-row>
        <table:table-row table:style-name="ro1">
          <table:table-cell office:value-type="float" office:value="17.1370332" calcext:value-type="float">
            <text:p>17,1370332</text:p>
          </table:table-cell>
          <table:table-cell office:value-type="float" office:value="6.4406769" calcext:value-type="float">
            <text:p>6,4406769</text:p>
          </table:table-cell>
        </table:table-row>
        <table:table-row table:style-name="ro1">
          <table:table-cell office:value-type="float" office:value="17.1393302" calcext:value-type="float">
            <text:p>17,1393302</text:p>
          </table:table-cell>
          <table:table-cell office:value-type="float" office:value="5.5966624" calcext:value-type="float">
            <text:p>5,5966624</text:p>
          </table:table-cell>
        </table:table-row>
        <table:table-row table:style-name="ro1">
          <table:table-cell office:value-type="float" office:value="17.152134" calcext:value-type="float">
            <text:p>17,152134</text:p>
          </table:table-cell>
          <table:table-cell office:value-type="float" office:value="6.467598" calcext:value-type="float">
            <text:p>6,467598</text:p>
          </table:table-cell>
        </table:table-row>
        <table:table-row table:style-name="ro1">
          <table:table-cell office:value-type="float" office:value="17.1695585" calcext:value-type="float">
            <text:p>17,1695585</text:p>
          </table:table-cell>
          <table:table-cell office:value-type="float" office:value="5.0872025" calcext:value-type="float">
            <text:p>5,0872025</text:p>
          </table:table-cell>
        </table:table-row>
        <table:table-row table:style-name="ro1">
          <table:table-cell office:value-type="float" office:value="17.2277044" calcext:value-type="float">
            <text:p>17,2277044</text:p>
          </table:table-cell>
          <table:table-cell office:value-type="float" office:value="5.2290301" calcext:value-type="float">
            <text:p>5,2290301</text:p>
          </table:table-cell>
        </table:table-row>
        <table:table-row table:style-name="ro1">
          <table:table-cell office:value-type="float" office:value="17.2426225" calcext:value-type="float">
            <text:p>17,2426225</text:p>
          </table:table-cell>
          <table:table-cell office:value-type="float" office:value="4.9569577" calcext:value-type="float">
            <text:p>4,9569577</text:p>
          </table:table-cell>
        </table:table-row>
        <table:table-row table:style-name="ro1">
          <table:table-cell office:value-type="float" office:value="17.2447782" calcext:value-type="float">
            <text:p>17,2447782</text:p>
          </table:table-cell>
          <table:table-cell office:value-type="float" office:value="5.4957055" calcext:value-type="float">
            <text:p>5,4957055</text:p>
          </table:table-cell>
        </table:table-row>
        <table:table-row table:style-name="ro1">
          <table:table-cell office:value-type="float" office:value="17.2702544" calcext:value-type="float">
            <text:p>17,2702544</text:p>
          </table:table-cell>
          <table:table-cell office:value-type="float" office:value="6.2560877" calcext:value-type="float">
            <text:p>6,2560877</text:p>
          </table:table-cell>
        </table:table-row>
        <table:table-row table:style-name="ro1">
          <table:table-cell office:value-type="float" office:value="17.3015272" calcext:value-type="float">
            <text:p>17,3015272</text:p>
          </table:table-cell>
          <table:table-cell office:value-type="float" office:value="6.5966746" calcext:value-type="float">
            <text:p>6,5966746</text:p>
          </table:table-cell>
        </table:table-row>
        <table:table-row table:style-name="ro1">
          <table:table-cell office:value-type="float" office:value="17.3202636" calcext:value-type="float">
            <text:p>17,3202636</text:p>
          </table:table-cell>
          <table:table-cell office:value-type="float" office:value="5.4541038" calcext:value-type="float">
            <text:p>5,4541038</text:p>
          </table:table-cell>
        </table:table-row>
        <table:table-row table:style-name="ro1">
          <table:table-cell office:value-type="float" office:value="17.3241206" calcext:value-type="float">
            <text:p>17,3241206</text:p>
          </table:table-cell>
          <table:table-cell office:value-type="float" office:value="6.064755" calcext:value-type="float">
            <text:p>6,064755</text:p>
          </table:table-cell>
        </table:table-row>
        <table:table-row table:style-name="ro1">
          <table:table-cell office:value-type="float" office:value="17.3512839" calcext:value-type="float">
            <text:p>17,3512839</text:p>
          </table:table-cell>
          <table:table-cell office:value-type="float" office:value="5.606027" calcext:value-type="float">
            <text:p>5,606027</text:p>
          </table:table-cell>
        </table:table-row>
        <table:table-row table:style-name="ro1">
          <table:table-cell office:value-type="float" office:value="17.3733619" calcext:value-type="float">
            <text:p>17,3733619</text:p>
          </table:table-cell>
          <table:table-cell office:value-type="float" office:value="6.510681" calcext:value-type="float">
            <text:p>6,510681</text:p>
          </table:table-cell>
        </table:table-row>
        <table:table-row table:style-name="ro1">
          <table:table-cell office:value-type="float" office:value="17.3843376" calcext:value-type="float">
            <text:p>17,3843376</text:p>
          </table:table-cell>
          <table:table-cell office:value-type="float" office:value="5.6622421" calcext:value-type="float">
            <text:p>5,6622421</text:p>
          </table:table-cell>
        </table:table-row>
        <table:table-row table:style-name="ro1">
          <table:table-cell office:value-type="float" office:value="17.3977049" calcext:value-type="float">
            <text:p>17,3977049</text:p>
          </table:table-cell>
          <table:table-cell office:value-type="float" office:value="5.6402828" calcext:value-type="float">
            <text:p>5,6402828</text:p>
          </table:table-cell>
        </table:table-row>
        <table:table-row table:style-name="ro1">
          <table:table-cell office:value-type="float" office:value="17.615898" calcext:value-type="float">
            <text:p>17,615898</text:p>
          </table:table-cell>
          <table:table-cell office:value-type="float" office:value="6.8921327" calcext:value-type="float">
            <text:p>6,8921327</text:p>
          </table:table-cell>
        </table:table-row>
        <table:table-row table:style-name="ro1">
          <table:table-cell office:value-type="float" office:value="17.6562403" calcext:value-type="float">
            <text:p>17,6562403</text:p>
          </table:table-cell>
          <table:table-cell office:value-type="float" office:value="5.0977777" calcext:value-type="float">
            <text:p>5,0977777</text:p>
          </table:table-cell>
        </table:table-row>
        <table:table-row table:style-name="ro1">
          <table:table-cell office:value-type="float" office:value="17.6860248" calcext:value-type="float">
            <text:p>17,6860248</text:p>
          </table:table-cell>
          <table:table-cell office:value-type="float" office:value="5.905828" calcext:value-type="float">
            <text:p>5,905828</text:p>
          </table:table-cell>
        </table:table-row>
        <table:table-row table:style-name="ro1">
          <table:table-cell office:value-type="float" office:value="18.1424701" calcext:value-type="float">
            <text:p>18,1424701</text:p>
          </table:table-cell>
          <table:table-cell office:value-type="float" office:value="6.1934274" calcext:value-type="float">
            <text:p>6,1934274</text:p>
          </table:table-cell>
        </table:table-row>
        <table:table-row table:style-name="ro1">
          <table:table-cell office:value-type="float" office:value="18.2993741" calcext:value-type="float">
            <text:p>18,2993741</text:p>
          </table:table-cell>
          <table:table-cell office:value-type="float" office:value="16.3982575" calcext:value-type="float">
            <text:p>16,3982575</text:p>
          </table:table-cell>
        </table:table-row>
        <table:table-row table:style-name="ro1">
          <table:table-cell office:value-type="float" office:value="18.4870432" calcext:value-type="float">
            <text:p>18,4870432</text:p>
          </table:table-cell>
          <table:table-cell office:value-type="float" office:value="16.1180045" calcext:value-type="float">
            <text:p>16,1180045</text:p>
          </table:table-cell>
        </table:table-row>
        <table:table-row table:style-name="ro1">
          <table:table-cell office:value-type="float" office:value="18.8057682" calcext:value-type="float">
            <text:p>18,8057682</text:p>
          </table:table-cell>
          <table:table-cell office:value-type="float" office:value="16.3915507" calcext:value-type="float">
            <text:p>16,3915507</text:p>
          </table:table-cell>
        </table:table-row>
        <table:table-row table:style-name="ro1">
          <table:table-cell office:value-type="float" office:value="18.8246236" calcext:value-type="float">
            <text:p>18,8246236</text:p>
          </table:table-cell>
          <table:table-cell office:value-type="float" office:value="17.8019608" calcext:value-type="float">
            <text:p>17,8019608</text:p>
          </table:table-cell>
        </table:table-row>
        <table:table-row table:style-name="ro1">
          <table:table-cell office:value-type="float" office:value="18.8538051" calcext:value-type="float">
            <text:p>18,8538051</text:p>
          </table:table-cell>
          <table:table-cell office:value-type="float" office:value="16.5304411" calcext:value-type="float">
            <text:p>16,5304411</text:p>
          </table:table-cell>
        </table:table-row>
        <table:table-row table:style-name="ro1">
          <table:table-cell office:value-type="float" office:value="18.919261" calcext:value-type="float">
            <text:p>18,919261</text:p>
          </table:table-cell>
          <table:table-cell office:value-type="float" office:value="16.5663019" calcext:value-type="float">
            <text:p>16,5663019</text:p>
          </table:table-cell>
        </table:table-row>
        <table:table-row table:style-name="ro1">
          <table:table-cell office:value-type="float" office:value="19.0034655" calcext:value-type="float">
            <text:p>19,0034655</text:p>
          </table:table-cell>
          <table:table-cell office:value-type="float" office:value="16.8794601" calcext:value-type="float">
            <text:p>16,8794601</text:p>
          </table:table-cell>
        </table:table-row>
        <table:table-row table:style-name="ro1">
          <table:table-cell office:value-type="float" office:value="19.0546345" calcext:value-type="float">
            <text:p>19,0546345</text:p>
          </table:table-cell>
          <table:table-cell office:value-type="float" office:value="15.2316164" calcext:value-type="float">
            <text:p>15,2316164</text:p>
          </table:table-cell>
        </table:table-row>
        <table:table-row table:style-name="ro1">
          <table:table-cell office:value-type="float" office:value="19.0922073" calcext:value-type="float">
            <text:p>19,0922073</text:p>
          </table:table-cell>
          <table:table-cell office:value-type="float" office:value="17.9816054" calcext:value-type="float">
            <text:p>17,9816054</text:p>
          </table:table-cell>
        </table:table-row>
        <table:table-row table:style-name="ro1">
          <table:table-cell office:value-type="float" office:value="19.1255734" calcext:value-type="float">
            <text:p>19,1255734</text:p>
          </table:table-cell>
          <table:table-cell office:value-type="float" office:value="15.9076626" calcext:value-type="float">
            <text:p>15,9076626</text:p>
          </table:table-cell>
        </table:table-row>
        <table:table-row table:style-name="ro1">
          <table:table-cell office:value-type="float" office:value="19.1428305" calcext:value-type="float">
            <text:p>19,1428305</text:p>
          </table:table-cell>
          <table:table-cell office:value-type="float" office:value="16.5880546" calcext:value-type="float">
            <text:p>16,5880546</text:p>
          </table:table-cell>
        </table:table-row>
        <table:table-row table:style-name="ro1">
          <table:table-cell office:value-type="float" office:value="19.3052398" calcext:value-type="float">
            <text:p>19,3052398</text:p>
          </table:table-cell>
          <table:table-cell office:value-type="float" office:value="16.3304707" calcext:value-type="float">
            <text:p>16,3304707</text:p>
          </table:table-cell>
        </table:table-row>
        <table:table-row table:style-name="ro1">
          <table:table-cell office:value-type="float" office:value="19.3090097" calcext:value-type="float">
            <text:p>19,3090097</text:p>
          </table:table-cell>
          <table:table-cell office:value-type="float" office:value="17.9634626" calcext:value-type="float">
            <text:p>17,9634626</text:p>
          </table:table-cell>
        </table:table-row>
        <table:table-row table:style-name="ro1">
          <table:table-cell office:value-type="float" office:value="19.379703" calcext:value-type="float">
            <text:p>19,379703</text:p>
          </table:table-cell>
          <table:table-cell office:value-type="float" office:value="17.2832523" calcext:value-type="float">
            <text:p>17,2832523</text:p>
          </table:table-cell>
        </table:table-row>
        <table:table-row table:style-name="ro1">
          <table:table-cell office:value-type="float" office:value="19.3816706" calcext:value-type="float">
            <text:p>19,3816706</text:p>
          </table:table-cell>
          <table:table-cell office:value-type="float" office:value="17.41582" calcext:value-type="float">
            <text:p>17,41582</text:p>
          </table:table-cell>
        </table:table-row>
        <table:table-row table:style-name="ro1">
          <table:table-cell office:value-type="float" office:value="19.3819517" calcext:value-type="float">
            <text:p>19,3819517</text:p>
          </table:table-cell>
          <table:table-cell office:value-type="float" office:value="17.0273675" calcext:value-type="float">
            <text:p>17,0273675</text:p>
          </table:table-cell>
        </table:table-row>
        <table:table-row table:style-name="ro1">
          <table:table-cell office:value-type="float" office:value="19.4475552" calcext:value-type="float">
            <text:p>19,4475552</text:p>
          </table:table-cell>
          <table:table-cell office:value-type="float" office:value="17.8551056" calcext:value-type="float">
            <text:p>17,8551056</text:p>
          </table:table-cell>
        </table:table-row>
        <table:table-row table:style-name="ro1">
          <table:table-cell office:value-type="float" office:value="19.4524463" calcext:value-type="float">
            <text:p>19,4524463</text:p>
          </table:table-cell>
          <table:table-cell office:value-type="float" office:value="14.961161" calcext:value-type="float">
            <text:p>14,961161</text:p>
          </table:table-cell>
        </table:table-row>
        <table:table-row table:style-name="ro1">
          <table:table-cell office:value-type="float" office:value="19.4947154" calcext:value-type="float">
            <text:p>19,4947154</text:p>
          </table:table-cell>
          <table:table-cell office:value-type="float" office:value="17.4774336" calcext:value-type="float">
            <text:p>17,4774336</text:p>
          </table:table-cell>
        </table:table-row>
        <table:table-row table:style-name="ro1">
          <table:table-cell office:value-type="float" office:value="19.5120552" calcext:value-type="float">
            <text:p>19,5120552</text:p>
          </table:table-cell>
          <table:table-cell office:value-type="float" office:value="16.7562904" calcext:value-type="float">
            <text:p>16,7562904</text:p>
          </table:table-cell>
        </table:table-row>
        <table:table-row table:style-name="ro1">
          <table:table-cell office:value-type="float" office:value="19.5281108" calcext:value-type="float">
            <text:p>19,5281108</text:p>
          </table:table-cell>
          <table:table-cell office:value-type="float" office:value="17.0583273" calcext:value-type="float">
            <text:p>17,0583273</text:p>
          </table:table-cell>
        </table:table-row>
        <table:table-row table:style-name="ro1">
          <table:table-cell office:value-type="float" office:value="19.5371598" calcext:value-type="float">
            <text:p>19,5371598</text:p>
          </table:table-cell>
          <table:table-cell office:value-type="float" office:value="16.2105446" calcext:value-type="float">
            <text:p>16,2105446</text:p>
          </table:table-cell>
        </table:table-row>
        <table:table-row table:style-name="ro1">
          <table:table-cell office:value-type="float" office:value="19.5812364" calcext:value-type="float">
            <text:p>19,5812364</text:p>
          </table:table-cell>
          <table:table-cell office:value-type="float" office:value="15.5435857" calcext:value-type="float">
            <text:p>15,5435857</text:p>
          </table:table-cell>
        </table:table-row>
        <table:table-row table:style-name="ro1">
          <table:table-cell office:value-type="float" office:value="19.5921417" calcext:value-type="float">
            <text:p>19,5921417</text:p>
          </table:table-cell>
          <table:table-cell office:value-type="float" office:value="15.7879701" calcext:value-type="float">
            <text:p>15,7879701</text:p>
          </table:table-cell>
        </table:table-row>
        <table:table-row table:style-name="ro1">
          <table:table-cell office:value-type="float" office:value="19.6219708" calcext:value-type="float">
            <text:p>19,6219708</text:p>
          </table:table-cell>
          <table:table-cell office:value-type="float" office:value="16.182546" calcext:value-type="float">
            <text:p>16,182546</text:p>
          </table:table-cell>
        </table:table-row>
        <table:table-row table:style-name="ro1">
          <table:table-cell office:value-type="float" office:value="19.6483193" calcext:value-type="float">
            <text:p>19,6483193</text:p>
          </table:table-cell>
          <table:table-cell office:value-type="float" office:value="17.3441113" calcext:value-type="float">
            <text:p>17,3441113</text:p>
          </table:table-cell>
        </table:table-row>
        <table:table-row table:style-name="ro1">
          <table:table-cell office:value-type="float" office:value="19.661808" calcext:value-type="float">
            <text:p>19,661808</text:p>
          </table:table-cell>
          <table:table-cell office:value-type="float" office:value="16.0304124" calcext:value-type="float">
            <text:p>16,0304124</text:p>
          </table:table-cell>
        </table:table-row>
        <table:table-row table:style-name="ro1">
          <table:table-cell office:value-type="float" office:value="19.6663482" calcext:value-type="float">
            <text:p>19,6663482</text:p>
          </table:table-cell>
          <table:table-cell office:value-type="float" office:value="17.058437" calcext:value-type="float">
            <text:p>17,058437</text:p>
          </table:table-cell>
        </table:table-row>
        <table:table-row table:style-name="ro1">
          <table:table-cell office:value-type="float" office:value="19.6915968" calcext:value-type="float">
            <text:p>19,6915968</text:p>
          </table:table-cell>
          <table:table-cell office:value-type="float" office:value="16.4360687" calcext:value-type="float">
            <text:p>16,4360687</text:p>
          </table:table-cell>
        </table:table-row>
        <table:table-row table:style-name="ro1">
          <table:table-cell office:value-type="float" office:value="19.7250087" calcext:value-type="float">
            <text:p>19,7250087</text:p>
          </table:table-cell>
          <table:table-cell office:value-type="float" office:value="17.2622311" calcext:value-type="float">
            <text:p>17,2622311</text:p>
          </table:table-cell>
        </table:table-row>
        <table:table-row table:style-name="ro1">
          <table:table-cell office:value-type="float" office:value="19.7548447" calcext:value-type="float">
            <text:p>19,7548447</text:p>
          </table:table-cell>
          <table:table-cell office:value-type="float" office:value="17.6817907" calcext:value-type="float">
            <text:p>17,6817907</text:p>
          </table:table-cell>
        </table:table-row>
        <table:table-row table:style-name="ro1">
          <table:table-cell office:value-type="float" office:value="19.8001238" calcext:value-type="float">
            <text:p>19,8001238</text:p>
          </table:table-cell>
          <table:table-cell office:value-type="float" office:value="16.7079914" calcext:value-type="float">
            <text:p>16,7079914</text:p>
          </table:table-cell>
        </table:table-row>
        <table:table-row table:style-name="ro1">
          <table:table-cell office:value-type="float" office:value="19.8223053" calcext:value-type="float">
            <text:p>19,8223053</text:p>
          </table:table-cell>
          <table:table-cell office:value-type="float" office:value="17.3227511" calcext:value-type="float">
            <text:p>17,3227511</text:p>
          </table:table-cell>
        </table:table-row>
        <table:table-row table:style-name="ro1">
          <table:table-cell office:value-type="float" office:value="19.8690634" calcext:value-type="float">
            <text:p>19,8690634</text:p>
          </table:table-cell>
          <table:table-cell office:value-type="float" office:value="18.6805014" calcext:value-type="float">
            <text:p>18,6805014</text:p>
          </table:table-cell>
        </table:table-row>
        <table:table-row table:style-name="ro1">
          <table:table-cell office:value-type="float" office:value="19.876831" calcext:value-type="float">
            <text:p>19,876831</text:p>
          </table:table-cell>
          <table:table-cell office:value-type="float" office:value="16.4474603" calcext:value-type="float">
            <text:p>16,4474603</text:p>
          </table:table-cell>
        </table:table-row>
        <table:table-row table:style-name="ro1">
          <table:table-cell office:value-type="float" office:value="19.8838803" calcext:value-type="float">
            <text:p>19,8838803</text:p>
          </table:table-cell>
          <table:table-cell office:value-type="float" office:value="17.095006" calcext:value-type="float">
            <text:p>17,095006</text:p>
          </table:table-cell>
        </table:table-row>
        <table:table-row table:style-name="ro1">
          <table:table-cell office:value-type="float" office:value="19.8872491" calcext:value-type="float">
            <text:p>19,8872491</text:p>
          </table:table-cell>
          <table:table-cell office:value-type="float" office:value="18.4332124" calcext:value-type="float">
            <text:p>18,4332124</text:p>
          </table:table-cell>
        </table:table-row>
        <table:table-row table:style-name="ro1">
          <table:table-cell office:value-type="float" office:value="19.8878128" calcext:value-type="float">
            <text:p>19,8878128</text:p>
          </table:table-cell>
          <table:table-cell office:value-type="float" office:value="17.2850728" calcext:value-type="float">
            <text:p>17,2850728</text:p>
          </table:table-cell>
        </table:table-row>
        <table:table-row table:style-name="ro1">
          <table:table-cell office:value-type="float" office:value="19.8996498" calcext:value-type="float">
            <text:p>19,8996498</text:p>
          </table:table-cell>
          <table:table-cell office:value-type="float" office:value="16.65448" calcext:value-type="float">
            <text:p>16,65448</text:p>
          </table:table-cell>
        </table:table-row>
        <table:table-row table:style-name="ro1">
          <table:table-cell office:value-type="float" office:value="19.9052404" calcext:value-type="float">
            <text:p>19,9052404</text:p>
          </table:table-cell>
          <table:table-cell office:value-type="float" office:value="17.7242744" calcext:value-type="float">
            <text:p>17,7242744</text:p>
          </table:table-cell>
        </table:table-row>
        <table:table-row table:style-name="ro1">
          <table:table-cell office:value-type="float" office:value="19.9182905" calcext:value-type="float">
            <text:p>19,9182905</text:p>
          </table:table-cell>
          <table:table-cell office:value-type="float" office:value="17.8951603" calcext:value-type="float">
            <text:p>17,8951603</text:p>
          </table:table-cell>
        </table:table-row>
        <table:table-row table:style-name="ro1">
          <table:table-cell office:value-type="float" office:value="19.9469936" calcext:value-type="float">
            <text:p>19,9469936</text:p>
          </table:table-cell>
          <table:table-cell office:value-type="float" office:value="17.5517894" calcext:value-type="float">
            <text:p>17,5517894</text:p>
          </table:table-cell>
        </table:table-row>
        <table:table-row table:style-name="ro1">
          <table:table-cell office:value-type="float" office:value="20.0024964" calcext:value-type="float">
            <text:p>20,0024964</text:p>
          </table:table-cell>
          <table:table-cell office:value-type="float" office:value="17.2429561" calcext:value-type="float">
            <text:p>17,2429561</text:p>
          </table:table-cell>
        </table:table-row>
        <table:table-row table:style-name="ro1">
          <table:table-cell office:value-type="float" office:value="20.0404259" calcext:value-type="float">
            <text:p>20,0404259</text:p>
          </table:table-cell>
          <table:table-cell office:value-type="float" office:value="18.0485887" calcext:value-type="float">
            <text:p>18,0485887</text:p>
          </table:table-cell>
        </table:table-row>
        <table:table-row table:style-name="ro1">
          <table:table-cell office:value-type="float" office:value="20.0821943" calcext:value-type="float">
            <text:p>20,0821943</text:p>
          </table:table-cell>
          <table:table-cell office:value-type="float" office:value="17.4947307" calcext:value-type="float">
            <text:p>17,4947307</text:p>
          </table:table-cell>
        </table:table-row>
        <table:table-row table:style-name="ro1">
          <table:table-cell office:value-type="float" office:value="20.0826937" calcext:value-type="float">
            <text:p>20,0826937</text:p>
          </table:table-cell>
          <table:table-cell office:value-type="float" office:value="18.144636" calcext:value-type="float">
            <text:p>18,144636</text:p>
          </table:table-cell>
        </table:table-row>
        <table:table-row table:style-name="ro1">
          <table:table-cell office:value-type="float" office:value="20.0896269" calcext:value-type="float">
            <text:p>20,0896269</text:p>
          </table:table-cell>
          <table:table-cell office:value-type="float" office:value="17.3076776" calcext:value-type="float">
            <text:p>17,3076776</text:p>
          </table:table-cell>
        </table:table-row>
        <table:table-row table:style-name="ro1">
          <table:table-cell office:value-type="float" office:value="20.0926634" calcext:value-type="float">
            <text:p>20,0926634</text:p>
          </table:table-cell>
          <table:table-cell office:value-type="float" office:value="17.682574" calcext:value-type="float">
            <text:p>17,682574</text:p>
          </table:table-cell>
        </table:table-row>
        <table:table-row table:style-name="ro1">
          <table:table-cell office:value-type="float" office:value="20.0992645" calcext:value-type="float">
            <text:p>20,0992645</text:p>
          </table:table-cell>
          <table:table-cell office:value-type="float" office:value="17.3928487" calcext:value-type="float">
            <text:p>17,3928487</text:p>
          </table:table-cell>
        </table:table-row>
        <table:table-row table:style-name="ro1">
          <table:table-cell office:value-type="float" office:value="20.1015286" calcext:value-type="float">
            <text:p>20,1015286</text:p>
          </table:table-cell>
          <table:table-cell office:value-type="float" office:value="17.9381318" calcext:value-type="float">
            <text:p>17,9381318</text:p>
          </table:table-cell>
        </table:table-row>
        <table:table-row table:style-name="ro1">
          <table:table-cell office:value-type="float" office:value="20.1133897" calcext:value-type="float">
            <text:p>20,1133897</text:p>
          </table:table-cell>
          <table:table-cell office:value-type="float" office:value="17.3153227" calcext:value-type="float">
            <text:p>17,3153227</text:p>
          </table:table-cell>
        </table:table-row>
        <table:table-row table:style-name="ro1">
          <table:table-cell office:value-type="float" office:value="20.1261461" calcext:value-type="float">
            <text:p>20,1261461</text:p>
          </table:table-cell>
          <table:table-cell office:value-type="float" office:value="18.5049258" calcext:value-type="float">
            <text:p>18,5049258</text:p>
          </table:table-cell>
        </table:table-row>
        <table:table-row table:style-name="ro1">
          <table:table-cell office:value-type="float" office:value="20.1328325" calcext:value-type="float">
            <text:p>20,1328325</text:p>
          </table:table-cell>
          <table:table-cell office:value-type="float" office:value="17.7384213" calcext:value-type="float">
            <text:p>17,7384213</text:p>
          </table:table-cell>
        </table:table-row>
        <table:table-row table:style-name="ro1">
          <table:table-cell office:value-type="float" office:value="20.1812114" calcext:value-type="float">
            <text:p>20,1812114</text:p>
          </table:table-cell>
          <table:table-cell office:value-type="float" office:value="17.3561566" calcext:value-type="float">
            <text:p>17,3561566</text:p>
          </table:table-cell>
        </table:table-row>
        <table:table-row table:style-name="ro1">
          <table:table-cell office:value-type="float" office:value="20.1825844" calcext:value-type="float">
            <text:p>20,1825844</text:p>
          </table:table-cell>
          <table:table-cell office:value-type="float" office:value="16.7057067" calcext:value-type="float">
            <text:p>16,7057067</text:p>
          </table:table-cell>
        </table:table-row>
        <table:table-row table:style-name="ro1">
          <table:table-cell office:value-type="float" office:value="20.2035015" calcext:value-type="float">
            <text:p>20,2035015</text:p>
          </table:table-cell>
          <table:table-cell office:value-type="float" office:value="17.5503994" calcext:value-type="float">
            <text:p>17,5503994</text:p>
          </table:table-cell>
        </table:table-row>
        <table:table-row table:style-name="ro1">
          <table:table-cell office:value-type="float" office:value="20.2344278" calcext:value-type="float">
            <text:p>20,2344278</text:p>
          </table:table-cell>
          <table:table-cell office:value-type="float" office:value="17.6565793" calcext:value-type="float">
            <text:p>17,6565793</text:p>
          </table:table-cell>
        </table:table-row>
        <table:table-row table:style-name="ro1">
          <table:table-cell office:value-type="float" office:value="20.2458611" calcext:value-type="float">
            <text:p>20,2458611</text:p>
          </table:table-cell>
          <table:table-cell office:value-type="float" office:value="16.8823534" calcext:value-type="float">
            <text:p>16,8823534</text:p>
          </table:table-cell>
        </table:table-row>
        <table:table-row table:style-name="ro1">
          <table:table-cell office:value-type="float" office:value="20.250095" calcext:value-type="float">
            <text:p>20,250095</text:p>
          </table:table-cell>
          <table:table-cell office:value-type="float" office:value="17.3104299" calcext:value-type="float">
            <text:p>17,3104299</text:p>
          </table:table-cell>
        </table:table-row>
        <table:table-row table:style-name="ro1">
          <table:table-cell office:value-type="float" office:value="20.2561746" calcext:value-type="float">
            <text:p>20,2561746</text:p>
          </table:table-cell>
          <table:table-cell office:value-type="float" office:value="16.5543007" calcext:value-type="float">
            <text:p>16,5543007</text:p>
          </table:table-cell>
        </table:table-row>
        <table:table-row table:style-name="ro1">
          <table:table-cell office:value-type="float" office:value="20.2564411" calcext:value-type="float">
            <text:p>20,2564411</text:p>
          </table:table-cell>
          <table:table-cell office:value-type="float" office:value="18.2072226" calcext:value-type="float">
            <text:p>18,2072226</text:p>
          </table:table-cell>
        </table:table-row>
        <table:table-row table:style-name="ro1">
          <table:table-cell office:value-type="float" office:value="20.2620414" calcext:value-type="float">
            <text:p>20,2620414</text:p>
          </table:table-cell>
          <table:table-cell office:value-type="float" office:value="17.2655053" calcext:value-type="float">
            <text:p>17,2655053</text:p>
          </table:table-cell>
        </table:table-row>
        <table:table-row table:style-name="ro1">
          <table:table-cell office:value-type="float" office:value="20.2662755" calcext:value-type="float">
            <text:p>20,2662755</text:p>
          </table:table-cell>
          <table:table-cell office:value-type="float" office:value="17.9276932" calcext:value-type="float">
            <text:p>17,9276932</text:p>
          </table:table-cell>
        </table:table-row>
        <table:table-row table:style-name="ro1">
          <table:table-cell office:value-type="float" office:value="20.2826333" calcext:value-type="float">
            <text:p>20,2826333</text:p>
          </table:table-cell>
          <table:table-cell office:value-type="float" office:value="16.5312086" calcext:value-type="float">
            <text:p>16,5312086</text:p>
          </table:table-cell>
        </table:table-row>
        <table:table-row table:style-name="ro1">
          <table:table-cell office:value-type="float" office:value="20.2846939" calcext:value-type="float">
            <text:p>20,2846939</text:p>
          </table:table-cell>
          <table:table-cell office:value-type="float" office:value="18.5083557" calcext:value-type="float">
            <text:p>18,5083557</text:p>
          </table:table-cell>
        </table:table-row>
        <table:table-row table:style-name="ro1">
          <table:table-cell office:value-type="float" office:value="20.3299047" calcext:value-type="float">
            <text:p>20,3299047</text:p>
          </table:table-cell>
          <table:table-cell office:value-type="float" office:value="17.2333997" calcext:value-type="float">
            <text:p>17,2333997</text:p>
          </table:table-cell>
        </table:table-row>
        <table:table-row table:style-name="ro1">
          <table:table-cell office:value-type="float" office:value="20.354679" calcext:value-type="float">
            <text:p>20,354679</text:p>
          </table:table-cell>
          <table:table-cell office:value-type="float" office:value="17.2788427" calcext:value-type="float">
            <text:p>17,2788427</text:p>
          </table:table-cell>
        </table:table-row>
        <table:table-row table:style-name="ro1">
          <table:table-cell office:value-type="float" office:value="20.3826743" calcext:value-type="float">
            <text:p>20,3826743</text:p>
          </table:table-cell>
          <table:table-cell office:value-type="float" office:value="16.2739837" calcext:value-type="float">
            <text:p>16,2739837</text:p>
          </table:table-cell>
        </table:table-row>
        <table:table-row table:style-name="ro1">
          <table:table-cell office:value-type="float" office:value="20.3890791" calcext:value-type="float">
            <text:p>20,3890791</text:p>
          </table:table-cell>
          <table:table-cell office:value-type="float" office:value="18.0347192" calcext:value-type="float">
            <text:p>18,0347192</text:p>
          </table:table-cell>
        </table:table-row>
        <table:table-row table:style-name="ro1">
          <table:table-cell office:value-type="float" office:value="20.389358" calcext:value-type="float">
            <text:p>20,389358</text:p>
          </table:table-cell>
          <table:table-cell office:value-type="float" office:value="18.1018106" calcext:value-type="float">
            <text:p>18,1018106</text:p>
          </table:table-cell>
        </table:table-row>
        <table:table-row table:style-name="ro1">
          <table:table-cell office:value-type="float" office:value="20.3960814" calcext:value-type="float">
            <text:p>20,3960814</text:p>
          </table:table-cell>
          <table:table-cell office:value-type="float" office:value="15.901852" calcext:value-type="float">
            <text:p>15,901852</text:p>
          </table:table-cell>
        </table:table-row>
        <table:table-row table:style-name="ro1">
          <table:table-cell office:value-type="float" office:value="20.4390394" calcext:value-type="float">
            <text:p>20,4390394</text:p>
          </table:table-cell>
          <table:table-cell office:value-type="float" office:value="17.2582777" calcext:value-type="float">
            <text:p>17,2582777</text:p>
          </table:table-cell>
        </table:table-row>
        <table:table-row table:style-name="ro1">
          <table:table-cell office:value-type="float" office:value="20.4440169" calcext:value-type="float">
            <text:p>20,4440169</text:p>
          </table:table-cell>
          <table:table-cell office:value-type="float" office:value="17.409064" calcext:value-type="float">
            <text:p>17,409064</text:p>
          </table:table-cell>
        </table:table-row>
        <table:table-row table:style-name="ro1">
          <table:table-cell office:value-type="float" office:value="20.4859017" calcext:value-type="float">
            <text:p>20,4859017</text:p>
          </table:table-cell>
          <table:table-cell office:value-type="float" office:value="16.0114254" calcext:value-type="float">
            <text:p>16,0114254</text:p>
          </table:table-cell>
        </table:table-row>
        <table:table-row table:style-name="ro1">
          <table:table-cell office:value-type="float" office:value="20.5866967" calcext:value-type="float">
            <text:p>20,5866967</text:p>
          </table:table-cell>
          <table:table-cell office:value-type="float" office:value="17.2040237" calcext:value-type="float">
            <text:p>17,2040237</text:p>
          </table:table-cell>
        </table:table-row>
        <table:table-row table:style-name="ro1">
          <table:table-cell office:value-type="float" office:value="20.6205011" calcext:value-type="float">
            <text:p>20,6205011</text:p>
          </table:table-cell>
          <table:table-cell office:value-type="float" office:value="17.3560551" calcext:value-type="float">
            <text:p>17,3560551</text:p>
          </table:table-cell>
        </table:table-row>
        <table:table-row table:style-name="ro1">
          <table:table-cell office:value-type="float" office:value="20.6366838" calcext:value-type="float">
            <text:p>20,6366838</text:p>
          </table:table-cell>
          <table:table-cell office:value-type="float" office:value="18.6631106" calcext:value-type="float">
            <text:p>18,6631106</text:p>
          </table:table-cell>
        </table:table-row>
        <table:table-row table:style-name="ro1">
          <table:table-cell office:value-type="float" office:value="20.6718086" calcext:value-type="float">
            <text:p>20,6718086</text:p>
          </table:table-cell>
          <table:table-cell office:value-type="float" office:value="18.3720135" calcext:value-type="float">
            <text:p>18,3720135</text:p>
          </table:table-cell>
        </table:table-row>
        <table:table-row table:style-name="ro1">
          <table:table-cell office:value-type="float" office:value="20.6876349" calcext:value-type="float">
            <text:p>20,6876349</text:p>
          </table:table-cell>
          <table:table-cell office:value-type="float" office:value="17.4476898" calcext:value-type="float">
            <text:p>17,4476898</text:p>
          </table:table-cell>
        </table:table-row>
        <table:table-row table:style-name="ro1">
          <table:table-cell office:value-type="float" office:value="20.695029" calcext:value-type="float">
            <text:p>20,695029</text:p>
          </table:table-cell>
          <table:table-cell office:value-type="float" office:value="16.499886" calcext:value-type="float">
            <text:p>16,499886</text:p>
          </table:table-cell>
        </table:table-row>
        <table:table-row table:style-name="ro1">
          <table:table-cell office:value-type="float" office:value="20.7003655" calcext:value-type="float">
            <text:p>20,7003655</text:p>
          </table:table-cell>
          <table:table-cell office:value-type="float" office:value="16.7245417" calcext:value-type="float">
            <text:p>16,7245417</text:p>
          </table:table-cell>
        </table:table-row>
        <table:table-row table:style-name="ro1">
          <table:table-cell office:value-type="float" office:value="20.7215676" calcext:value-type="float">
            <text:p>20,7215676</text:p>
          </table:table-cell>
          <table:table-cell office:value-type="float" office:value="18.3115575" calcext:value-type="float">
            <text:p>18,3115575</text:p>
          </table:table-cell>
        </table:table-row>
        <table:table-row table:style-name="ro1">
          <table:table-cell office:value-type="float" office:value="20.7236568" calcext:value-type="float">
            <text:p>20,7236568</text:p>
          </table:table-cell>
          <table:table-cell office:value-type="float" office:value="16.6919533" calcext:value-type="float">
            <text:p>16,6919533</text:p>
          </table:table-cell>
        </table:table-row>
        <table:table-row table:style-name="ro1">
          <table:table-cell office:value-type="float" office:value="20.7659092" calcext:value-type="float">
            <text:p>20,7659092</text:p>
          </table:table-cell>
          <table:table-cell office:value-type="float" office:value="17.6099434" calcext:value-type="float">
            <text:p>17,6099434</text:p>
          </table:table-cell>
        </table:table-row>
        <table:table-row table:style-name="ro1">
          <table:table-cell office:value-type="float" office:value="20.7866818" calcext:value-type="float">
            <text:p>20,7866818</text:p>
          </table:table-cell>
          <table:table-cell office:value-type="float" office:value="17.9678618" calcext:value-type="float">
            <text:p>17,9678618</text:p>
          </table:table-cell>
        </table:table-row>
        <table:table-row table:style-name="ro1">
          <table:table-cell office:value-type="float" office:value="20.7929517" calcext:value-type="float">
            <text:p>20,7929517</text:p>
          </table:table-cell>
          <table:table-cell office:value-type="float" office:value="18.0419739" calcext:value-type="float">
            <text:p>18,0419739</text:p>
          </table:table-cell>
        </table:table-row>
        <table:table-row table:style-name="ro1">
          <table:table-cell office:value-type="float" office:value="20.7974548" calcext:value-type="float">
            <text:p>20,7974548</text:p>
          </table:table-cell>
          <table:table-cell office:value-type="float" office:value="17.5811887" calcext:value-type="float">
            <text:p>17,5811887</text:p>
          </table:table-cell>
        </table:table-row>
        <table:table-row table:style-name="ro1">
          <table:table-cell office:value-type="float" office:value="20.8219698" calcext:value-type="float">
            <text:p>20,8219698</text:p>
          </table:table-cell>
          <table:table-cell office:value-type="float" office:value="17.5649223" calcext:value-type="float">
            <text:p>17,5649223</text:p>
          </table:table-cell>
        </table:table-row>
        <table:table-row table:style-name="ro1">
          <table:table-cell office:value-type="float" office:value="20.8239534" calcext:value-type="float">
            <text:p>20,8239534</text:p>
          </table:table-cell>
          <table:table-cell office:value-type="float" office:value="16.6767031" calcext:value-type="float">
            <text:p>16,6767031</text:p>
          </table:table-cell>
        </table:table-row>
        <table:table-row table:style-name="ro1">
          <table:table-cell office:value-type="float" office:value="20.8435609" calcext:value-type="float">
            <text:p>20,8435609</text:p>
          </table:table-cell>
          <table:table-cell office:value-type="float" office:value="16.6041958" calcext:value-type="float">
            <text:p>16,6041958</text:p>
          </table:table-cell>
        </table:table-row>
        <table:table-row table:style-name="ro1">
          <table:table-cell office:value-type="float" office:value="20.8599689" calcext:value-type="float">
            <text:p>20,8599689</text:p>
          </table:table-cell>
          <table:table-cell office:value-type="float" office:value="17.3534611" calcext:value-type="float">
            <text:p>17,3534611</text:p>
          </table:table-cell>
        </table:table-row>
        <table:table-row table:style-name="ro1">
          <table:table-cell office:value-type="float" office:value="20.8884099" calcext:value-type="float">
            <text:p>20,8884099</text:p>
          </table:table-cell>
          <table:table-cell office:value-type="float" office:value="17.6411358" calcext:value-type="float">
            <text:p>17,6411358</text:p>
          </table:table-cell>
        </table:table-row>
        <table:table-row table:style-name="ro1">
          <table:table-cell office:value-type="float" office:value="20.9138485" calcext:value-type="float">
            <text:p>20,9138485</text:p>
          </table:table-cell>
          <table:table-cell office:value-type="float" office:value="16.085619" calcext:value-type="float">
            <text:p>16,085619</text:p>
          </table:table-cell>
        </table:table-row>
        <table:table-row table:style-name="ro1">
          <table:table-cell office:value-type="float" office:value="20.9854186" calcext:value-type="float">
            <text:p>20,9854186</text:p>
          </table:table-cell>
          <table:table-cell office:value-type="float" office:value="16.9499697" calcext:value-type="float">
            <text:p>16,9499697</text:p>
          </table:table-cell>
        </table:table-row>
        <table:table-row table:style-name="ro1">
          <table:table-cell office:value-type="float" office:value="21.0422732" calcext:value-type="float">
            <text:p>21,0422732</text:p>
          </table:table-cell>
          <table:table-cell office:value-type="float" office:value="17.535832" calcext:value-type="float">
            <text:p>17,535832</text:p>
          </table:table-cell>
        </table:table-row>
        <table:table-row table:style-name="ro1">
          <table:table-cell office:value-type="float" office:value="21.0550971" calcext:value-type="float">
            <text:p>21,0550971</text:p>
          </table:table-cell>
          <table:table-cell office:value-type="float" office:value="17.1468288" calcext:value-type="float">
            <text:p>17,1468288</text:p>
          </table:table-cell>
        </table:table-row>
        <table:table-row table:style-name="ro1">
          <table:table-cell office:value-type="float" office:value="21.1288477" calcext:value-type="float">
            <text:p>21,1288477</text:p>
          </table:table-cell>
          <table:table-cell office:value-type="float" office:value="16.6699064" calcext:value-type="float">
            <text:p>16,6699064</text:p>
          </table:table-cell>
        </table:table-row>
        <table:table-row table:style-name="ro1">
          <table:table-cell office:value-type="float" office:value="21.1369065" calcext:value-type="float">
            <text:p>21,1369065</text:p>
          </table:table-cell>
          <table:table-cell office:value-type="float" office:value="16.232801" calcext:value-type="float">
            <text:p>16,232801</text:p>
          </table:table-cell>
        </table:table-row>
        <table:table-row table:style-name="ro1">
          <table:table-cell office:value-type="float" office:value="21.6362991" calcext:value-type="float">
            <text:p>21,6362991</text:p>
          </table:table-cell>
          <table:table-cell office:value-type="float" office:value="17.1388711" calcext:value-type="float">
            <text:p>17,1388711</text:p>
          </table:table-cell>
        </table:table-row>
        <table:table-row table:style-name="ro1">
          <table:table-cell office:value-type="float" office:value="21.6542349" calcext:value-type="float">
            <text:p>21,6542349</text:p>
          </table:table-cell>
          <table:table-cell office:value-type="float" office:value="17.2353111" calcext:value-type="float">
            <text:p>17,2353111</text:p>
          </table:table-cell>
        </table:table-row>
        <table:table-row table:style-name="ro1">
          <table:table-cell office:value-type="float" office:value="21.6622414" calcext:value-type="float">
            <text:p>21,6622414</text:p>
          </table:table-cell>
          <table:table-cell office:value-type="float" office:value="17.0696865" calcext:value-type="float">
            <text:p>17,0696865</text:p>
          </table:table-cell>
        </table:table-row>
        <table:table-row table:style-name="ro1">
          <table:table-cell office:value-type="float" office:value="21.7569622" calcext:value-type="float">
            <text:p>21,7569622</text:p>
          </table:table-cell>
          <table:table-cell office:value-type="float" office:value="17.1859752" calcext:value-type="float">
            <text:p>17,1859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7T12:34:39.559427100</dc:date>
    <meta:editing-duration>PT4M46S</meta:editing-duration>
    <meta:editing-cycles>1</meta:editing-cycles>
    <meta:document-statistic meta:table-count="1" meta:cell-count="1278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01cm" svg:height="19.093cm" xlink:href=".." xlink:type="simple" chart:class="chart:scatter" chart:style-name="ch1">
        <chart:legend chart:legend-position="end" svg:x="31.294cm" svg:y="9.251cm" style:legend-expansion="high" chart:style-name="ch2"/>
        <chart:plot-area chart:style-name="ch3" svg:x="0.676cm" svg:y="0.381cm" svg:width="29.942cm" svg:height="18.331cm">
          <chart:coordinate-region svg:x="1.319cm" svg:y="0.576cm" svg:width="29.101cm" svg:height="17.49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_B_21930.B1:27_B_21930.B639" chart:class="chart:scatter">
            <chart:domain table:cell-range-address="27_B_21930.A1:27_B_21930.A639"/>
            <chart:data-point chart:repeated="6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867657">
                <text:p>13.5867657</text:p>
                <draw:g>
                  <svg:desc>27_B_21930.A1:27_B_21930.A639</svg:desc>
                </draw:g>
              </table:table-cell>
              <table:table-cell office:value-type="float" office:value="18.5080133">
                <text:p>18.5080133</text:p>
                <draw:g>
                  <svg:desc>27_B_21930.B1:27_B_21930.B6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639214">
                <text:p>13.6639214</text:p>
              </table:table-cell>
              <table:table-cell office:value-type="float" office:value="6.5836442">
                <text:p>6.5836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644396">
                <text:p>13.6644396</text:p>
              </table:table-cell>
              <table:table-cell office:value-type="float" office:value="20.1092814">
                <text:p>20.1092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750321">
                <text:p>13.6750321</text:p>
              </table:table-cell>
              <table:table-cell office:value-type="float" office:value="20.7419692">
                <text:p>20.7419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7005447">
                <text:p>13.7005447</text:p>
              </table:table-cell>
              <table:table-cell office:value-type="float" office:value="20.0534886">
                <text:p>20.0534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071667">
                <text:p>13.7071667</text:p>
              </table:table-cell>
              <table:table-cell office:value-type="float" office:value="6.2448485">
                <text:p>6.2448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7079672">
                <text:p>13.7079672</text:p>
              </table:table-cell>
              <table:table-cell office:value-type="float" office:value="19.0840098">
                <text:p>19.0840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7335511">
                <text:p>13.7335511</text:p>
              </table:table-cell>
              <table:table-cell office:value-type="float" office:value="19.3803436">
                <text:p>19.3803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4855">
                <text:p>13.74855</text:p>
              </table:table-cell>
              <table:table-cell office:value-type="float" office:value="19.7711634">
                <text:p>19.7711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679016">
                <text:p>13.7679016</text:p>
              </table:table-cell>
              <table:table-cell office:value-type="float" office:value="18.841743">
                <text:p>18.841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93659">
                <text:p>13.793659</text:p>
              </table:table-cell>
              <table:table-cell office:value-type="float" office:value="19.0876313">
                <text:p>19.0876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058464">
                <text:p>13.8058464</text:p>
              </table:table-cell>
              <table:table-cell office:value-type="float" office:value="6.2925074">
                <text:p>6.292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085492">
                <text:p>13.8085492</text:p>
              </table:table-cell>
              <table:table-cell office:value-type="float" office:value="19.7806375">
                <text:p>19.7806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8237868">
                <text:p>13.8237868</text:p>
              </table:table-cell>
              <table:table-cell office:value-type="float" office:value="19.567847">
                <text:p>19.567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408539">
                <text:p>13.8408539</text:p>
              </table:table-cell>
              <table:table-cell office:value-type="float" office:value="5.325913">
                <text:p>5.325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485834">
                <text:p>13.8485834</text:p>
              </table:table-cell>
              <table:table-cell office:value-type="float" office:value="6.0543649">
                <text:p>6.0543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570815">
                <text:p>13.8570815</text:p>
              </table:table-cell>
              <table:table-cell office:value-type="float" office:value="19.9349036">
                <text:p>19.9349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745674">
                <text:p>13.8745674</text:p>
              </table:table-cell>
              <table:table-cell office:value-type="float" office:value="19.7914785">
                <text:p>19.7914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748932">
                <text:p>13.8748932</text:p>
              </table:table-cell>
              <table:table-cell office:value-type="float" office:value="6.9795431">
                <text:p>6.9795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046157">
                <text:p>13.9046157</text:p>
              </table:table-cell>
              <table:table-cell office:value-type="float" office:value="19.2824561">
                <text:p>19.2824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9088578">
                <text:p>13.9088578</text:p>
              </table:table-cell>
              <table:table-cell office:value-type="float" office:value="19.3887936">
                <text:p>19.3887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9305046">
                <text:p>13.9305046</text:p>
              </table:table-cell>
              <table:table-cell office:value-type="float" office:value="6.2903315">
                <text:p>6.2903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9315078">
                <text:p>13.9315078</text:p>
              </table:table-cell>
              <table:table-cell office:value-type="float" office:value="19.2785175">
                <text:p>19.2785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939524">
                <text:p>13.939524</text:p>
              </table:table-cell>
              <table:table-cell office:value-type="float" office:value="20.150528">
                <text:p>20.150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9398399">
                <text:p>13.9398399</text:p>
              </table:table-cell>
              <table:table-cell office:value-type="float" office:value="18.0136265">
                <text:p>18.0136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9517732">
                <text:p>13.9517732</text:p>
              </table:table-cell>
              <table:table-cell office:value-type="float" office:value="19.9933345">
                <text:p>19.9933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9624552">
                <text:p>13.9624552</text:p>
              </table:table-cell>
              <table:table-cell office:value-type="float" office:value="19.1172353">
                <text:p>19.1172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9686751">
                <text:p>13.9686751</text:p>
              </table:table-cell>
              <table:table-cell office:value-type="float" office:value="19.3313508">
                <text:p>19.3313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9834838">
                <text:p>13.9834838</text:p>
              </table:table-cell>
              <table:table-cell office:value-type="float" office:value="5.8285047">
                <text:p>5.8285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006852">
                <text:p>14.006852</text:p>
              </table:table-cell>
              <table:table-cell office:value-type="float" office:value="18.6985352">
                <text:p>18.6985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594154">
                <text:p>14.0594154</text:p>
              </table:table-cell>
              <table:table-cell office:value-type="float" office:value="6.4483882">
                <text:p>6.448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0606181">
                <text:p>14.0606181</text:p>
              </table:table-cell>
              <table:table-cell office:value-type="float" office:value="20.2911259">
                <text:p>20.2911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0706115">
                <text:p>14.0706115</text:p>
              </table:table-cell>
              <table:table-cell office:value-type="float" office:value="19.6902921">
                <text:p>19.6902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09483">
                <text:p>14.09483</text:p>
              </table:table-cell>
              <table:table-cell office:value-type="float" office:value="18.5091039">
                <text:p>18.5091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1059316">
                <text:p>14.1059316</text:p>
              </table:table-cell>
              <table:table-cell office:value-type="float" office:value="19.6123409">
                <text:p>19.6123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1191785">
                <text:p>14.1191785</text:p>
              </table:table-cell>
              <table:table-cell office:value-type="float" office:value="19.686447">
                <text:p>19.686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1315521">
                <text:p>14.1315521</text:p>
              </table:table-cell>
              <table:table-cell office:value-type="float" office:value="6.0066988">
                <text:p>6.0066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1328104">
                <text:p>14.1328104</text:p>
              </table:table-cell>
              <table:table-cell office:value-type="float" office:value="5.3179997">
                <text:p>5.317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1413048">
                <text:p>14.1413048</text:p>
              </table:table-cell>
              <table:table-cell office:value-type="float" office:value="20.7571316">
                <text:p>20.7571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1534787">
                <text:p>14.1534787</text:p>
              </table:table-cell>
              <table:table-cell office:value-type="float" office:value="20.197734">
                <text:p>20.197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1615086">
                <text:p>14.1615086</text:p>
              </table:table-cell>
              <table:table-cell office:value-type="float" office:value="18.4582603">
                <text:p>18.45826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618057">
                <text:p>14.1618057</text:p>
              </table:table-cell>
              <table:table-cell office:value-type="float" office:value="7.4794006">
                <text:p>7.4794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1652623">
                <text:p>14.1652623</text:p>
              </table:table-cell>
              <table:table-cell office:value-type="float" office:value="20.1460494">
                <text:p>20.1460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1734973">
                <text:p>14.1734973</text:p>
              </table:table-cell>
              <table:table-cell office:value-type="float" office:value="5.6663116">
                <text:p>5.66631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1797008">
                <text:p>14.1797008</text:p>
              </table:table-cell>
              <table:table-cell office:value-type="float" office:value="20.2330336">
                <text:p>20.2330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1980361">
                <text:p>14.1980361</text:p>
              </table:table-cell>
              <table:table-cell office:value-type="float" office:value="19.0039058">
                <text:p>19.0039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218771">
                <text:p>14.2218771</text:p>
              </table:table-cell>
              <table:table-cell office:value-type="float" office:value="6.3429117">
                <text:p>6.3429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2233603">
                <text:p>14.2233603</text:p>
              </table:table-cell>
              <table:table-cell office:value-type="float" office:value="6.0681032">
                <text:p>6.0681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2458456">
                <text:p>14.2458456</text:p>
              </table:table-cell>
              <table:table-cell office:value-type="float" office:value="6.9117662">
                <text:p>6.9117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2472508">
                <text:p>14.2472508</text:p>
              </table:table-cell>
              <table:table-cell office:value-type="float" office:value="19.7811284">
                <text:p>19.7811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2534801">
                <text:p>14.2534801</text:p>
              </table:table-cell>
              <table:table-cell office:value-type="float" office:value="19.5435945">
                <text:p>19.5435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2544744">
                <text:p>14.2544744</text:p>
              </table:table-cell>
              <table:table-cell office:value-type="float" office:value="18.4228191">
                <text:p>18.4228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254839">
                <text:p>14.254839</text:p>
              </table:table-cell>
              <table:table-cell office:value-type="float" office:value="20.2574287">
                <text:p>20.25742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2573544">
                <text:p>14.2573544</text:p>
              </table:table-cell>
              <table:table-cell office:value-type="float" office:value="19.1751142">
                <text:p>19.1751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2701863">
                <text:p>14.2701863</text:p>
              </table:table-cell>
              <table:table-cell office:value-type="float" office:value="19.382481">
                <text:p>19.3824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743301">
                <text:p>14.2743301</text:p>
              </table:table-cell>
              <table:table-cell office:value-type="float" office:value="20.2759099">
                <text:p>20.2759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2838557">
                <text:p>14.2838557</text:p>
              </table:table-cell>
              <table:table-cell office:value-type="float" office:value="7.4143331">
                <text:p>7.4143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85131">
                <text:p>14.285131</text:p>
              </table:table-cell>
              <table:table-cell office:value-type="float" office:value="5.9853616">
                <text:p>5.9853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2975839">
                <text:p>14.2975839</text:p>
              </table:table-cell>
              <table:table-cell office:value-type="float" office:value="20.3511206">
                <text:p>20.3511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2996746">
                <text:p>14.2996746</text:p>
              </table:table-cell>
              <table:table-cell office:value-type="float" office:value="20.4283489">
                <text:p>20.4283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3166956">
                <text:p>14.3166956</text:p>
              </table:table-cell>
              <table:table-cell office:value-type="float" office:value="19.4267651">
                <text:p>19.4267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3330507">
                <text:p>14.3330507</text:p>
              </table:table-cell>
              <table:table-cell office:value-type="float" office:value="19.1862039">
                <text:p>19.1862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3360984">
                <text:p>14.3360984</text:p>
              </table:table-cell>
              <table:table-cell office:value-type="float" office:value="5.3565919">
                <text:p>5.35659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3367474">
                <text:p>14.3367474</text:p>
              </table:table-cell>
              <table:table-cell office:value-type="float" office:value="18.8708071">
                <text:p>18.87080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3433088">
                <text:p>14.3433088</text:p>
              </table:table-cell>
              <table:table-cell office:value-type="float" office:value="18.0501702">
                <text:p>18.05017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3458626">
                <text:p>14.3458626</text:p>
              </table:table-cell>
              <table:table-cell office:value-type="float" office:value="18.3615073">
                <text:p>18.36150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640878">
                <text:p>14.3640878</text:p>
              </table:table-cell>
              <table:table-cell office:value-type="float" office:value="6.0747524">
                <text:p>6.0747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3900562">
                <text:p>14.3900562</text:p>
              </table:table-cell>
              <table:table-cell office:value-type="float" office:value="19.7786092">
                <text:p>19.77860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4013454">
                <text:p>14.4013454</text:p>
              </table:table-cell>
              <table:table-cell office:value-type="float" office:value="20.2323735">
                <text:p>20.23237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4045971">
                <text:p>14.4045971</text:p>
              </table:table-cell>
              <table:table-cell office:value-type="float" office:value="20.4079401">
                <text:p>20.40794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4062605">
                <text:p>14.4062605</text:p>
              </table:table-cell>
              <table:table-cell office:value-type="float" office:value="19.5187459">
                <text:p>19.5187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119577">
                <text:p>14.4119577</text:p>
              </table:table-cell>
              <table:table-cell office:value-type="float" office:value="19.8231765">
                <text:p>19.82317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141012">
                <text:p>14.4141012</text:p>
              </table:table-cell>
              <table:table-cell office:value-type="float" office:value="6.7567009">
                <text:p>6.7567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4199224">
                <text:p>14.4199224</text:p>
              </table:table-cell>
              <table:table-cell office:value-type="float" office:value="6.2197763">
                <text:p>6.2197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4202005">
                <text:p>14.4202005</text:p>
              </table:table-cell>
              <table:table-cell office:value-type="float" office:value="6.5381016">
                <text:p>6.5381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.4321736">
                <text:p>14.4321736</text:p>
              </table:table-cell>
              <table:table-cell office:value-type="float" office:value="20.4965426">
                <text:p>20.49654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4446769">
                <text:p>14.4446769</text:p>
              </table:table-cell>
              <table:table-cell office:value-type="float" office:value="6.7229196">
                <text:p>6.7229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.4496971">
                <text:p>14.4496971</text:p>
              </table:table-cell>
              <table:table-cell office:value-type="float" office:value="6.1007469">
                <text:p>6.10074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.4617408">
                <text:p>14.4617408</text:p>
              </table:table-cell>
              <table:table-cell office:value-type="float" office:value="18.831222">
                <text:p>18.831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4644108">
                <text:p>14.4644108</text:p>
              </table:table-cell>
              <table:table-cell office:value-type="float" office:value="6.4792031">
                <text:p>6.4792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.466602">
                <text:p>14.466602</text:p>
              </table:table-cell>
              <table:table-cell office:value-type="float" office:value="6.0508697">
                <text:p>6.0508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4791126">
                <text:p>14.4791126</text:p>
              </table:table-cell>
              <table:table-cell office:value-type="float" office:value="18.9274904">
                <text:p>18.92749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501027">
                <text:p>14.501027</text:p>
              </table:table-cell>
              <table:table-cell office:value-type="float" office:value="19.3998948">
                <text:p>19.3998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5102793">
                <text:p>14.5102793</text:p>
              </table:table-cell>
              <table:table-cell office:value-type="float" office:value="6.2986313">
                <text:p>6.2986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5144497">
                <text:p>14.5144497</text:p>
              </table:table-cell>
              <table:table-cell office:value-type="float" office:value="6.1053596">
                <text:p>6.10535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5196663">
                <text:p>14.5196663</text:p>
              </table:table-cell>
              <table:table-cell office:value-type="float" office:value="6.7249988">
                <text:p>6.7249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5233301">
                <text:p>14.5233301</text:p>
              </table:table-cell>
              <table:table-cell office:value-type="float" office:value="6.3830974">
                <text:p>6.3830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5315789">
                <text:p>14.5315789</text:p>
              </table:table-cell>
              <table:table-cell office:value-type="float" office:value="20.1764905">
                <text:p>20.1764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5335059">
                <text:p>14.5335059</text:p>
              </table:table-cell>
              <table:table-cell office:value-type="float" office:value="6.1598445">
                <text:p>6.1598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5454111">
                <text:p>14.5454111</text:p>
              </table:table-cell>
              <table:table-cell office:value-type="float" office:value="18.1821414">
                <text:p>18.1821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539242">
                <text:p>14.5539242</text:p>
              </table:table-cell>
              <table:table-cell office:value-type="float" office:value="6.9474524">
                <text:p>6.9474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551998">
                <text:p>14.5551998</text:p>
              </table:table-cell>
              <table:table-cell office:value-type="float" office:value="19.1414158">
                <text:p>19.1414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5624635">
                <text:p>14.5624635</text:p>
              </table:table-cell>
              <table:table-cell office:value-type="float" office:value="5.193141">
                <text:p>5.1931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5653785">
                <text:p>14.5653785</text:p>
              </table:table-cell>
              <table:table-cell office:value-type="float" office:value="20.4825673">
                <text:p>20.4825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5679627">
                <text:p>14.5679627</text:p>
              </table:table-cell>
              <table:table-cell office:value-type="float" office:value="18.843575">
                <text:p>18.843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5686614">
                <text:p>14.5686614</text:p>
              </table:table-cell>
              <table:table-cell office:value-type="float" office:value="19.2001799">
                <text:p>19.20017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5757525">
                <text:p>14.5757525</text:p>
              </table:table-cell>
              <table:table-cell office:value-type="float" office:value="20.2376549">
                <text:p>20.23765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5985457">
                <text:p>14.5985457</text:p>
              </table:table-cell>
              <table:table-cell office:value-type="float" office:value="20.1580286">
                <text:p>20.1580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6022728">
                <text:p>14.6022728</text:p>
              </table:table-cell>
              <table:table-cell office:value-type="float" office:value="19.8964545">
                <text:p>19.8964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072199">
                <text:p>14.6072199</text:p>
              </table:table-cell>
              <table:table-cell office:value-type="float" office:value="6.1765377">
                <text:p>6.17653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6370479">
                <text:p>14.6370479</text:p>
              </table:table-cell>
              <table:table-cell office:value-type="float" office:value="20.3695928">
                <text:p>20.3695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6390278">
                <text:p>14.6390278</text:p>
              </table:table-cell>
              <table:table-cell office:value-type="float" office:value="5.3950378">
                <text:p>5.39503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6525883">
                <text:p>14.6525883</text:p>
              </table:table-cell>
              <table:table-cell office:value-type="float" office:value="18.0393023">
                <text:p>18.03930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6586085">
                <text:p>14.6586085</text:p>
              </table:table-cell>
              <table:table-cell office:value-type="float" office:value="5.3191409">
                <text:p>5.31914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6632253">
                <text:p>14.6632253</text:p>
              </table:table-cell>
              <table:table-cell office:value-type="float" office:value="5.6555488">
                <text:p>5.65554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6694888">
                <text:p>14.6694888</text:p>
              </table:table-cell>
              <table:table-cell office:value-type="float" office:value="6.2692534">
                <text:p>6.26925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6787681">
                <text:p>14.6787681</text:p>
              </table:table-cell>
              <table:table-cell office:value-type="float" office:value="6.7223754">
                <text:p>6.72237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6820918">
                <text:p>14.6820918</text:p>
              </table:table-cell>
              <table:table-cell office:value-type="float" office:value="19.0560544">
                <text:p>19.05605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6931311">
                <text:p>14.6931311</text:p>
              </table:table-cell>
              <table:table-cell office:value-type="float" office:value="7.0177428">
                <text:p>7.01774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69724">
                <text:p>14.69724</text:p>
              </table:table-cell>
              <table:table-cell office:value-type="float" office:value="19.7985526">
                <text:p>19.7985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7026318">
                <text:p>14.7026318</text:p>
              </table:table-cell>
              <table:table-cell office:value-type="float" office:value="5.8789479">
                <text:p>5.87894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7078781">
                <text:p>14.7078781</text:p>
              </table:table-cell>
              <table:table-cell office:value-type="float" office:value="6.9203712">
                <text:p>6.9203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7187036">
                <text:p>14.7187036</text:p>
              </table:table-cell>
              <table:table-cell office:value-type="float" office:value="7.2020161">
                <text:p>7.2020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7431801">
                <text:p>14.7431801</text:p>
              </table:table-cell>
              <table:table-cell office:value-type="float" office:value="19.6148434">
                <text:p>19.6148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747434">
                <text:p>14.747434</text:p>
              </table:table-cell>
              <table:table-cell office:value-type="float" office:value="21.5194643">
                <text:p>21.51946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7476128">
                <text:p>14.7476128</text:p>
              </table:table-cell>
              <table:table-cell office:value-type="float" office:value="19.3672085">
                <text:p>19.36720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7480202">
                <text:p>14.7480202</text:p>
              </table:table-cell>
              <table:table-cell office:value-type="float" office:value="19.3984957">
                <text:p>19.39849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7536892">
                <text:p>14.7536892</text:p>
              </table:table-cell>
              <table:table-cell office:value-type="float" office:value="6.2865112">
                <text:p>6.2865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685344">
                <text:p>14.7685344</text:p>
              </table:table-cell>
              <table:table-cell office:value-type="float" office:value="20.6106236">
                <text:p>20.61062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7722684">
                <text:p>14.7722684</text:p>
              </table:table-cell>
              <table:table-cell office:value-type="float" office:value="6.3238501">
                <text:p>6.3238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7932935">
                <text:p>14.7932935</text:p>
              </table:table-cell>
              <table:table-cell office:value-type="float" office:value="6.0264331">
                <text:p>6.02643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8000847">
                <text:p>14.8000847</text:p>
              </table:table-cell>
              <table:table-cell office:value-type="float" office:value="5.4038142">
                <text:p>5.40381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8011175">
                <text:p>14.8011175</text:p>
              </table:table-cell>
              <table:table-cell office:value-type="float" office:value="18.4902155">
                <text:p>18.49021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8045656">
                <text:p>14.8045656</text:p>
              </table:table-cell>
              <table:table-cell office:value-type="float" office:value="18.9644793">
                <text:p>18.96447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8055265">
                <text:p>14.8055265</text:p>
              </table:table-cell>
              <table:table-cell office:value-type="float" office:value="6.1396997">
                <text:p>6.13969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8110407">
                <text:p>14.8110407</text:p>
              </table:table-cell>
              <table:table-cell office:value-type="float" office:value="6.3982763">
                <text:p>6.39827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8218081">
                <text:p>14.8218081</text:p>
              </table:table-cell>
              <table:table-cell office:value-type="float" office:value="6.7205254">
                <text:p>6.72052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8227479">
                <text:p>14.8227479</text:p>
              </table:table-cell>
              <table:table-cell office:value-type="float" office:value="18.8890655">
                <text:p>18.88906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8239072">
                <text:p>14.8239072</text:p>
              </table:table-cell>
              <table:table-cell office:value-type="float" office:value="6.2421058">
                <text:p>6.24210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830725">
                <text:p>14.830725</text:p>
              </table:table-cell>
              <table:table-cell office:value-type="float" office:value="6.1213408">
                <text:p>6.1213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8382954">
                <text:p>14.8382954</text:p>
              </table:table-cell>
              <table:table-cell office:value-type="float" office:value="5.5520654">
                <text:p>5.5520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8397184">
                <text:p>14.8397184</text:p>
              </table:table-cell>
              <table:table-cell office:value-type="float" office:value="6.6822616">
                <text:p>6.68226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8502923">
                <text:p>14.8502923</text:p>
              </table:table-cell>
              <table:table-cell office:value-type="float" office:value="5.8499612">
                <text:p>5.84996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8580123">
                <text:p>14.8580123</text:p>
              </table:table-cell>
              <table:table-cell office:value-type="float" office:value="7.038281">
                <text:p>7.0382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8580592">
                <text:p>14.8580592</text:p>
              </table:table-cell>
              <table:table-cell office:value-type="float" office:value="5.9782858">
                <text:p>5.9782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8585526">
                <text:p>14.8585526</text:p>
              </table:table-cell>
              <table:table-cell office:value-type="float" office:value="5.3673521">
                <text:p>5.36735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8617499">
                <text:p>14.8617499</text:p>
              </table:table-cell>
              <table:table-cell office:value-type="float" office:value="7.2950902">
                <text:p>7.29509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8620511">
                <text:p>14.8620511</text:p>
              </table:table-cell>
              <table:table-cell office:value-type="float" office:value="5.8778196">
                <text:p>5.8778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8655332">
                <text:p>14.8655332</text:p>
              </table:table-cell>
              <table:table-cell office:value-type="float" office:value="18.6717374">
                <text:p>18.6717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8705376">
                <text:p>14.8705376</text:p>
              </table:table-cell>
              <table:table-cell office:value-type="float" office:value="20.0575497">
                <text:p>20.0575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8763907">
                <text:p>14.8763907</text:p>
              </table:table-cell>
              <table:table-cell office:value-type="float" office:value="6.3700591">
                <text:p>6.37005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8763977">
                <text:p>14.8763977</text:p>
              </table:table-cell>
              <table:table-cell office:value-type="float" office:value="17.882014">
                <text:p>17.8820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9003966">
                <text:p>14.9003966</text:p>
              </table:table-cell>
              <table:table-cell office:value-type="float" office:value="4.7135147">
                <text:p>4.7135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9103317">
                <text:p>14.9103317</text:p>
              </table:table-cell>
              <table:table-cell office:value-type="float" office:value="6.3150297">
                <text:p>6.31502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9236007">
                <text:p>14.9236007</text:p>
              </table:table-cell>
              <table:table-cell office:value-type="float" office:value="6.5902073">
                <text:p>6.59020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35689">
                <text:p>14.935689</text:p>
              </table:table-cell>
              <table:table-cell office:value-type="float" office:value="6.7219785">
                <text:p>6.7219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9395529">
                <text:p>14.9395529</text:p>
              </table:table-cell>
              <table:table-cell office:value-type="float" office:value="18.9836652">
                <text:p>18.98366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9457634">
                <text:p>14.9457634</text:p>
              </table:table-cell>
              <table:table-cell office:value-type="float" office:value="6.7790855">
                <text:p>6.7790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551627">
                <text:p>14.9551627</text:p>
              </table:table-cell>
              <table:table-cell office:value-type="float" office:value="19.8507096">
                <text:p>19.8507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662735">
                <text:p>14.9662735</text:p>
              </table:table-cell>
              <table:table-cell office:value-type="float" office:value="5.2272832">
                <text:p>5.22728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9671756">
                <text:p>14.9671756</text:p>
              </table:table-cell>
              <table:table-cell office:value-type="float" office:value="6.2699515">
                <text:p>6.2699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9706657">
                <text:p>14.9706657</text:p>
              </table:table-cell>
              <table:table-cell office:value-type="float" office:value="5.6154189">
                <text:p>5.61541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9729721">
                <text:p>14.9729721</text:p>
              </table:table-cell>
              <table:table-cell office:value-type="float" office:value="6.2147133">
                <text:p>6.21471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9762093">
                <text:p>14.9762093</text:p>
              </table:table-cell>
              <table:table-cell office:value-type="float" office:value="7.056791">
                <text:p>7.0567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986351">
                <text:p>14.986351</text:p>
              </table:table-cell>
              <table:table-cell office:value-type="float" office:value="5.7634663">
                <text:p>5.76346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9882316">
                <text:p>14.9882316</text:p>
              </table:table-cell>
              <table:table-cell office:value-type="float" office:value="7.0484039">
                <text:p>7.0484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9933142">
                <text:p>14.9933142</text:p>
              </table:table-cell>
              <table:table-cell office:value-type="float" office:value="6.5496023">
                <text:p>6.54960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0033325">
                <text:p>15.0033325</text:p>
              </table:table-cell>
              <table:table-cell office:value-type="float" office:value="6.6234626">
                <text:p>6.62346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0039626">
                <text:p>15.0039626</text:p>
              </table:table-cell>
              <table:table-cell office:value-type="float" office:value="6.9348413">
                <text:p>6.9348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0040241">
                <text:p>15.0040241</text:p>
              </table:table-cell>
              <table:table-cell office:value-type="float" office:value="19.5992903">
                <text:p>19.59929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0135616">
                <text:p>15.0135616</text:p>
              </table:table-cell>
              <table:table-cell office:value-type="float" office:value="7.2822366">
                <text:p>7.28223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0206664">
                <text:p>15.0206664</text:p>
              </table:table-cell>
              <table:table-cell office:value-type="float" office:value="6.1713498">
                <text:p>6.1713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209764">
                <text:p>15.0209764</text:p>
              </table:table-cell>
              <table:table-cell office:value-type="float" office:value="18.4329078">
                <text:p>18.4329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0268866">
                <text:p>15.0268866</text:p>
              </table:table-cell>
              <table:table-cell office:value-type="float" office:value="19.0471541">
                <text:p>19.04715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0291068">
                <text:p>15.0291068</text:p>
              </table:table-cell>
              <table:table-cell office:value-type="float" office:value="5.4803768">
                <text:p>5.4803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0397375">
                <text:p>15.0397375</text:p>
              </table:table-cell>
              <table:table-cell office:value-type="float" office:value="6.5765837">
                <text:p>6.57658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0494805">
                <text:p>15.0494805</text:p>
              </table:table-cell>
              <table:table-cell office:value-type="float" office:value="6.6355882">
                <text:p>6.63558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0503546">
                <text:p>15.0503546</text:p>
              </table:table-cell>
              <table:table-cell office:value-type="float" office:value="6.9581531">
                <text:p>6.95815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051681">
                <text:p>15.051681</text:p>
              </table:table-cell>
              <table:table-cell office:value-type="float" office:value="6.9898091">
                <text:p>6.98980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062331">
                <text:p>15.062331</text:p>
              </table:table-cell>
              <table:table-cell office:value-type="float" office:value="7.2798448">
                <text:p>7.27984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0626756">
                <text:p>15.0626756</text:p>
              </table:table-cell>
              <table:table-cell office:value-type="float" office:value="6.5671644">
                <text:p>6.56716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065395">
                <text:p>15.065395</text:p>
              </table:table-cell>
              <table:table-cell office:value-type="float" office:value="6.6930156">
                <text:p>6.69301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0669591">
                <text:p>15.0669591</text:p>
              </table:table-cell>
              <table:table-cell office:value-type="float" office:value="19.0018989">
                <text:p>19.00189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0678137">
                <text:p>15.0678137</text:p>
              </table:table-cell>
              <table:table-cell office:value-type="float" office:value="7.1656641">
                <text:p>7.16566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0688901">
                <text:p>15.0688901</text:p>
              </table:table-cell>
              <table:table-cell office:value-type="float" office:value="6.6287069">
                <text:p>6.6287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0742315">
                <text:p>15.0742315</text:p>
              </table:table-cell>
              <table:table-cell office:value-type="float" office:value="5.2443338">
                <text:p>5.24433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0760106">
                <text:p>15.0760106</text:p>
              </table:table-cell>
              <table:table-cell office:value-type="float" office:value="20.7205052">
                <text:p>20.7205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0760964">
                <text:p>15.0760964</text:p>
              </table:table-cell>
              <table:table-cell office:value-type="float" office:value="6.4236371">
                <text:p>6.42363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0917957">
                <text:p>15.0917957</text:p>
              </table:table-cell>
              <table:table-cell office:value-type="float" office:value="6.8904826">
                <text:p>6.89048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092919">
                <text:p>15.092919</text:p>
              </table:table-cell>
              <table:table-cell office:value-type="float" office:value="6.1413822">
                <text:p>6.14138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0929285">
                <text:p>15.0929285</text:p>
              </table:table-cell>
              <table:table-cell office:value-type="float" office:value="5.2315742">
                <text:p>5.2315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0954383">
                <text:p>15.0954383</text:p>
              </table:table-cell>
              <table:table-cell office:value-type="float" office:value="6.3205922">
                <text:p>6.32059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1046646">
                <text:p>15.1046646</text:p>
              </table:table-cell>
              <table:table-cell office:value-type="float" office:value="6.820624">
                <text:p>6.8206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1059786">
                <text:p>15.1059786</text:p>
              </table:table-cell>
              <table:table-cell office:value-type="float" office:value="6.8971519">
                <text:p>6.89715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1086865">
                <text:p>15.1086865</text:p>
              </table:table-cell>
              <table:table-cell office:value-type="float" office:value="5.8099862">
                <text:p>5.80998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1102913">
                <text:p>15.1102913</text:p>
              </table:table-cell>
              <table:table-cell office:value-type="float" office:value="7.2823765">
                <text:p>7.28237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1215458">
                <text:p>15.1215458</text:p>
              </table:table-cell>
              <table:table-cell office:value-type="float" office:value="20.0588909">
                <text:p>20.05889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1220301">
                <text:p>15.1220301</text:p>
              </table:table-cell>
              <table:table-cell office:value-type="float" office:value="6.7303026">
                <text:p>6.73030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1276263">
                <text:p>15.1276263</text:p>
              </table:table-cell>
              <table:table-cell office:value-type="float" office:value="6.3086563">
                <text:p>6.3086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1342385">
                <text:p>15.1342385</text:p>
              </table:table-cell>
              <table:table-cell office:value-type="float" office:value="6.1057714">
                <text:p>6.10577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1398202">
                <text:p>15.1398202</text:p>
              </table:table-cell>
              <table:table-cell office:value-type="float" office:value="6.4256283">
                <text:p>6.42562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141202">
                <text:p>15.141202</text:p>
              </table:table-cell>
              <table:table-cell office:value-type="float" office:value="19.3693584">
                <text:p>19.36935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1510028">
                <text:p>15.1510028</text:p>
              </table:table-cell>
              <table:table-cell office:value-type="float" office:value="5.927629">
                <text:p>5.9276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1536128">
                <text:p>15.1536128</text:p>
              </table:table-cell>
              <table:table-cell office:value-type="float" office:value="6.7526251">
                <text:p>6.75262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.1606075">
                <text:p>15.1606075</text:p>
              </table:table-cell>
              <table:table-cell office:value-type="float" office:value="20.0869031">
                <text:p>20.08690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1682616">
                <text:p>15.1682616</text:p>
              </table:table-cell>
              <table:table-cell office:value-type="float" office:value="5.8669813">
                <text:p>5.86698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.171779">
                <text:p>15.171779</text:p>
              </table:table-cell>
              <table:table-cell office:value-type="float" office:value="6.3908317">
                <text:p>6.39083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1755977">
                <text:p>15.1755977</text:p>
              </table:table-cell>
              <table:table-cell office:value-type="float" office:value="6.3488127">
                <text:p>6.3488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.184687">
                <text:p>15.184687</text:p>
              </table:table-cell>
              <table:table-cell office:value-type="float" office:value="6.5821361">
                <text:p>6.5821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1882859">
                <text:p>15.1882859</text:p>
              </table:table-cell>
              <table:table-cell office:value-type="float" office:value="18.5984681">
                <text:p>18.59846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1940229">
                <text:p>15.1940229</text:p>
              </table:table-cell>
              <table:table-cell office:value-type="float" office:value="5.9062534">
                <text:p>5.90625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.1966696">
                <text:p>15.1966696</text:p>
              </table:table-cell>
              <table:table-cell office:value-type="float" office:value="5.9758813">
                <text:p>5.97588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2013966">
                <text:p>15.2013966</text:p>
              </table:table-cell>
              <table:table-cell office:value-type="float" office:value="6.6562075">
                <text:p>6.65620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201673">
                <text:p>15.201673</text:p>
              </table:table-cell>
              <table:table-cell office:value-type="float" office:value="5.9623279">
                <text:p>5.96232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2047541">
                <text:p>15.2047541</text:p>
              </table:table-cell>
              <table:table-cell office:value-type="float" office:value="6.529037">
                <text:p>6.5290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2078568">
                <text:p>15.2078568</text:p>
              </table:table-cell>
              <table:table-cell office:value-type="float" office:value="5.8810816">
                <text:p>5.8810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.2115344">
                <text:p>15.2115344</text:p>
              </table:table-cell>
              <table:table-cell office:value-type="float" office:value="6.1052179">
                <text:p>6.1052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.2206469">
                <text:p>15.2206469</text:p>
              </table:table-cell>
              <table:table-cell office:value-type="float" office:value="5.9975918">
                <text:p>5.99759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.2227962">
                <text:p>15.2227962</text:p>
              </table:table-cell>
              <table:table-cell office:value-type="float" office:value="5.2312147">
                <text:p>5.2312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.2243473">
                <text:p>15.2243473</text:p>
              </table:table-cell>
              <table:table-cell office:value-type="float" office:value="18.4037217">
                <text:p>18.40372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.2287023">
                <text:p>15.2287023</text:p>
              </table:table-cell>
              <table:table-cell office:value-type="float" office:value="5.8652955">
                <text:p>5.86529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.2322506">
                <text:p>15.2322506</text:p>
              </table:table-cell>
              <table:table-cell office:value-type="float" office:value="5.3187123">
                <text:p>5.3187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2324507">
                <text:p>15.2324507</text:p>
              </table:table-cell>
              <table:table-cell office:value-type="float" office:value="6.0334946">
                <text:p>6.03349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2355927">
                <text:p>15.2355927</text:p>
              </table:table-cell>
              <table:table-cell office:value-type="float" office:value="4.8712406">
                <text:p>4.87124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2377766">
                <text:p>15.2377766</text:p>
              </table:table-cell>
              <table:table-cell office:value-type="float" office:value="5.5863806">
                <text:p>5.58638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2396496">
                <text:p>15.2396496</text:p>
              </table:table-cell>
              <table:table-cell office:value-type="float" office:value="5.5175099">
                <text:p>5.517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2475119">
                <text:p>15.2475119</text:p>
              </table:table-cell>
              <table:table-cell office:value-type="float" office:value="7.1109794">
                <text:p>7.11097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252281">
                <text:p>15.252281</text:p>
              </table:table-cell>
              <table:table-cell office:value-type="float" office:value="5.6743999">
                <text:p>5.67439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2705911">
                <text:p>15.2705911</text:p>
              </table:table-cell>
              <table:table-cell office:value-type="float" office:value="6.4391338">
                <text:p>6.43913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2829063">
                <text:p>15.2829063</text:p>
              </table:table-cell>
              <table:table-cell office:value-type="float" office:value="5.515877">
                <text:p>5.5158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2843515">
                <text:p>15.2843515</text:p>
              </table:table-cell>
              <table:table-cell office:value-type="float" office:value="6.1986933">
                <text:p>6.19869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2926739">
                <text:p>15.2926739</text:p>
              </table:table-cell>
              <table:table-cell office:value-type="float" office:value="5.556838">
                <text:p>5.5568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315338">
                <text:p>15.315338</text:p>
              </table:table-cell>
              <table:table-cell office:value-type="float" office:value="6.6181094">
                <text:p>6.61810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3190126">
                <text:p>15.3190126</text:p>
              </table:table-cell>
              <table:table-cell office:value-type="float" office:value="5.3519882">
                <text:p>5.35198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3305327">
                <text:p>15.3305327</text:p>
              </table:table-cell>
              <table:table-cell office:value-type="float" office:value="5.5726347">
                <text:p>5.57263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3350075">
                <text:p>15.3350075</text:p>
              </table:table-cell>
              <table:table-cell office:value-type="float" office:value="4.5586059">
                <text:p>4.55860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3390641">
                <text:p>15.3390641</text:p>
              </table:table-cell>
              <table:table-cell office:value-type="float" office:value="5.3997243">
                <text:p>5.39972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3503781">
                <text:p>15.3503781</text:p>
              </table:table-cell>
              <table:table-cell office:value-type="float" office:value="5.2959345">
                <text:p>5.29593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3514026">
                <text:p>15.3514026</text:p>
              </table:table-cell>
              <table:table-cell office:value-type="float" office:value="6.3677925">
                <text:p>6.36779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3554864">
                <text:p>15.3554864</text:p>
              </table:table-cell>
              <table:table-cell office:value-type="float" office:value="5.1490023">
                <text:p>5.14900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3575456">
                <text:p>15.3575456</text:p>
              </table:table-cell>
              <table:table-cell office:value-type="float" office:value="5.4865416">
                <text:p>5.48654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367894">
                <text:p>15.367894</text:p>
              </table:table-cell>
              <table:table-cell office:value-type="float" office:value="5.890064">
                <text:p>5.890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3733838">
                <text:p>15.3733838</text:p>
              </table:table-cell>
              <table:table-cell office:value-type="float" office:value="6.4868593">
                <text:p>6.48685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3743885">
                <text:p>15.3743885</text:p>
              </table:table-cell>
              <table:table-cell office:value-type="float" office:value="6.644231">
                <text:p>6.644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3805873">
                <text:p>15.3805873</text:p>
              </table:table-cell>
              <table:table-cell office:value-type="float" office:value="5.97311">
                <text:p>5.97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3820711">
                <text:p>15.3820711</text:p>
              </table:table-cell>
              <table:table-cell office:value-type="float" office:value="5.9856516">
                <text:p>5.98565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3882246">
                <text:p>15.3882246</text:p>
              </table:table-cell>
              <table:table-cell office:value-type="float" office:value="18.1426206">
                <text:p>18.1426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3889034">
                <text:p>15.3889034</text:p>
              </table:table-cell>
              <table:table-cell office:value-type="float" office:value="5.3458969">
                <text:p>5.34589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902708">
                <text:p>15.3902708</text:p>
              </table:table-cell>
              <table:table-cell office:value-type="float" office:value="5.2568647">
                <text:p>5.25686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922626">
                <text:p>15.3922626</text:p>
              </table:table-cell>
              <table:table-cell office:value-type="float" office:value="6.0178008">
                <text:p>6.01780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3936644">
                <text:p>15.3936644</text:p>
              </table:table-cell>
              <table:table-cell office:value-type="float" office:value="6.0642855">
                <text:p>6.06428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3998317">
                <text:p>15.3998317</text:p>
              </table:table-cell>
              <table:table-cell office:value-type="float" office:value="5.5966805">
                <text:p>5.5966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4057563">
                <text:p>15.4057563</text:p>
              </table:table-cell>
              <table:table-cell office:value-type="float" office:value="6.3849921">
                <text:p>6.38499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414715">
                <text:p>15.414715</text:p>
              </table:table-cell>
              <table:table-cell office:value-type="float" office:value="4.8354628">
                <text:p>4.83546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4180646">
                <text:p>15.4180646</text:p>
              </table:table-cell>
              <table:table-cell office:value-type="float" office:value="6.2690569">
                <text:p>6.26905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4191618">
                <text:p>15.4191618</text:p>
              </table:table-cell>
              <table:table-cell office:value-type="float" office:value="6.3761849">
                <text:p>6.37618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4194242">
                <text:p>15.4194242</text:p>
              </table:table-cell>
              <table:table-cell office:value-type="float" office:value="6.4802782">
                <text:p>6.48027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4386489">
                <text:p>15.4386489</text:p>
              </table:table-cell>
              <table:table-cell office:value-type="float" office:value="5.5737255">
                <text:p>5.57372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4434468">
                <text:p>15.4434468</text:p>
              </table:table-cell>
              <table:table-cell office:value-type="float" office:value="6.176655">
                <text:p>6.1766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.4529978">
                <text:p>15.4529978</text:p>
              </table:table-cell>
              <table:table-cell office:value-type="float" office:value="6.8238048">
                <text:p>6.82380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4569965">
                <text:p>15.4569965</text:p>
              </table:table-cell>
              <table:table-cell office:value-type="float" office:value="5.5678951">
                <text:p>5.56789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4570006">
                <text:p>15.4570006</text:p>
              </table:table-cell>
              <table:table-cell office:value-type="float" office:value="5.6292056">
                <text:p>5.62920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4574284">
                <text:p>15.4574284</text:p>
              </table:table-cell>
              <table:table-cell office:value-type="float" office:value="6.6947921">
                <text:p>6.69479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4574717">
                <text:p>15.4574717</text:p>
              </table:table-cell>
              <table:table-cell office:value-type="float" office:value="6.7546462">
                <text:p>6.75464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4622283">
                <text:p>15.4622283</text:p>
              </table:table-cell>
              <table:table-cell office:value-type="float" office:value="6.6890412">
                <text:p>6.6890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4658406">
                <text:p>15.4658406</text:p>
              </table:table-cell>
              <table:table-cell office:value-type="float" office:value="6.5221491">
                <text:p>6.52214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4779881">
                <text:p>15.4779881</text:p>
              </table:table-cell>
              <table:table-cell office:value-type="float" office:value="7.3306358">
                <text:p>7.33063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4829666">
                <text:p>15.4829666</text:p>
              </table:table-cell>
              <table:table-cell office:value-type="float" office:value="5.5996307">
                <text:p>5.59963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4833956">
                <text:p>15.4833956</text:p>
              </table:table-cell>
              <table:table-cell office:value-type="float" office:value="6.6273535">
                <text:p>6.6273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4873839">
                <text:p>15.4873839</text:p>
              </table:table-cell>
              <table:table-cell office:value-type="float" office:value="5.5527423">
                <text:p>5.55274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4901122">
                <text:p>15.4901122</text:p>
              </table:table-cell>
              <table:table-cell office:value-type="float" office:value="6.4334057">
                <text:p>6.43340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4961438">
                <text:p>15.4961438</text:p>
              </table:table-cell>
              <table:table-cell office:value-type="float" office:value="5.8739591">
                <text:p>5.87395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5042036">
                <text:p>15.5042036</text:p>
              </table:table-cell>
              <table:table-cell office:value-type="float" office:value="6.5049534">
                <text:p>6.50495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5132794">
                <text:p>15.5132794</text:p>
              </table:table-cell>
              <table:table-cell office:value-type="float" office:value="6.0846093">
                <text:p>6.08460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5162221">
                <text:p>15.5162221</text:p>
              </table:table-cell>
              <table:table-cell office:value-type="float" office:value="5.4965765">
                <text:p>5.49657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5175688">
                <text:p>15.5175688</text:p>
              </table:table-cell>
              <table:table-cell office:value-type="float" office:value="6.092613">
                <text:p>6.0926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206044">
                <text:p>15.5206044</text:p>
              </table:table-cell>
              <table:table-cell office:value-type="float" office:value="6.9468151">
                <text:p>6.94681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520835">
                <text:p>15.520835</text:p>
              </table:table-cell>
              <table:table-cell office:value-type="float" office:value="6.0431814">
                <text:p>6.04318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5265627">
                <text:p>15.5265627</text:p>
              </table:table-cell>
              <table:table-cell office:value-type="float" office:value="6.9380634">
                <text:p>6.93806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53078">
                <text:p>15.53078</text:p>
              </table:table-cell>
              <table:table-cell office:value-type="float" office:value="5.3619741">
                <text:p>5.36197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5339989">
                <text:p>15.5339989</text:p>
              </table:table-cell>
              <table:table-cell office:value-type="float" office:value="20.1844417">
                <text:p>20.18444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540033">
                <text:p>15.540033</text:p>
              </table:table-cell>
              <table:table-cell office:value-type="float" office:value="5.9870908">
                <text:p>5.98709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5454388">
                <text:p>15.5454388</text:p>
              </table:table-cell>
              <table:table-cell office:value-type="float" office:value="5.4708436">
                <text:p>5.47084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5483682">
                <text:p>15.5483682</text:p>
              </table:table-cell>
              <table:table-cell office:value-type="float" office:value="6.0405353">
                <text:p>6.04053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5503444">
                <text:p>15.5503444</text:p>
              </table:table-cell>
              <table:table-cell office:value-type="float" office:value="5.2280445">
                <text:p>5.22804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5513888">
                <text:p>15.5513888</text:p>
              </table:table-cell>
              <table:table-cell office:value-type="float" office:value="5.151795">
                <text:p>5.1517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.5541447">
                <text:p>15.5541447</text:p>
              </table:table-cell>
              <table:table-cell office:value-type="float" office:value="20.2915252">
                <text:p>20.29152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.5554605">
                <text:p>15.5554605</text:p>
              </table:table-cell>
              <table:table-cell office:value-type="float" office:value="5.5246916">
                <text:p>5.52469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5727314">
                <text:p>15.5727314</text:p>
              </table:table-cell>
              <table:table-cell office:value-type="float" office:value="6.3556655">
                <text:p>6.35566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574564">
                <text:p>15.574564</text:p>
              </table:table-cell>
              <table:table-cell office:value-type="float" office:value="5.5703247">
                <text:p>5.5703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.5840585">
                <text:p>15.5840585</text:p>
              </table:table-cell>
              <table:table-cell office:value-type="float" office:value="5.6024818">
                <text:p>5.60248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.5862384">
                <text:p>15.5862384</text:p>
              </table:table-cell>
              <table:table-cell office:value-type="float" office:value="5.7794022">
                <text:p>5.77940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5866925">
                <text:p>15.5866925</text:p>
              </table:table-cell>
              <table:table-cell office:value-type="float" office:value="5.8031487">
                <text:p>5.80314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.5937746">
                <text:p>15.5937746</text:p>
              </table:table-cell>
              <table:table-cell office:value-type="float" office:value="5.6225566">
                <text:p>5.62255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.5961294">
                <text:p>15.5961294</text:p>
              </table:table-cell>
              <table:table-cell office:value-type="float" office:value="6.8728956">
                <text:p>6.87289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.5986171">
                <text:p>15.5986171</text:p>
              </table:table-cell>
              <table:table-cell office:value-type="float" office:value="6.4346003">
                <text:p>6.43460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.6009427">
                <text:p>15.6009427</text:p>
              </table:table-cell>
              <table:table-cell office:value-type="float" office:value="6.1828845">
                <text:p>6.18288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605778">
                <text:p>15.605778</text:p>
              </table:table-cell>
              <table:table-cell office:value-type="float" office:value="6.6423447">
                <text:p>6.6423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.6092188">
                <text:p>15.6092188</text:p>
              </table:table-cell>
              <table:table-cell office:value-type="float" office:value="5.9359741">
                <text:p>5.93597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.6177816">
                <text:p>15.6177816</text:p>
              </table:table-cell>
              <table:table-cell office:value-type="float" office:value="6.4421716">
                <text:p>6.44217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.6194061">
                <text:p>15.6194061</text:p>
              </table:table-cell>
              <table:table-cell office:value-type="float" office:value="5.0891993">
                <text:p>5.08919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6211104">
                <text:p>15.6211104</text:p>
              </table:table-cell>
              <table:table-cell office:value-type="float" office:value="6.3749757">
                <text:p>6.37497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6333467">
                <text:p>15.6333467</text:p>
              </table:table-cell>
              <table:table-cell office:value-type="float" office:value="6.2213734">
                <text:p>6.22137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6340395">
                <text:p>15.6340395</text:p>
              </table:table-cell>
              <table:table-cell office:value-type="float" office:value="5.3749372">
                <text:p>5.37493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6429719">
                <text:p>15.6429719</text:p>
              </table:table-cell>
              <table:table-cell office:value-type="float" office:value="6.9946497">
                <text:p>6.99464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6511271">
                <text:p>15.6511271</text:p>
              </table:table-cell>
              <table:table-cell office:value-type="float" office:value="19.1835081">
                <text:p>19.18350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6524364">
                <text:p>15.6524364</text:p>
              </table:table-cell>
              <table:table-cell office:value-type="float" office:value="6.8617365">
                <text:p>6.86173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6598344">
                <text:p>15.6598344</text:p>
              </table:table-cell>
              <table:table-cell office:value-type="float" office:value="5.5186471">
                <text:p>5.51864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6650287">
                <text:p>15.6650287</text:p>
              </table:table-cell>
              <table:table-cell office:value-type="float" office:value="19.5912058">
                <text:p>19.5912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6675168">
                <text:p>15.6675168</text:p>
              </table:table-cell>
              <table:table-cell office:value-type="float" office:value="6.0460208">
                <text:p>6.0460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6688472">
                <text:p>15.6688472</text:p>
              </table:table-cell>
              <table:table-cell office:value-type="float" office:value="4.8480549">
                <text:p>4.84805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6741864">
                <text:p>15.6741864</text:p>
              </table:table-cell>
              <table:table-cell office:value-type="float" office:value="6.1530398">
                <text:p>6.15303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6817146">
                <text:p>15.6817146</text:p>
              </table:table-cell>
              <table:table-cell office:value-type="float" office:value="6.397811">
                <text:p>6.3978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6881955">
                <text:p>15.6881955</text:p>
              </table:table-cell>
              <table:table-cell office:value-type="float" office:value="5.9942332">
                <text:p>5.99423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7047167">
                <text:p>15.7047167</text:p>
              </table:table-cell>
              <table:table-cell office:value-type="float" office:value="5.2912866">
                <text:p>5.29128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7101184">
                <text:p>15.7101184</text:p>
              </table:table-cell>
              <table:table-cell office:value-type="float" office:value="6.6726355">
                <text:p>6.67263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7115665">
                <text:p>15.7115665</text:p>
              </table:table-cell>
              <table:table-cell office:value-type="float" office:value="5.2606293">
                <text:p>5.26062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7129574">
                <text:p>15.7129574</text:p>
              </table:table-cell>
              <table:table-cell office:value-type="float" office:value="6.8888831">
                <text:p>6.88888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7226362">
                <text:p>15.7226362</text:p>
              </table:table-cell>
              <table:table-cell office:value-type="float" office:value="6.5674647">
                <text:p>6.56746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7369773">
                <text:p>15.7369773</text:p>
              </table:table-cell>
              <table:table-cell office:value-type="float" office:value="6.8942383">
                <text:p>6.89423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7392588">
                <text:p>15.7392588</text:p>
              </table:table-cell>
              <table:table-cell office:value-type="float" office:value="5.9197215">
                <text:p>5.91972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7405576">
                <text:p>15.7405576</text:p>
              </table:table-cell>
              <table:table-cell office:value-type="float" office:value="18.9776716">
                <text:p>18.97767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7463977">
                <text:p>15.7463977</text:p>
              </table:table-cell>
              <table:table-cell office:value-type="float" office:value="6.2322784">
                <text:p>6.23227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7465721">
                <text:p>15.7465721</text:p>
              </table:table-cell>
              <table:table-cell office:value-type="float" office:value="6.6080729">
                <text:p>6.60807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573888">
                <text:p>15.7573888</text:p>
              </table:table-cell>
              <table:table-cell office:value-type="float" office:value="5.215605">
                <text:p>5.2156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604418">
                <text:p>15.7604418</text:p>
              </table:table-cell>
              <table:table-cell office:value-type="float" office:value="5.5933528">
                <text:p>5.59335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7628163">
                <text:p>15.7628163</text:p>
              </table:table-cell>
              <table:table-cell office:value-type="float" office:value="6.5212589">
                <text:p>6.52125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7646861">
                <text:p>15.7646861</text:p>
              </table:table-cell>
              <table:table-cell office:value-type="float" office:value="5.0508656">
                <text:p>5.05086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7718441">
                <text:p>15.7718441</text:p>
              </table:table-cell>
              <table:table-cell office:value-type="float" office:value="5.7997465">
                <text:p>5.79974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7753285">
                <text:p>15.7753285</text:p>
              </table:table-cell>
              <table:table-cell office:value-type="float" office:value="5.9055572">
                <text:p>5.90555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777549">
                <text:p>15.777549</text:p>
              </table:table-cell>
              <table:table-cell office:value-type="float" office:value="5.7561708">
                <text:p>5.75617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7780749">
                <text:p>15.7780749</text:p>
              </table:table-cell>
              <table:table-cell office:value-type="float" office:value="6.1170037">
                <text:p>6.11700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7815163">
                <text:p>15.7815163</text:p>
              </table:table-cell>
              <table:table-cell office:value-type="float" office:value="7.4794686">
                <text:p>7.47946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7840309">
                <text:p>15.7840309</text:p>
              </table:table-cell>
              <table:table-cell office:value-type="float" office:value="5.9090888">
                <text:p>5.90908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7861409">
                <text:p>15.7861409</text:p>
              </table:table-cell>
              <table:table-cell office:value-type="float" office:value="6.3710072">
                <text:p>6.37100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8012675">
                <text:p>15.8012675</text:p>
              </table:table-cell>
              <table:table-cell office:value-type="float" office:value="5.9053167">
                <text:p>5.90531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8107778">
                <text:p>15.8107778</text:p>
              </table:table-cell>
              <table:table-cell office:value-type="float" office:value="5.535098">
                <text:p>5.5350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8116809">
                <text:p>15.8116809</text:p>
              </table:table-cell>
              <table:table-cell office:value-type="float" office:value="5.2043246">
                <text:p>5.20432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8170736">
                <text:p>15.8170736</text:p>
              </table:table-cell>
              <table:table-cell office:value-type="float" office:value="5.992612">
                <text:p>5.9926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8188287">
                <text:p>15.8188287</text:p>
              </table:table-cell>
              <table:table-cell office:value-type="float" office:value="6.5026632">
                <text:p>6.50266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8304248">
                <text:p>15.8304248</text:p>
              </table:table-cell>
              <table:table-cell office:value-type="float" office:value="6.3874273">
                <text:p>6.38742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8313995">
                <text:p>15.8313995</text:p>
              </table:table-cell>
              <table:table-cell office:value-type="float" office:value="6.404241">
                <text:p>6.4042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8448102">
                <text:p>15.8448102</text:p>
              </table:table-cell>
              <table:table-cell office:value-type="float" office:value="5.8552651">
                <text:p>5.85526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8474983">
                <text:p>15.8474983</text:p>
              </table:table-cell>
              <table:table-cell office:value-type="float" office:value="6.5956102">
                <text:p>6.59561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8521616">
                <text:p>15.8521616</text:p>
              </table:table-cell>
              <table:table-cell office:value-type="float" office:value="4.5792787">
                <text:p>4.57927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8530043">
                <text:p>15.8530043</text:p>
              </table:table-cell>
              <table:table-cell office:value-type="float" office:value="6.2359748">
                <text:p>6.23597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8612204">
                <text:p>15.8612204</text:p>
              </table:table-cell>
              <table:table-cell office:value-type="float" office:value="6.6451122">
                <text:p>6.64511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864468">
                <text:p>15.864468</text:p>
              </table:table-cell>
              <table:table-cell office:value-type="float" office:value="6.6806418">
                <text:p>6.68064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8668021">
                <text:p>15.8668021</text:p>
              </table:table-cell>
              <table:table-cell office:value-type="float" office:value="5.7875561">
                <text:p>5.78755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8675316">
                <text:p>15.8675316</text:p>
              </table:table-cell>
              <table:table-cell office:value-type="float" office:value="6.2058519">
                <text:p>6.20585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8677218">
                <text:p>15.8677218</text:p>
              </table:table-cell>
              <table:table-cell office:value-type="float" office:value="5.8970453">
                <text:p>5.89704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8688011">
                <text:p>15.8688011</text:p>
              </table:table-cell>
              <table:table-cell office:value-type="float" office:value="5.8696002">
                <text:p>5.8696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8692505">
                <text:p>15.8692505</text:p>
              </table:table-cell>
              <table:table-cell office:value-type="float" office:value="5.2224563">
                <text:p>5.22245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8697931">
                <text:p>15.8697931</text:p>
              </table:table-cell>
              <table:table-cell office:value-type="float" office:value="6.1570287">
                <text:p>6.15702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8796509">
                <text:p>15.8796509</text:p>
              </table:table-cell>
              <table:table-cell office:value-type="float" office:value="6.6672083">
                <text:p>6.66720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.8799071">
                <text:p>15.8799071</text:p>
              </table:table-cell>
              <table:table-cell office:value-type="float" office:value="6.5780104">
                <text:p>6.57801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8801504">
                <text:p>15.8801504</text:p>
              </table:table-cell>
              <table:table-cell office:value-type="float" office:value="7.1054009">
                <text:p>7.10540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.8860287">
                <text:p>15.8860287</text:p>
              </table:table-cell>
              <table:table-cell office:value-type="float" office:value="6.0036756">
                <text:p>6.00367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.8988981">
                <text:p>15.8988981</text:p>
              </table:table-cell>
              <table:table-cell office:value-type="float" office:value="6.7009977">
                <text:p>6.70099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.8991061">
                <text:p>15.8991061</text:p>
              </table:table-cell>
              <table:table-cell office:value-type="float" office:value="6.6906989">
                <text:p>6.69069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.9016885">
                <text:p>15.9016885</text:p>
              </table:table-cell>
              <table:table-cell office:value-type="float" office:value="5.5681657">
                <text:p>5.56816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9032099">
                <text:p>15.9032099</text:p>
              </table:table-cell>
              <table:table-cell office:value-type="float" office:value="7.1154802">
                <text:p>7.11548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9035579">
                <text:p>15.9035579</text:p>
              </table:table-cell>
              <table:table-cell office:value-type="float" office:value="5.1799833">
                <text:p>5.17998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9037963">
                <text:p>15.9037963</text:p>
              </table:table-cell>
              <table:table-cell office:value-type="float" office:value="6.4161508">
                <text:p>6.41615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9062267">
                <text:p>15.9062267</text:p>
              </table:table-cell>
              <table:table-cell office:value-type="float" office:value="6.6203426">
                <text:p>6.62034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9078443">
                <text:p>15.9078443</text:p>
              </table:table-cell>
              <table:table-cell office:value-type="float" office:value="5.2042304">
                <text:p>5.20423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9081039">
                <text:p>15.9081039</text:p>
              </table:table-cell>
              <table:table-cell office:value-type="float" office:value="6.3187075">
                <text:p>6.31870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9087892">
                <text:p>15.9087892</text:p>
              </table:table-cell>
              <table:table-cell office:value-type="float" office:value="5.7344821">
                <text:p>5.73448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9196233">
                <text:p>15.9196233</text:p>
              </table:table-cell>
              <table:table-cell office:value-type="float" office:value="6.6312226">
                <text:p>6.63122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9231016">
                <text:p>15.9231016</text:p>
              </table:table-cell>
              <table:table-cell office:value-type="float" office:value="6.5653409">
                <text:p>6.56534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.9237546">
                <text:p>15.9237546</text:p>
              </table:table-cell>
              <table:table-cell office:value-type="float" office:value="5.7970019">
                <text:p>5.79700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.9362713">
                <text:p>15.9362713</text:p>
              </table:table-cell>
              <table:table-cell office:value-type="float" office:value="5.1536634">
                <text:p>5.15366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.9407164">
                <text:p>15.9407164</text:p>
              </table:table-cell>
              <table:table-cell office:value-type="float" office:value="5.6154703">
                <text:p>5.61547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.9426794">
                <text:p>15.9426794</text:p>
              </table:table-cell>
              <table:table-cell office:value-type="float" office:value="6.9648035">
                <text:p>6.96480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.9436295">
                <text:p>15.9436295</text:p>
              </table:table-cell>
              <table:table-cell office:value-type="float" office:value="4.4502617">
                <text:p>4.45026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.9498148">
                <text:p>15.9498148</text:p>
              </table:table-cell>
              <table:table-cell office:value-type="float" office:value="6.2249406">
                <text:p>6.22494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.952278">
                <text:p>15.952278</text:p>
              </table:table-cell>
              <table:table-cell office:value-type="float" office:value="6.0464106">
                <text:p>6.04641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.9548989">
                <text:p>15.9548989</text:p>
              </table:table-cell>
              <table:table-cell office:value-type="float" office:value="5.549851">
                <text:p>5.5498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.9569985">
                <text:p>15.9569985</text:p>
              </table:table-cell>
              <table:table-cell office:value-type="float" office:value="6.6271875">
                <text:p>6.6271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.9628615">
                <text:p>15.9628615</text:p>
              </table:table-cell>
              <table:table-cell office:value-type="float" office:value="6.9842101">
                <text:p>6.98421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.9637288">
                <text:p>15.9637288</text:p>
              </table:table-cell>
              <table:table-cell office:value-type="float" office:value="6.3437669">
                <text:p>6.34376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.9731616">
                <text:p>15.9731616</text:p>
              </table:table-cell>
              <table:table-cell office:value-type="float" office:value="4.5973554">
                <text:p>4.59735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.9766224">
                <text:p>15.9766224</text:p>
              </table:table-cell>
              <table:table-cell office:value-type="float" office:value="6.7190077">
                <text:p>6.71900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9875569">
                <text:p>15.9875569</text:p>
              </table:table-cell>
              <table:table-cell office:value-type="float" office:value="6.066334">
                <text:p>6.0663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.9905332">
                <text:p>15.9905332</text:p>
              </table:table-cell>
              <table:table-cell office:value-type="float" office:value="7.0326757">
                <text:p>7.03267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0015264">
                <text:p>16.0015264</text:p>
              </table:table-cell>
              <table:table-cell office:value-type="float" office:value="5.5547364">
                <text:p>5.55473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0071976">
                <text:p>16.0071976</text:p>
              </table:table-cell>
              <table:table-cell office:value-type="float" office:value="6.5669599">
                <text:p>6.56695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009945">
                <text:p>16.009945</text:p>
              </table:table-cell>
              <table:table-cell office:value-type="float" office:value="5.494475">
                <text:p>5.4944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0125152">
                <text:p>16.0125152</text:p>
              </table:table-cell>
              <table:table-cell office:value-type="float" office:value="6.214655">
                <text:p>6.214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0234265">
                <text:p>16.0234265</text:p>
              </table:table-cell>
              <table:table-cell office:value-type="float" office:value="5.860616">
                <text:p>5.8606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0273685">
                <text:p>16.0273685</text:p>
              </table:table-cell>
              <table:table-cell office:value-type="float" office:value="5.8130781">
                <text:p>5.81307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0361948">
                <text:p>16.0361948</text:p>
              </table:table-cell>
              <table:table-cell office:value-type="float" office:value="6.236257">
                <text:p>6.2362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037477">
                <text:p>16.037477</text:p>
              </table:table-cell>
              <table:table-cell office:value-type="float" office:value="4.8161784">
                <text:p>4.81617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0375629">
                <text:p>16.0375629</text:p>
              </table:table-cell>
              <table:table-cell office:value-type="float" office:value="5.7181782">
                <text:p>5.71817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0467823">
                <text:p>16.0467823</text:p>
              </table:table-cell>
              <table:table-cell office:value-type="float" office:value="6.729282">
                <text:p>6.7292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0528486">
                <text:p>16.0528486</text:p>
              </table:table-cell>
              <table:table-cell office:value-type="float" office:value="6.5294402">
                <text:p>6.52944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0541473">
                <text:p>16.0541473</text:p>
              </table:table-cell>
              <table:table-cell office:value-type="float" office:value="6.2471091">
                <text:p>6.24710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.0571918">
                <text:p>16.0571918</text:p>
              </table:table-cell>
              <table:table-cell office:value-type="float" office:value="5.3571065">
                <text:p>5.35710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.067821">
                <text:p>16.067821</text:p>
              </table:table-cell>
              <table:table-cell office:value-type="float" office:value="4.6655195">
                <text:p>4.6655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.0783861">
                <text:p>16.0783861</text:p>
              </table:table-cell>
              <table:table-cell office:value-type="float" office:value="6.2860958">
                <text:p>6.28609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0786815">
                <text:p>16.0786815</text:p>
              </table:table-cell>
              <table:table-cell office:value-type="float" office:value="5.8005823">
                <text:p>5.80058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0829291">
                <text:p>16.0829291</text:p>
              </table:table-cell>
              <table:table-cell office:value-type="float" office:value="6.8643351">
                <text:p>6.86433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.0963015">
                <text:p>16.0963015</text:p>
              </table:table-cell>
              <table:table-cell office:value-type="float" office:value="6.5105989">
                <text:p>6.51059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.1049837">
                <text:p>16.1049837</text:p>
              </table:table-cell>
              <table:table-cell office:value-type="float" office:value="4.3791433">
                <text:p>4.37914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.1321506">
                <text:p>16.1321506</text:p>
              </table:table-cell>
              <table:table-cell office:value-type="float" office:value="5.9222451">
                <text:p>5.92224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1547799">
                <text:p>16.1547799</text:p>
              </table:table-cell>
              <table:table-cell office:value-type="float" office:value="4.9909234">
                <text:p>4.99092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.1564321">
                <text:p>16.1564321</text:p>
              </table:table-cell>
              <table:table-cell office:value-type="float" office:value="6.3859634">
                <text:p>6.38596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1615922">
                <text:p>16.1615922</text:p>
              </table:table-cell>
              <table:table-cell office:value-type="float" office:value="6.7988863">
                <text:p>6.79888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169562">
                <text:p>16.169562</text:p>
              </table:table-cell>
              <table:table-cell office:value-type="float" office:value="7.3394326">
                <text:p>7.33943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1743421">
                <text:p>16.1743421</text:p>
              </table:table-cell>
              <table:table-cell office:value-type="float" office:value="6.628989">
                <text:p>6.6289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1841169">
                <text:p>16.1841169</text:p>
              </table:table-cell>
              <table:table-cell office:value-type="float" office:value="5.556081">
                <text:p>5.5560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1970897">
                <text:p>16.1970897</text:p>
              </table:table-cell>
              <table:table-cell office:value-type="float" office:value="5.6763163">
                <text:p>5.67631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1985884">
                <text:p>16.1985884</text:p>
              </table:table-cell>
              <table:table-cell office:value-type="float" office:value="6.0531741">
                <text:p>6.05317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1990065">
                <text:p>16.1990065</text:p>
              </table:table-cell>
              <table:table-cell office:value-type="float" office:value="5.9928457">
                <text:p>5.99284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2161357">
                <text:p>16.2161357</text:p>
              </table:table-cell>
              <table:table-cell office:value-type="float" office:value="5.33414">
                <text:p>5.334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2181011">
                <text:p>16.2181011</text:p>
              </table:table-cell>
              <table:table-cell office:value-type="float" office:value="5.9685273">
                <text:p>5.96852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223263">
                <text:p>16.223263</text:p>
              </table:table-cell>
              <table:table-cell office:value-type="float" office:value="6.1234199">
                <text:p>6.12341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2277911">
                <text:p>16.2277911</text:p>
              </table:table-cell>
              <table:table-cell office:value-type="float" office:value="5.8795852">
                <text:p>5.87958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2287163">
                <text:p>16.2287163</text:p>
              </table:table-cell>
              <table:table-cell office:value-type="float" office:value="5.7300499">
                <text:p>5.73004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2295092">
                <text:p>16.2295092</text:p>
              </table:table-cell>
              <table:table-cell office:value-type="float" office:value="5.83308">
                <text:p>5.833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2337092">
                <text:p>16.2337092</text:p>
              </table:table-cell>
              <table:table-cell office:value-type="float" office:value="7.0614258">
                <text:p>7.06142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2418829">
                <text:p>16.2418829</text:p>
              </table:table-cell>
              <table:table-cell office:value-type="float" office:value="5.1488122">
                <text:p>5.14881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2499154">
                <text:p>16.2499154</text:p>
              </table:table-cell>
              <table:table-cell office:value-type="float" office:value="6.0431649">
                <text:p>6.04316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2610347">
                <text:p>16.2610347</text:p>
              </table:table-cell>
              <table:table-cell office:value-type="float" office:value="4.9045892">
                <text:p>4.90458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26313">
                <text:p>16.26313</text:p>
              </table:table-cell>
              <table:table-cell office:value-type="float" office:value="5.7655468">
                <text:p>5.76554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2644746">
                <text:p>16.2644746</text:p>
              </table:table-cell>
              <table:table-cell office:value-type="float" office:value="6.226798">
                <text:p>6.2267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2648402">
                <text:p>16.2648402</text:p>
              </table:table-cell>
              <table:table-cell office:value-type="float" office:value="6.138657">
                <text:p>6.1386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2674887">
                <text:p>16.2674887</text:p>
              </table:table-cell>
              <table:table-cell office:value-type="float" office:value="5.2578304">
                <text:p>5.25783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2682481">
                <text:p>16.2682481</text:p>
              </table:table-cell>
              <table:table-cell office:value-type="float" office:value="5.9154931">
                <text:p>5.91549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27842">
                <text:p>16.27842</text:p>
              </table:table-cell>
              <table:table-cell office:value-type="float" office:value="6.4165747">
                <text:p>6.41657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2961359">
                <text:p>16.2961359</text:p>
              </table:table-cell>
              <table:table-cell office:value-type="float" office:value="6.5971933">
                <text:p>6.59719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2970097">
                <text:p>16.2970097</text:p>
              </table:table-cell>
              <table:table-cell office:value-type="float" office:value="6.0941092">
                <text:p>6.09410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.3082516">
                <text:p>16.3082516</text:p>
              </table:table-cell>
              <table:table-cell office:value-type="float" office:value="5.9842598">
                <text:p>5.98425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.3166437">
                <text:p>16.3166437</text:p>
              </table:table-cell>
              <table:table-cell office:value-type="float" office:value="5.2543388">
                <text:p>5.25433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.3230815">
                <text:p>16.3230815</text:p>
              </table:table-cell>
              <table:table-cell office:value-type="float" office:value="6.4754231">
                <text:p>6.47542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.3475028">
                <text:p>16.3475028</text:p>
              </table:table-cell>
              <table:table-cell office:value-type="float" office:value="6.2364922">
                <text:p>6.23649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.3478531">
                <text:p>16.3478531</text:p>
              </table:table-cell>
              <table:table-cell office:value-type="float" office:value="4.4613464">
                <text:p>4.46134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.3537513">
                <text:p>16.3537513</text:p>
              </table:table-cell>
              <table:table-cell office:value-type="float" office:value="6.5933483">
                <text:p>6.59334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.3561205">
                <text:p>16.3561205</text:p>
              </table:table-cell>
              <table:table-cell office:value-type="float" office:value="5.9628027">
                <text:p>5.96280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.3708395">
                <text:p>16.3708395</text:p>
              </table:table-cell>
              <table:table-cell office:value-type="float" office:value="6.8190582">
                <text:p>6.81905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.3728944">
                <text:p>16.3728944</text:p>
              </table:table-cell>
              <table:table-cell office:value-type="float" office:value="6.8295287">
                <text:p>6.82952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.378276">
                <text:p>16.378276</text:p>
              </table:table-cell>
              <table:table-cell office:value-type="float" office:value="6.1595472">
                <text:p>6.15954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.3795185">
                <text:p>16.3795185</text:p>
              </table:table-cell>
              <table:table-cell office:value-type="float" office:value="5.9130016">
                <text:p>5.91300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3844374">
                <text:p>16.3844374</text:p>
              </table:table-cell>
              <table:table-cell office:value-type="float" office:value="6.3161398">
                <text:p>6.31613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.3887631">
                <text:p>16.3887631</text:p>
              </table:table-cell>
              <table:table-cell office:value-type="float" office:value="7.0431738">
                <text:p>7.04317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3894035">
                <text:p>16.3894035</text:p>
              </table:table-cell>
              <table:table-cell office:value-type="float" office:value="5.747331">
                <text:p>5.7473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.3916158">
                <text:p>16.3916158</text:p>
              </table:table-cell>
              <table:table-cell office:value-type="float" office:value="5.9219945">
                <text:p>5.92199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.3973599">
                <text:p>16.3973599</text:p>
              </table:table-cell>
              <table:table-cell office:value-type="float" office:value="5.6233312">
                <text:p>5.62333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.4067114">
                <text:p>16.4067114</text:p>
              </table:table-cell>
              <table:table-cell office:value-type="float" office:value="6.2617139">
                <text:p>6.26171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4080714">
                <text:p>16.4080714</text:p>
              </table:table-cell>
              <table:table-cell office:value-type="float" office:value="5.62838">
                <text:p>5.628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.4084945">
                <text:p>16.4084945</text:p>
              </table:table-cell>
              <table:table-cell office:value-type="float" office:value="6.7065406">
                <text:p>6.70654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.4101292">
                <text:p>16.4101292</text:p>
              </table:table-cell>
              <table:table-cell office:value-type="float" office:value="6.2706211">
                <text:p>6.27062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.4103363">
                <text:p>16.4103363</text:p>
              </table:table-cell>
              <table:table-cell office:value-type="float" office:value="6.5656857">
                <text:p>6.56568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.4180732">
                <text:p>16.4180732</text:p>
              </table:table-cell>
              <table:table-cell office:value-type="float" office:value="5.7102578">
                <text:p>5.71025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.4269952">
                <text:p>16.4269952</text:p>
              </table:table-cell>
              <table:table-cell office:value-type="float" office:value="5.8828023">
                <text:p>5.88280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.4371262">
                <text:p>16.4371262</text:p>
              </table:table-cell>
              <table:table-cell office:value-type="float" office:value="6.8782915">
                <text:p>6.87829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.4396473">
                <text:p>16.4396473</text:p>
              </table:table-cell>
              <table:table-cell office:value-type="float" office:value="6.1728582">
                <text:p>6.17285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.4527921">
                <text:p>16.4527921</text:p>
              </table:table-cell>
              <table:table-cell office:value-type="float" office:value="6.4582585">
                <text:p>6.45825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.4541268">
                <text:p>16.4541268</text:p>
              </table:table-cell>
              <table:table-cell office:value-type="float" office:value="6.2079284">
                <text:p>6.20792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.4606072">
                <text:p>16.4606072</text:p>
              </table:table-cell>
              <table:table-cell office:value-type="float" office:value="4.4119364">
                <text:p>4.41193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.461809">
                <text:p>16.461809</text:p>
              </table:table-cell>
              <table:table-cell office:value-type="float" office:value="6.503968">
                <text:p>6.5039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.4692786">
                <text:p>16.4692786</text:p>
              </table:table-cell>
              <table:table-cell office:value-type="float" office:value="5.5988092">
                <text:p>5.59880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.4805931">
                <text:p>16.4805931</text:p>
              </table:table-cell>
              <table:table-cell office:value-type="float" office:value="5.5429844">
                <text:p>5.54298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.4847331">
                <text:p>16.4847331</text:p>
              </table:table-cell>
              <table:table-cell office:value-type="float" office:value="6.8619176">
                <text:p>6.86191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.4969217">
                <text:p>16.4969217</text:p>
              </table:table-cell>
              <table:table-cell office:value-type="float" office:value="6.0652717">
                <text:p>6.06527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.4985056">
                <text:p>16.4985056</text:p>
              </table:table-cell>
              <table:table-cell office:value-type="float" office:value="6.3570919">
                <text:p>6.35709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.5320982">
                <text:p>16.5320982</text:p>
              </table:table-cell>
              <table:table-cell office:value-type="float" office:value="5.6682572">
                <text:p>5.66825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.5325662">
                <text:p>16.5325662</text:p>
              </table:table-cell>
              <table:table-cell office:value-type="float" office:value="6.0062915">
                <text:p>6.00629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.5548597">
                <text:p>16.5548597</text:p>
              </table:table-cell>
              <table:table-cell office:value-type="float" office:value="6.2090954">
                <text:p>6.20909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.5611518">
                <text:p>16.5611518</text:p>
              </table:table-cell>
              <table:table-cell office:value-type="float" office:value="5.7481672">
                <text:p>5.74816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.5670843">
                <text:p>16.5670843</text:p>
              </table:table-cell>
              <table:table-cell office:value-type="float" office:value="5.8112007">
                <text:p>5.81120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.5838406">
                <text:p>16.5838406</text:p>
              </table:table-cell>
              <table:table-cell office:value-type="float" office:value="5.759842">
                <text:p>5.7598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.5868052">
                <text:p>16.5868052</text:p>
              </table:table-cell>
              <table:table-cell office:value-type="float" office:value="6.5395727">
                <text:p>6.53957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5921042">
                <text:p>16.5921042</text:p>
              </table:table-cell>
              <table:table-cell office:value-type="float" office:value="7.206102">
                <text:p>7.2061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.6046949">
                <text:p>16.6046949</text:p>
              </table:table-cell>
              <table:table-cell office:value-type="float" office:value="5.5901633">
                <text:p>5.59016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.6051595">
                <text:p>16.6051595</text:p>
              </table:table-cell>
              <table:table-cell office:value-type="float" office:value="6.6645711">
                <text:p>6.66457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.6161961">
                <text:p>16.6161961</text:p>
              </table:table-cell>
              <table:table-cell office:value-type="float" office:value="5.319203">
                <text:p>5.3192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.6189855">
                <text:p>16.6189855</text:p>
              </table:table-cell>
              <table:table-cell office:value-type="float" office:value="5.7316821">
                <text:p>5.73168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.6209123">
                <text:p>16.6209123</text:p>
              </table:table-cell>
              <table:table-cell office:value-type="float" office:value="5.9856376">
                <text:p>5.98563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.6250347">
                <text:p>16.6250347</text:p>
              </table:table-cell>
              <table:table-cell office:value-type="float" office:value="4.3085532">
                <text:p>4.30855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.625579">
                <text:p>16.625579</text:p>
              </table:table-cell>
              <table:table-cell office:value-type="float" office:value="6.2055917">
                <text:p>6.20559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6271871">
                <text:p>16.6271871</text:p>
              </table:table-cell>
              <table:table-cell office:value-type="float" office:value="5.7437913">
                <text:p>5.7437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6285764">
                <text:p>16.6285764</text:p>
              </table:table-cell>
              <table:table-cell office:value-type="float" office:value="4.8219988">
                <text:p>4.82199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.6663073">
                <text:p>16.6663073</text:p>
              </table:table-cell>
              <table:table-cell office:value-type="float" office:value="6.3227746">
                <text:p>6.32277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.6665266">
                <text:p>16.6665266</text:p>
              </table:table-cell>
              <table:table-cell office:value-type="float" office:value="5.6274364">
                <text:p>5.6274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.6726316">
                <text:p>16.6726316</text:p>
              </table:table-cell>
              <table:table-cell office:value-type="float" office:value="6.0194691">
                <text:p>6.01946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.7007716">
                <text:p>16.7007716</text:p>
              </table:table-cell>
              <table:table-cell office:value-type="float" office:value="4.1077701">
                <text:p>4.10777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.7044192">
                <text:p>16.7044192</text:p>
              </table:table-cell>
              <table:table-cell office:value-type="float" office:value="6.6476508">
                <text:p>6.64765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7237199">
                <text:p>16.7237199</text:p>
              </table:table-cell>
              <table:table-cell office:value-type="float" office:value="5.6511523">
                <text:p>5.65115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7320443">
                <text:p>16.7320443</text:p>
              </table:table-cell>
              <table:table-cell office:value-type="float" office:value="6.9970129">
                <text:p>6.99701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7376574">
                <text:p>16.7376574</text:p>
              </table:table-cell>
              <table:table-cell office:value-type="float" office:value="5.4938248">
                <text:p>5.49382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7400204">
                <text:p>16.7400204</text:p>
              </table:table-cell>
              <table:table-cell office:value-type="float" office:value="7.0239482">
                <text:p>7.02394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7402104">
                <text:p>16.7402104</text:p>
              </table:table-cell>
              <table:table-cell office:value-type="float" office:value="7.090354">
                <text:p>7.0903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745386">
                <text:p>16.745386</text:p>
              </table:table-cell>
              <table:table-cell office:value-type="float" office:value="5.1826491">
                <text:p>5.18264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7474598">
                <text:p>16.7474598</text:p>
              </table:table-cell>
              <table:table-cell office:value-type="float" office:value="5.6713335">
                <text:p>5.67133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7522963">
                <text:p>16.7522963</text:p>
              </table:table-cell>
              <table:table-cell office:value-type="float" office:value="6.4882645">
                <text:p>6.48826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7617391">
                <text:p>16.7617391</text:p>
              </table:table-cell>
              <table:table-cell office:value-type="float" office:value="5.9251451">
                <text:p>5.92514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7695175">
                <text:p>16.7695175</text:p>
              </table:table-cell>
              <table:table-cell office:value-type="float" office:value="5.8054985">
                <text:p>5.80549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7720605">
                <text:p>16.7720605</text:p>
              </table:table-cell>
              <table:table-cell office:value-type="float" office:value="5.7157579">
                <text:p>5.71575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7757201">
                <text:p>16.7757201</text:p>
              </table:table-cell>
              <table:table-cell office:value-type="float" office:value="6.8201551">
                <text:p>6.82015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7773972">
                <text:p>16.7773972</text:p>
              </table:table-cell>
              <table:table-cell office:value-type="float" office:value="6.6566786">
                <text:p>6.65667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7826774">
                <text:p>16.7826774</text:p>
              </table:table-cell>
              <table:table-cell office:value-type="float" office:value="6.3242841">
                <text:p>6.32428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7833078">
                <text:p>16.7833078</text:p>
              </table:table-cell>
              <table:table-cell office:value-type="float" office:value="7.1598159">
                <text:p>7.15981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7958122">
                <text:p>16.7958122</text:p>
              </table:table-cell>
              <table:table-cell office:value-type="float" office:value="6.8710515">
                <text:p>6.87105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7973669">
                <text:p>16.7973669</text:p>
              </table:table-cell>
              <table:table-cell office:value-type="float" office:value="6.1534908">
                <text:p>6.15349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802202">
                <text:p>16.802202</text:p>
              </table:table-cell>
              <table:table-cell office:value-type="float" office:value="5.6466491">
                <text:p>5.64664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8041795">
                <text:p>16.8041795</text:p>
              </table:table-cell>
              <table:table-cell office:value-type="float" office:value="5.2350657">
                <text:p>5.23506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814262">
                <text:p>16.814262</text:p>
              </table:table-cell>
              <table:table-cell office:value-type="float" office:value="6.3123261">
                <text:p>6.31232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8347074">
                <text:p>16.8347074</text:p>
              </table:table-cell>
              <table:table-cell office:value-type="float" office:value="6.4426707">
                <text:p>6.44267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8482108">
                <text:p>16.8482108</text:p>
              </table:table-cell>
              <table:table-cell office:value-type="float" office:value="5.6889466">
                <text:p>5.68894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8508635">
                <text:p>16.8508635</text:p>
              </table:table-cell>
              <table:table-cell office:value-type="float" office:value="5.7126346">
                <text:p>5.71263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9095391">
                <text:p>16.9095391</text:p>
              </table:table-cell>
              <table:table-cell office:value-type="float" office:value="5.8066076">
                <text:p>5.80660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9194906">
                <text:p>16.9194906</text:p>
              </table:table-cell>
              <table:table-cell office:value-type="float" office:value="5.9444504">
                <text:p>5.94445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9313234">
                <text:p>16.9313234</text:p>
              </table:table-cell>
              <table:table-cell office:value-type="float" office:value="6.1501724">
                <text:p>6.15017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9401333">
                <text:p>16.9401333</text:p>
              </table:table-cell>
              <table:table-cell office:value-type="float" office:value="5.2073461">
                <text:p>5.20734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955393">
                <text:p>16.955393</text:p>
              </table:table-cell>
              <table:table-cell office:value-type="float" office:value="6.7523493">
                <text:p>6.75234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596781">
                <text:p>16.9596781</text:p>
              </table:table-cell>
              <table:table-cell office:value-type="float" office:value="7.0083194">
                <text:p>7.00831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626593">
                <text:p>16.9626593</text:p>
              </table:table-cell>
              <table:table-cell office:value-type="float" office:value="5.5295253">
                <text:p>5.52952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89279">
                <text:p>16.989279</text:p>
              </table:table-cell>
              <table:table-cell office:value-type="float" office:value="6.7053831">
                <text:p>6.70538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084375">
                <text:p>17.0084375</text:p>
              </table:table-cell>
              <table:table-cell office:value-type="float" office:value="5.0899104">
                <text:p>5.08991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094146">
                <text:p>17.0094146</text:p>
              </table:table-cell>
              <table:table-cell office:value-type="float" office:value="6.7064432">
                <text:p>6.70644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339575">
                <text:p>17.0339575</text:p>
              </table:table-cell>
              <table:table-cell office:value-type="float" office:value="6.2891356">
                <text:p>6.28913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0374688">
                <text:p>17.0374688</text:p>
              </table:table-cell>
              <table:table-cell office:value-type="float" office:value="6.0819035">
                <text:p>6.08190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0672972">
                <text:p>17.0672972</text:p>
              </table:table-cell>
              <table:table-cell office:value-type="float" office:value="5.8475689">
                <text:p>5.84756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0814923">
                <text:p>17.0814923</text:p>
              </table:table-cell>
              <table:table-cell office:value-type="float" office:value="6.1043399">
                <text:p>6.10433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0924746">
                <text:p>17.0924746</text:p>
              </table:table-cell>
              <table:table-cell office:value-type="float" office:value="4.2489385">
                <text:p>4.24893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0982488">
                <text:p>17.0982488</text:p>
              </table:table-cell>
              <table:table-cell office:value-type="float" office:value="5.4440123">
                <text:p>5.44401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1228396">
                <text:p>17.1228396</text:p>
              </table:table-cell>
              <table:table-cell office:value-type="float" office:value="6.1050115">
                <text:p>6.10501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1370332">
                <text:p>17.1370332</text:p>
              </table:table-cell>
              <table:table-cell office:value-type="float" office:value="6.4406769">
                <text:p>6.44067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1393302">
                <text:p>17.1393302</text:p>
              </table:table-cell>
              <table:table-cell office:value-type="float" office:value="5.5966624">
                <text:p>5.59666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152134">
                <text:p>17.152134</text:p>
              </table:table-cell>
              <table:table-cell office:value-type="float" office:value="6.467598">
                <text:p>6.4675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1695585">
                <text:p>17.1695585</text:p>
              </table:table-cell>
              <table:table-cell office:value-type="float" office:value="5.0872025">
                <text:p>5.08720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2277044">
                <text:p>17.2277044</text:p>
              </table:table-cell>
              <table:table-cell office:value-type="float" office:value="5.2290301">
                <text:p>5.22903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2426225">
                <text:p>17.2426225</text:p>
              </table:table-cell>
              <table:table-cell office:value-type="float" office:value="4.9569577">
                <text:p>4.95695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2447782">
                <text:p>17.2447782</text:p>
              </table:table-cell>
              <table:table-cell office:value-type="float" office:value="5.4957055">
                <text:p>5.49570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2702544">
                <text:p>17.2702544</text:p>
              </table:table-cell>
              <table:table-cell office:value-type="float" office:value="6.2560877">
                <text:p>6.25608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3015272">
                <text:p>17.3015272</text:p>
              </table:table-cell>
              <table:table-cell office:value-type="float" office:value="6.5966746">
                <text:p>6.59667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3202636">
                <text:p>17.3202636</text:p>
              </table:table-cell>
              <table:table-cell office:value-type="float" office:value="5.4541038">
                <text:p>5.45410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3241206">
                <text:p>17.3241206</text:p>
              </table:table-cell>
              <table:table-cell office:value-type="float" office:value="6.064755">
                <text:p>6.0647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3512839">
                <text:p>17.3512839</text:p>
              </table:table-cell>
              <table:table-cell office:value-type="float" office:value="5.606027">
                <text:p>5.6060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3733619">
                <text:p>17.3733619</text:p>
              </table:table-cell>
              <table:table-cell office:value-type="float" office:value="6.510681">
                <text:p>6.5106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3843376">
                <text:p>17.3843376</text:p>
              </table:table-cell>
              <table:table-cell office:value-type="float" office:value="5.6622421">
                <text:p>5.66224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3977049">
                <text:p>17.3977049</text:p>
              </table:table-cell>
              <table:table-cell office:value-type="float" office:value="5.6402828">
                <text:p>5.64028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615898">
                <text:p>17.615898</text:p>
              </table:table-cell>
              <table:table-cell office:value-type="float" office:value="6.8921327">
                <text:p>6.89213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6562403">
                <text:p>17.6562403</text:p>
              </table:table-cell>
              <table:table-cell office:value-type="float" office:value="5.0977777">
                <text:p>5.09777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6860248">
                <text:p>17.6860248</text:p>
              </table:table-cell>
              <table:table-cell office:value-type="float" office:value="5.905828">
                <text:p>5.9058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.1424701">
                <text:p>18.1424701</text:p>
              </table:table-cell>
              <table:table-cell office:value-type="float" office:value="6.1934274">
                <text:p>6.19342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.2993741">
                <text:p>18.2993741</text:p>
              </table:table-cell>
              <table:table-cell office:value-type="float" office:value="16.3982575">
                <text:p>16.39825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.4870432">
                <text:p>18.4870432</text:p>
              </table:table-cell>
              <table:table-cell office:value-type="float" office:value="16.1180045">
                <text:p>16.11800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8057682">
                <text:p>18.8057682</text:p>
              </table:table-cell>
              <table:table-cell office:value-type="float" office:value="16.3915507">
                <text:p>16.39155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8246236">
                <text:p>18.8246236</text:p>
              </table:table-cell>
              <table:table-cell office:value-type="float" office:value="17.8019608">
                <text:p>17.80196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8538051">
                <text:p>18.8538051</text:p>
              </table:table-cell>
              <table:table-cell office:value-type="float" office:value="16.5304411">
                <text:p>16.53044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919261">
                <text:p>18.919261</text:p>
              </table:table-cell>
              <table:table-cell office:value-type="float" office:value="16.5663019">
                <text:p>16.56630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.0034655">
                <text:p>19.0034655</text:p>
              </table:table-cell>
              <table:table-cell office:value-type="float" office:value="16.8794601">
                <text:p>16.87946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.0546345">
                <text:p>19.0546345</text:p>
              </table:table-cell>
              <table:table-cell office:value-type="float" office:value="15.2316164">
                <text:p>15.23161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.0922073">
                <text:p>19.0922073</text:p>
              </table:table-cell>
              <table:table-cell office:value-type="float" office:value="17.9816054">
                <text:p>17.98160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.1255734">
                <text:p>19.1255734</text:p>
              </table:table-cell>
              <table:table-cell office:value-type="float" office:value="15.9076626">
                <text:p>15.90766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.1428305">
                <text:p>19.1428305</text:p>
              </table:table-cell>
              <table:table-cell office:value-type="float" office:value="16.5880546">
                <text:p>16.58805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.3052398">
                <text:p>19.3052398</text:p>
              </table:table-cell>
              <table:table-cell office:value-type="float" office:value="16.3304707">
                <text:p>16.33047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.3090097">
                <text:p>19.3090097</text:p>
              </table:table-cell>
              <table:table-cell office:value-type="float" office:value="17.9634626">
                <text:p>17.96346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.379703">
                <text:p>19.379703</text:p>
              </table:table-cell>
              <table:table-cell office:value-type="float" office:value="17.2832523">
                <text:p>17.28325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3816706">
                <text:p>19.3816706</text:p>
              </table:table-cell>
              <table:table-cell office:value-type="float" office:value="17.41582">
                <text:p>17.415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3819517">
                <text:p>19.3819517</text:p>
              </table:table-cell>
              <table:table-cell office:value-type="float" office:value="17.0273675">
                <text:p>17.0273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4475552">
                <text:p>19.4475552</text:p>
              </table:table-cell>
              <table:table-cell office:value-type="float" office:value="17.8551056">
                <text:p>17.85510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4524463">
                <text:p>19.4524463</text:p>
              </table:table-cell>
              <table:table-cell office:value-type="float" office:value="14.961161">
                <text:p>14.9611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4947154">
                <text:p>19.4947154</text:p>
              </table:table-cell>
              <table:table-cell office:value-type="float" office:value="17.4774336">
                <text:p>17.47743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5120552">
                <text:p>19.5120552</text:p>
              </table:table-cell>
              <table:table-cell office:value-type="float" office:value="16.7562904">
                <text:p>16.75629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5281108">
                <text:p>19.5281108</text:p>
              </table:table-cell>
              <table:table-cell office:value-type="float" office:value="17.0583273">
                <text:p>17.05832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5371598">
                <text:p>19.5371598</text:p>
              </table:table-cell>
              <table:table-cell office:value-type="float" office:value="16.2105446">
                <text:p>16.21054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5812364">
                <text:p>19.5812364</text:p>
              </table:table-cell>
              <table:table-cell office:value-type="float" office:value="15.5435857">
                <text:p>15.54358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.5921417">
                <text:p>19.5921417</text:p>
              </table:table-cell>
              <table:table-cell office:value-type="float" office:value="15.7879701">
                <text:p>15.78797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.6219708">
                <text:p>19.6219708</text:p>
              </table:table-cell>
              <table:table-cell office:value-type="float" office:value="16.182546">
                <text:p>16.1825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.6483193">
                <text:p>19.6483193</text:p>
              </table:table-cell>
              <table:table-cell office:value-type="float" office:value="17.3441113">
                <text:p>17.34411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.661808">
                <text:p>19.661808</text:p>
              </table:table-cell>
              <table:table-cell office:value-type="float" office:value="16.0304124">
                <text:p>16.03041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.6663482">
                <text:p>19.6663482</text:p>
              </table:table-cell>
              <table:table-cell office:value-type="float" office:value="17.058437">
                <text:p>17.0584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.6915968">
                <text:p>19.6915968</text:p>
              </table:table-cell>
              <table:table-cell office:value-type="float" office:value="16.4360687">
                <text:p>16.436068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.7250087">
                <text:p>19.7250087</text:p>
              </table:table-cell>
              <table:table-cell office:value-type="float" office:value="17.2622311">
                <text:p>17.26223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.7548447">
                <text:p>19.7548447</text:p>
              </table:table-cell>
              <table:table-cell office:value-type="float" office:value="17.6817907">
                <text:p>17.68179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.8001238">
                <text:p>19.8001238</text:p>
              </table:table-cell>
              <table:table-cell office:value-type="float" office:value="16.7079914">
                <text:p>16.70799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8223053">
                <text:p>19.8223053</text:p>
              </table:table-cell>
              <table:table-cell office:value-type="float" office:value="17.3227511">
                <text:p>17.32275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8690634">
                <text:p>19.8690634</text:p>
              </table:table-cell>
              <table:table-cell office:value-type="float" office:value="18.6805014">
                <text:p>18.68050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876831">
                <text:p>19.876831</text:p>
              </table:table-cell>
              <table:table-cell office:value-type="float" office:value="16.4474603">
                <text:p>16.44746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8838803">
                <text:p>19.8838803</text:p>
              </table:table-cell>
              <table:table-cell office:value-type="float" office:value="17.095006">
                <text:p>17.0950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8872491">
                <text:p>19.8872491</text:p>
              </table:table-cell>
              <table:table-cell office:value-type="float" office:value="18.4332124">
                <text:p>18.43321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8878128">
                <text:p>19.8878128</text:p>
              </table:table-cell>
              <table:table-cell office:value-type="float" office:value="17.2850728">
                <text:p>17.28507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8996498">
                <text:p>19.8996498</text:p>
              </table:table-cell>
              <table:table-cell office:value-type="float" office:value="16.65448">
                <text:p>16.654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9052404">
                <text:p>19.9052404</text:p>
              </table:table-cell>
              <table:table-cell office:value-type="float" office:value="17.7242744">
                <text:p>17.72427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9182905">
                <text:p>19.9182905</text:p>
              </table:table-cell>
              <table:table-cell office:value-type="float" office:value="17.8951603">
                <text:p>17.89516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9469936">
                <text:p>19.9469936</text:p>
              </table:table-cell>
              <table:table-cell office:value-type="float" office:value="17.5517894">
                <text:p>17.55178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.0024964">
                <text:p>20.0024964</text:p>
              </table:table-cell>
              <table:table-cell office:value-type="float" office:value="17.2429561">
                <text:p>17.24295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.0404259">
                <text:p>20.0404259</text:p>
              </table:table-cell>
              <table:table-cell office:value-type="float" office:value="18.0485887">
                <text:p>18.04858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.0821943">
                <text:p>20.0821943</text:p>
              </table:table-cell>
              <table:table-cell office:value-type="float" office:value="17.4947307">
                <text:p>17.49473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.0826937">
                <text:p>20.0826937</text:p>
              </table:table-cell>
              <table:table-cell office:value-type="float" office:value="18.144636">
                <text:p>18.1446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.0896269">
                <text:p>20.0896269</text:p>
              </table:table-cell>
              <table:table-cell office:value-type="float" office:value="17.3076776">
                <text:p>17.30767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.0926634">
                <text:p>20.0926634</text:p>
              </table:table-cell>
              <table:table-cell office:value-type="float" office:value="17.682574">
                <text:p>17.6825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.0992645">
                <text:p>20.0992645</text:p>
              </table:table-cell>
              <table:table-cell office:value-type="float" office:value="17.3928487">
                <text:p>17.392848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.1015286">
                <text:p>20.1015286</text:p>
              </table:table-cell>
              <table:table-cell office:value-type="float" office:value="17.9381318">
                <text:p>17.93813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.1133897">
                <text:p>20.1133897</text:p>
              </table:table-cell>
              <table:table-cell office:value-type="float" office:value="17.3153227">
                <text:p>17.31532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.1261461">
                <text:p>20.1261461</text:p>
              </table:table-cell>
              <table:table-cell office:value-type="float" office:value="18.5049258">
                <text:p>18.50492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.1328325">
                <text:p>20.1328325</text:p>
              </table:table-cell>
              <table:table-cell office:value-type="float" office:value="17.7384213">
                <text:p>17.73842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.1812114">
                <text:p>20.1812114</text:p>
              </table:table-cell>
              <table:table-cell office:value-type="float" office:value="17.3561566">
                <text:p>17.35615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.1825844">
                <text:p>20.1825844</text:p>
              </table:table-cell>
              <table:table-cell office:value-type="float" office:value="16.7057067">
                <text:p>16.70570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.2035015">
                <text:p>20.2035015</text:p>
              </table:table-cell>
              <table:table-cell office:value-type="float" office:value="17.5503994">
                <text:p>17.55039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.2344278">
                <text:p>20.2344278</text:p>
              </table:table-cell>
              <table:table-cell office:value-type="float" office:value="17.6565793">
                <text:p>17.65657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.2458611">
                <text:p>20.2458611</text:p>
              </table:table-cell>
              <table:table-cell office:value-type="float" office:value="16.8823534">
                <text:p>16.882353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.250095">
                <text:p>20.250095</text:p>
              </table:table-cell>
              <table:table-cell office:value-type="float" office:value="17.3104299">
                <text:p>17.31042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.2561746">
                <text:p>20.2561746</text:p>
              </table:table-cell>
              <table:table-cell office:value-type="float" office:value="16.5543007">
                <text:p>16.55430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.2564411">
                <text:p>20.2564411</text:p>
              </table:table-cell>
              <table:table-cell office:value-type="float" office:value="18.2072226">
                <text:p>18.20722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.2620414">
                <text:p>20.2620414</text:p>
              </table:table-cell>
              <table:table-cell office:value-type="float" office:value="17.2655053">
                <text:p>17.26550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2662755">
                <text:p>20.2662755</text:p>
              </table:table-cell>
              <table:table-cell office:value-type="float" office:value="17.9276932">
                <text:p>17.92769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2826333">
                <text:p>20.2826333</text:p>
              </table:table-cell>
              <table:table-cell office:value-type="float" office:value="16.5312086">
                <text:p>16.53120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2846939">
                <text:p>20.2846939</text:p>
              </table:table-cell>
              <table:table-cell office:value-type="float" office:value="18.5083557">
                <text:p>18.50835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3299047">
                <text:p>20.3299047</text:p>
              </table:table-cell>
              <table:table-cell office:value-type="float" office:value="17.2333997">
                <text:p>17.23339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354679">
                <text:p>20.354679</text:p>
              </table:table-cell>
              <table:table-cell office:value-type="float" office:value="17.2788427">
                <text:p>17.27884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3826743">
                <text:p>20.3826743</text:p>
              </table:table-cell>
              <table:table-cell office:value-type="float" office:value="16.2739837">
                <text:p>16.27398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3890791">
                <text:p>20.3890791</text:p>
              </table:table-cell>
              <table:table-cell office:value-type="float" office:value="18.0347192">
                <text:p>18.03471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389358">
                <text:p>20.389358</text:p>
              </table:table-cell>
              <table:table-cell office:value-type="float" office:value="18.1018106">
                <text:p>18.10181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3960814">
                <text:p>20.3960814</text:p>
              </table:table-cell>
              <table:table-cell office:value-type="float" office:value="15.901852">
                <text:p>15.9018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4390394">
                <text:p>20.4390394</text:p>
              </table:table-cell>
              <table:table-cell office:value-type="float" office:value="17.2582777">
                <text:p>17.25827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4440169">
                <text:p>20.4440169</text:p>
              </table:table-cell>
              <table:table-cell office:value-type="float" office:value="17.409064">
                <text:p>17.4090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4859017">
                <text:p>20.4859017</text:p>
              </table:table-cell>
              <table:table-cell office:value-type="float" office:value="16.0114254">
                <text:p>16.01142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5866967">
                <text:p>20.5866967</text:p>
              </table:table-cell>
              <table:table-cell office:value-type="float" office:value="17.2040237">
                <text:p>17.20402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6205011">
                <text:p>20.6205011</text:p>
              </table:table-cell>
              <table:table-cell office:value-type="float" office:value="17.3560551">
                <text:p>17.35605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6366838">
                <text:p>20.6366838</text:p>
              </table:table-cell>
              <table:table-cell office:value-type="float" office:value="18.6631106">
                <text:p>18.663110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6718086">
                <text:p>20.6718086</text:p>
              </table:table-cell>
              <table:table-cell office:value-type="float" office:value="18.3720135">
                <text:p>18.37201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6876349">
                <text:p>20.6876349</text:p>
              </table:table-cell>
              <table:table-cell office:value-type="float" office:value="17.4476898">
                <text:p>17.44768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695029">
                <text:p>20.695029</text:p>
              </table:table-cell>
              <table:table-cell office:value-type="float" office:value="16.499886">
                <text:p>16.4998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7003655">
                <text:p>20.7003655</text:p>
              </table:table-cell>
              <table:table-cell office:value-type="float" office:value="16.7245417">
                <text:p>16.72454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7215676">
                <text:p>20.7215676</text:p>
              </table:table-cell>
              <table:table-cell office:value-type="float" office:value="18.3115575">
                <text:p>18.31155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7236568">
                <text:p>20.7236568</text:p>
              </table:table-cell>
              <table:table-cell office:value-type="float" office:value="16.6919533">
                <text:p>16.69195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659092">
                <text:p>20.7659092</text:p>
              </table:table-cell>
              <table:table-cell office:value-type="float" office:value="17.6099434">
                <text:p>17.60994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866818">
                <text:p>20.7866818</text:p>
              </table:table-cell>
              <table:table-cell office:value-type="float" office:value="17.9678618">
                <text:p>17.96786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929517">
                <text:p>20.7929517</text:p>
              </table:table-cell>
              <table:table-cell office:value-type="float" office:value="18.0419739">
                <text:p>18.04197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7974548">
                <text:p>20.7974548</text:p>
              </table:table-cell>
              <table:table-cell office:value-type="float" office:value="17.5811887">
                <text:p>17.58118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219698">
                <text:p>20.8219698</text:p>
              </table:table-cell>
              <table:table-cell office:value-type="float" office:value="17.5649223">
                <text:p>17.56492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239534">
                <text:p>20.8239534</text:p>
              </table:table-cell>
              <table:table-cell office:value-type="float" office:value="16.6767031">
                <text:p>16.67670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8435609">
                <text:p>20.8435609</text:p>
              </table:table-cell>
              <table:table-cell office:value-type="float" office:value="16.6041958">
                <text:p>16.60419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8599689">
                <text:p>20.8599689</text:p>
              </table:table-cell>
              <table:table-cell office:value-type="float" office:value="17.3534611">
                <text:p>17.35346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8884099">
                <text:p>20.8884099</text:p>
              </table:table-cell>
              <table:table-cell office:value-type="float" office:value="17.6411358">
                <text:p>17.64113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.9138485">
                <text:p>20.9138485</text:p>
              </table:table-cell>
              <table:table-cell office:value-type="float" office:value="16.085619">
                <text:p>16.0856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.9854186">
                <text:p>20.9854186</text:p>
              </table:table-cell>
              <table:table-cell office:value-type="float" office:value="16.9499697">
                <text:p>16.94996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0422732">
                <text:p>21.0422732</text:p>
              </table:table-cell>
              <table:table-cell office:value-type="float" office:value="17.535832">
                <text:p>17.5358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0550971">
                <text:p>21.0550971</text:p>
              </table:table-cell>
              <table:table-cell office:value-type="float" office:value="17.1468288">
                <text:p>17.146828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288477">
                <text:p>21.1288477</text:p>
              </table:table-cell>
              <table:table-cell office:value-type="float" office:value="16.6699064">
                <text:p>16.66990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369065">
                <text:p>21.1369065</text:p>
              </table:table-cell>
              <table:table-cell office:value-type="float" office:value="16.232801">
                <text:p>16.2328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6362991">
                <text:p>21.6362991</text:p>
              </table:table-cell>
              <table:table-cell office:value-type="float" office:value="17.1388711">
                <text:p>17.13887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6542349">
                <text:p>21.6542349</text:p>
              </table:table-cell>
              <table:table-cell office:value-type="float" office:value="17.2353111">
                <text:p>17.23531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6622414">
                <text:p>21.6622414</text:p>
              </table:table-cell>
              <table:table-cell office:value-type="float" office:value="17.0696865">
                <text:p>17.06968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7569622">
                <text:p>21.7569622</text:p>
              </table:table-cell>
              <table:table-cell office:value-type="float" office:value="17.1859752">
                <text:p>17.1859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